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6D00000C54500000E0BC683FB34DF2CE92E.emf" manifest:media-type="image/x-emf"/>
  <manifest:file-entry manifest:full-path="Pictures/1000000100000952000000AA7CBCF4E8CCA0FF5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7"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style:style>
    <style:style style:name="P1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style:font-weight-complex="bold"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fo:hyphenate="true" fo:hyphenation-remain-char-count="2" fo:hyphenation-push-char-count="2" loext:hyphenation-no-caps="false"/>
    </style:style>
    <style:style style:name="P1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1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1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2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1"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2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1" fo:hyphenate="true" fo:hyphenation-remain-char-count="2" fo:hyphenation-push-char-count="2" loext:hyphenation-no-caps="false"/>
    </style:style>
    <style:style style:name="P24"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1" fo:hyphenate="true" fo:hyphenation-remain-char-count="2" fo:hyphenation-push-char-count="2" loext:hyphenation-no-caps="false"/>
    </style:style>
    <style:style style:name="P27"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2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2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3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3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33"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34"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3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3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3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style:style>
    <style:style style:name="P4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style:style>
    <style:style style:name="P4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4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4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4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46"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4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51"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52"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false"/>
    </style:style>
    <style:style style:name="P53"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style:style>
    <style:style style:name="P54"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font-weight-asian="bold" style:font-name-complex="Times New Roman1" fo:hyphenate="true" fo:hyphenation-remain-char-count="2" fo:hyphenation-push-char-count="2" loext:hyphenation-no-caps="false"/>
    </style:style>
    <style:style style:name="P5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5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7"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bold"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8"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6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6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6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6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6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6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70"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71"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7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7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7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7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8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8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8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style:style>
    <style:style style:name="P8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8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8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style:font-size-asian="12pt" style:font-name-complex="Times New Roman1" fo:hyphenate="true" fo:hyphenation-remain-char-count="2" fo:hyphenation-push-char-count="2" loext:hyphenation-no-caps="false"/>
    </style:style>
    <style:style style:name="P8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8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0"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1"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9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9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9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9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96"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97"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8"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10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10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10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10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10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10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10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10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Times New Roman"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12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12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3pt" fo:language="la" fo:country="VA" fo:font-weight="bold"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38" style:family="paragraph" style:parent-style-name="Table_20_Contents">
      <loext:graphic-properties draw:fill-gradient-name="gradient" draw:fill-hatch-name="hatch"/>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13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4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15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style:style>
    <style:style style:name="P15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15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5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15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919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5"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6"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58"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5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0"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style:style>
    <style:style style:name="P161"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style:style>
    <style:style style:name="P162"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163"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6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16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officeooo:paragraph-rsid="002185b8" fo:hyphenate="true" fo:hyphenation-remain-char-count="2" fo:hyphenation-push-char-count="2" loext:hyphenation-no-caps="false"/>
    </style:style>
    <style:style style:name="P16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16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16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6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7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style:font-size-asian="12pt" style:font-name-complex="Times New Roman1" fo:hyphenate="true" fo:hyphenation-remain-char-count="2" fo:hyphenation-push-char-count="2" loext:hyphenation-no-caps="false"/>
    </style:style>
    <style:style style:name="P17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7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style:style>
    <style:style style:name="P17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17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17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17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17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78"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179"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80"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81"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182"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18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style:style>
    <style:style style:name="P194"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style:style>
    <style:style style:name="P195"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style:style>
    <style:style style:name="P196"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style:style>
    <style:style style:name="P197" style:family="paragraph" style:parent-style-name="Table_20_Contents">
      <loext:graphic-properties draw:fill-gradient-name="gradient" draw:fill-hatch-name="hatch"/>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style:style>
    <style:style style:name="P1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style:style>
    <style:style style:name="P2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style:style>
    <style:style style:name="P2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style:style>
    <style:style style:name="P2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style:style>
    <style:style style:name="P20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33509" style:font-size-asian="12pt" style:font-size-complex="12pt"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33682" style:font-size-asian="12pt" style:font-size-complex="12pt" fo:hyphenate="true" fo:hyphenation-remain-char-count="2" fo:hyphenation-push-char-count="2" loext:hyphenation-no-caps="false"/>
    </style:style>
    <style:style style:name="P2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21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style:style>
    <style:style style:name="P21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style:style>
    <style:style style:name="P2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style:style>
    <style:style style:name="P2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style:style>
    <style:style style:name="P2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style:style>
    <style:style style:name="P22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style:style>
    <style:style style:name="P22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style:style>
    <style:style style:name="P2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style:style>
    <style:style style:name="P22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2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style:style>
    <style:style style:name="P23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24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style:style>
    <style:style style:name="P2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24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52ee" officeooo:paragraph-rsid="002e52ee" style:font-size-asian="12pt" style:font-size-complex="12pt" fo:hyphenate="true" fo:hyphenation-remain-char-count="2" fo:hyphenation-push-char-count="2" loext:hyphenation-no-caps="false"/>
    </style:style>
    <style:style style:name="P24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style:style>
    <style:style style:name="P2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8e204" style:font-size-asian="12pt" fo:hyphenate="true" fo:hyphenation-remain-char-count="2" fo:hyphenation-push-char-count="2" loext:hyphenation-no-caps="false"/>
    </style:style>
    <style:style style:name="P24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false"/>
    </style:style>
    <style:style style:name="P2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2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5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25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25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25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2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a5f8a" officeooo:paragraph-rsid="002a5f8a" style:font-size-asian="12pt" style:font-style-asian="normal" style:font-size-complex="12pt" style:font-style-complex="normal" fo:hyphenate="true" fo:hyphenation-remain-char-count="2" fo:hyphenation-push-char-count="2" loext:hyphenation-no-caps="false"/>
    </style:style>
    <style:style style:name="P2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2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2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26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officeooo:paragraph-rsid="001db3ab" fo:hyphenate="true" fo:hyphenation-remain-char-count="2" fo:hyphenation-push-char-count="2" loext:hyphenation-no-caps="false"/>
    </style:style>
    <style:style style:name="P26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style:style>
    <style:style style:name="P26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false"/>
    </style:style>
    <style:style style:name="P2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7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8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2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9e739f" style:font-size-asian="12pt" style:language-asian="zh" style:country-asian="CN" style:font-size-complex="12pt" style:language-complex="hi" style:country-complex="IN"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9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9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96"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style:style>
    <style:style style:name="P29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30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30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30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30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3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0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e739f" fo:hyphenate="true" fo:hyphenation-remain-char-count="2" fo:hyphenation-push-char-count="2" loext:hyphenation-no-caps="false"/>
    </style:style>
    <style:style style:name="P31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3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31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style:style>
    <style:style style:name="P3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style:style>
    <style:style style:name="P3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style:font-size-asian="12pt" style:font-size-complex="12pt" fo:hyphenate="true" fo:hyphenation-remain-char-count="2" fo:hyphenation-push-char-count="2" loext:hyphenation-no-caps="false"/>
    </style:style>
    <style:style style:name="P32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9df912" style:font-size-asian="12pt" style:font-size-complex="12pt" fo:hyphenate="true" fo:hyphenation-remain-char-count="2" fo:hyphenation-push-char-count="2" loext:hyphenation-no-caps="false"/>
    </style:style>
    <style:style style:name="P3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cc68dd" style:font-size-asian="12pt" style:font-size-complex="12pt" fo:hyphenate="true" fo:hyphenation-remain-char-count="2" fo:hyphenation-push-char-count="2" loext:hyphenation-no-caps="false"/>
    </style:style>
    <style:style style:name="P3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3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32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26"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32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32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officeooo:rsid="005b91e6"/>
    </style:style>
    <style:style style:name="T16" style:family="text">
      <style:text-properties style:use-window-font-color="true" loext:opacity="0%" officeooo:rsid="005d5038"/>
    </style:style>
    <style:style style:name="T17" style:family="text">
      <style:text-properties style:use-window-font-color="true" loext:opacity="0%" fo:font-size="12pt" fo:language="cs" fo:country="CZ" officeooo:rsid="001f6983" style:font-size-asian="12pt" style:font-size-complex="12pt"/>
    </style:style>
    <style:style style:name="T18" style:family="text">
      <style:text-properties style:use-window-font-color="true" loext:opacity="0%" officeooo:rsid="0021d1ff"/>
    </style:style>
    <style:style style:name="T19"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20" style:family="text">
      <style:text-properties style:use-window-font-color="true" loext:opacity="0%" officeooo:rsid="009e3226"/>
    </style:style>
    <style:style style:name="T21" style:family="text">
      <style:text-properties officeooo:rsid="00922f62"/>
    </style:style>
    <style:style style:name="T22" style:family="text">
      <style:text-properties officeooo:rsid="00924205"/>
    </style:style>
    <style:style style:name="T23" style:family="text">
      <style:text-properties fo:color="#0000a8" loext:opacity="100%"/>
    </style:style>
    <style:style style:name="T24" style:family="text">
      <style:text-properties fo:font-style="italic" style:font-style-asian="italic" style:font-style-complex="italic"/>
    </style:style>
    <style:style style:name="T25" style:family="text">
      <style:text-properties fo:font-style="italic" officeooo:rsid="00924205" style:font-style-asian="italic" style:font-style-complex="italic"/>
    </style:style>
    <style:style style:name="T26" style:family="text">
      <style:text-properties fo:font-style="italic" officeooo:rsid="003a2221" style:font-style-asian="italic" style:font-style-complex="italic"/>
    </style:style>
    <style:style style:name="T27" style:family="text">
      <style:text-properties fo:font-style="italic" officeooo:rsid="0044a46c" style:font-style-asian="italic" style:font-style-complex="italic"/>
    </style:style>
    <style:style style:name="T28" style:family="text">
      <style:text-properties fo:font-style="italic" officeooo:rsid="01521924" style:font-style-asian="italic" style:font-style-complex="italic"/>
    </style:style>
    <style:style style:name="T29" style:family="text">
      <style:text-properties fo:font-style="italic" officeooo:rsid="0023c47c" style:font-style-asian="italic" style:font-style-complex="italic"/>
    </style:style>
    <style:style style:name="T30" style:family="text">
      <style:text-properties fo:font-style="italic" officeooo:rsid="002bf6aa" style:font-style-asian="italic" style:font-style-complex="italic"/>
    </style:style>
    <style:style style:name="T31" style:family="text">
      <style:text-properties fo:font-style="italic" officeooo:rsid="0034a97d" style:font-style-asian="italic" style:font-style-complex="italic"/>
    </style:style>
    <style:style style:name="T32" style:family="text">
      <style:text-properties fo:font-style="italic" officeooo:rsid="003ecf0a" style:font-style-asian="italic" style:font-style-complex="italic"/>
    </style:style>
    <style:style style:name="T33" style:family="text">
      <style:text-properties fo:font-style="italic" officeooo:rsid="004f4a0c" style:font-style-asian="italic" style:font-style-complex="italic"/>
    </style:style>
    <style:style style:name="T34" style:family="text">
      <style:text-properties fo:font-style="italic" officeooo:rsid="0050b519" style:font-style-asian="italic" style:font-style-complex="italic"/>
    </style:style>
    <style:style style:name="T35" style:family="text">
      <style:text-properties fo:font-style="italic" officeooo:rsid="0150c414" style:font-style-asian="italic" style:font-style-complex="italic"/>
    </style:style>
    <style:style style:name="T36" style:family="text">
      <style:text-properties fo:font-style="italic" officeooo:rsid="0158a9b9" style:font-style-asian="italic" style:font-style-complex="italic"/>
    </style:style>
    <style:style style:name="T37" style:family="text">
      <style:text-properties fo:font-style="italic" officeooo:rsid="0187bdf0" style:font-style-asian="italic" style:font-style-complex="italic"/>
    </style:style>
    <style:style style:name="T38" style:family="text">
      <style:text-properties fo:font-style="italic" officeooo:rsid="00b9af41" style:font-style-asian="italic" style:font-style-complex="italic"/>
    </style:style>
    <style:style style:name="T39" style:family="text">
      <style:text-properties fo:font-style="italic" officeooo:rsid="00303394" style:font-style-asian="italic" style:font-style-complex="italic"/>
    </style:style>
    <style:style style:name="T40" style:family="text">
      <style:text-properties fo:font-style="italic" officeooo:rsid="0064366a" style:font-style-asian="italic" style:font-style-complex="italic"/>
    </style:style>
    <style:style style:name="T41" style:family="text">
      <style:text-properties fo:font-style="italic" officeooo:rsid="00362dab" style:font-style-asian="italic" style:font-style-complex="italic"/>
    </style:style>
    <style:style style:name="T42" style:family="text">
      <style:text-properties fo:font-style="italic" officeooo:rsid="0065ca5c" style:font-style-asian="italic" style:font-style-complex="italic"/>
    </style:style>
    <style:style style:name="T43" style:family="text">
      <style:text-properties fo:font-style="italic" officeooo:rsid="010c395c" style:font-style-asian="italic" style:font-style-complex="italic"/>
    </style:style>
    <style:style style:name="T44" style:family="text">
      <style:text-properties fo:font-style="italic" officeooo:rsid="0061ba7a" style:font-style-asian="italic" style:font-style-complex="italic"/>
    </style:style>
    <style:style style:name="T45" style:family="text">
      <style:text-properties fo:font-style="italic" officeooo:rsid="0066f72b" style:font-style-asian="italic" style:font-style-complex="italic"/>
    </style:style>
    <style:style style:name="T46" style:family="text">
      <style:text-properties fo:font-style="italic" officeooo:rsid="0072a479" style:font-style-asian="italic" style:font-style-complex="italic"/>
    </style:style>
    <style:style style:name="T47" style:family="text">
      <style:text-properties fo:font-style="italic" officeooo:rsid="007c38c5" style:font-style-asian="italic" style:font-style-complex="italic"/>
    </style:style>
    <style:style style:name="T48" style:family="text">
      <style:text-properties fo:font-style="italic" officeooo:rsid="007dc819" style:font-style-asian="italic" style:font-style-complex="italic"/>
    </style:style>
    <style:style style:name="T49" style:family="text">
      <style:text-properties fo:font-style="italic" officeooo:rsid="0098e204" style:font-style-asian="italic" style:font-style-complex="italic"/>
    </style:style>
    <style:style style:name="T50" style:family="text">
      <style:text-properties fo:font-style="italic" officeooo:rsid="009e739f" style:font-style-asian="italic" style:font-size-complex="12pt" style:font-style-complex="italic"/>
    </style:style>
    <style:style style:name="T51" style:family="text">
      <style:text-properties fo:color="#000000" loext:opacity="100%" fo:font-size="12pt" fo:language="la" fo:country="VA" style:font-size-asian="12pt" style:language-asian="zh" style:country-asian="CN" style:font-size-complex="12pt" style:language-complex="hi" style:country-complex="IN"/>
    </style:style>
    <style:style style:name="T52"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53"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54"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55"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56"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57"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58"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59"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60"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61"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62"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63"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64"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65" style:family="text">
      <style:text-properties fo:color="#000000" loext:opacity="100%" fo:font-size="12pt" fo:language="la" fo:country="VA" officeooo:rsid="009e3226" style:font-size-asian="12pt" style:language-asian="zh" style:country-asian="CN" style:font-size-complex="12pt" style:language-complex="hi" style:country-complex="IN"/>
    </style:style>
    <style:style style:name="T66" style:family="text">
      <style:text-properties fo:color="#000000" loext:opacity="100%" fo:font-size="12pt" style:font-size-asian="12pt"/>
    </style:style>
    <style:style style:name="T67" style:family="text">
      <style:text-properties fo:color="#000000" loext:opacity="100%" fo:font-size="12pt" officeooo:rsid="00379f56" style:font-size-asian="12pt"/>
    </style:style>
    <style:style style:name="T68" style:family="text">
      <style:text-properties fo:color="#000000" loext:opacity="100%" fo:language="la" fo:country="VA" style:language-asian="zh" style:country-asian="CN" style:language-complex="hi" style:country-complex="IN"/>
    </style:style>
    <style:style style:name="T69" style:family="text">
      <style:text-properties fo:color="#000000" loext:opacity="100%" fo:language="la" fo:country="VA" officeooo:rsid="0030a648" style:language-asian="zh" style:country-asian="CN" style:language-complex="hi" style:country-complex="IN"/>
    </style:style>
    <style:style style:name="T70" style:family="text">
      <style:text-properties fo:color="#000000" loext:opacity="100%" fo:language="la" fo:country="VA" officeooo:rsid="004e7347" style:language-asian="zh" style:country-asian="CN" style:language-complex="hi" style:country-complex="IN"/>
    </style:style>
    <style:style style:name="T71"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72"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73"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74" style:family="text">
      <style:text-properties fo:color="#ff0000" loext:opacity="100%" fo:font-size="12pt" fo:language="la" fo:country="VA" style:font-size-asian="12pt" style:language-asian="zh" style:country-asian="CN" style:font-size-complex="12pt" style:language-complex="hi" style:country-complex="IN"/>
    </style:style>
    <style:style style:name="T75"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76"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77"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78"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79"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80" style:family="text">
      <style:text-properties fo:color="#ff0000" loext:opacity="100%" fo:font-size="12pt" fo:language="la" fo:country="VA" officeooo:rsid="0028b0db" style:font-size-asian="12pt" style:language-asian="zh" style:country-asian="CN" style:font-size-complex="12pt" style:language-complex="hi" style:country-complex="IN"/>
    </style:style>
    <style:style style:name="T81"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82"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83" style:family="text">
      <style:text-properties fo:color="#ff0000" loext:opacity="100%" fo:font-size="12pt" fo:language="la" fo:country="VA" officeooo:rsid="009e739f" style:font-size-asian="12pt" style:language-asian="zh" style:country-asian="CN" style:font-size-complex="12pt" style:language-complex="hi" style:country-complex="IN"/>
    </style:style>
    <style:style style:name="T84" style:family="text">
      <style:text-properties fo:color="#ff0000" loext:opacity="100%" fo:font-size="12pt" fo:language="la" fo:country="VA" officeooo:rsid="00a4872e" style:font-size-asian="12pt" style:language-asian="zh" style:country-asian="CN" style:font-size-complex="12pt" style:language-complex="hi" style:country-complex="IN"/>
    </style:style>
    <style:style style:name="T85" style:family="text">
      <style:text-properties fo:color="#ff0000" loext:opacity="100%" fo:font-size="12pt" fo:language="la" fo:country="VA" style:font-size-asian="12pt" style:language-asian="zh" style:country-asian="CN" style:language-complex="hi" style:country-complex="IN"/>
    </style:style>
    <style:style style:name="T86" style:family="text">
      <style:text-properties fo:color="#ff0000" loext:opacity="100%" fo:font-size="12pt" fo:language="la" fo:country="VA" style:font-size-asian="12pt" style:font-name-complex="Times New Roman1"/>
    </style:style>
    <style:style style:name="T87" style:family="text">
      <style:text-properties fo:color="#ff0000" loext:opacity="100%" fo:font-size="12pt" fo:language="la" fo:country="VA" style:font-size-asian="12pt" style:font-name-complex="Times New Roman1" style:font-weight-complex="bold"/>
    </style:style>
    <style:style style:name="T88"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89"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90"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91" style:family="text">
      <style:text-properties fo:color="#ff0000" loext:opacity="100%" fo:font-size="12pt" style:font-size-asian="12pt"/>
    </style:style>
    <style:style style:name="T92" style:family="text">
      <style:text-properties fo:color="#ff0000" loext:opacity="100%" fo:font-size="12pt" style:font-size-asian="12pt" style:font-name-complex="Times New Roman1"/>
    </style:style>
    <style:style style:name="T93" style:family="text">
      <style:text-properties fo:color="#ff0000" loext:opacity="100%" fo:font-size="12pt" style:font-size-asian="12pt" style:font-name-complex="Times New Roman1" style:font-weight-complex="bold"/>
    </style:style>
    <style:style style:name="T94" style:family="text">
      <style:text-properties fo:color="#ff0000" loext:opacity="100%" fo:font-size="12pt" officeooo:rsid="01927b93" style:font-size-asian="12pt" style:font-name-complex="Times New Roman1" style:font-weight-complex="bold"/>
    </style:style>
    <style:style style:name="T95" style:family="text">
      <style:text-properties fo:color="#ff0000" loext:opacity="100%" officeooo:rsid="001688f0"/>
    </style:style>
    <style:style style:name="T96"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7"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8"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99" style:family="text">
      <style:text-properties fo:color="#ff0000" loext:opacity="100%" fo:language="la" fo:country="VA" style:language-asian="zh" style:country-asian="CN" style:language-complex="hi" style:country-complex="IN"/>
    </style:style>
    <style:style style:name="T100" style:family="text">
      <style:text-properties fo:color="#ff0000" loext:opacity="100%" fo:language="la" fo:country="VA" officeooo:rsid="004e7347" style:language-asian="zh" style:country-asian="CN" style:language-complex="hi" style:country-complex="IN"/>
    </style:style>
    <style:style style:name="T101" style:family="text">
      <style:text-properties fo:color="#ff0000" loext:opacity="100%" fo:language="la" fo:country="VA" officeooo:rsid="003f71c9" style:language-asian="zh" style:country-asian="CN" style:language-complex="hi" style:country-complex="IN"/>
    </style:style>
    <style:style style:name="T102" style:family="text">
      <style:text-properties fo:font-size="12pt" fo:language="la" fo:country="VA" style:font-size-asian="12pt" style:language-asian="zh" style:country-asian="CN" style:font-size-complex="12pt" style:language-complex="hi" style:country-complex="IN"/>
    </style:style>
    <style:style style:name="T103" style:family="text">
      <style:text-properties fo:font-size="12pt" fo:language="la" fo:country="VA" officeooo:rsid="00257c56" style:font-size-asian="12pt" style:language-asian="zh" style:country-asian="CN" style:font-size-complex="12pt" style:language-complex="hi" style:country-complex="IN"/>
    </style:style>
    <style:style style:name="T104" style:family="text">
      <style:text-properties fo:font-size="12pt" fo:language="la" fo:country="VA" style:font-size-asian="12pt" style:font-name-complex="Times New Roman1"/>
    </style:style>
    <style:style style:name="T105" style:family="text">
      <style:text-properties fo:font-size="12pt" fo:language="la" fo:country="VA" style:font-size-asian="12pt" style:font-name-complex="Times New Roman1" style:font-weight-complex="bold"/>
    </style:style>
    <style:style style:name="T106" style:family="text">
      <style:text-properties fo:font-size="12pt" fo:language="la" fo:country="VA" style:font-size-asian="12pt" style:font-name-complex="Times New Roman1" style:font-size-complex="12pt"/>
    </style:style>
    <style:style style:name="T107" style:family="text">
      <style:text-properties fo:font-size="12pt" fo:language="cs" fo:country="CZ" style:font-size-asian="12pt" style:font-size-complex="12pt"/>
    </style:style>
    <style:style style:name="T108" style:family="text">
      <style:text-properties fo:font-size="12pt" fo:language="cs" fo:country="CZ" officeooo:rsid="00b7f850" style:font-size-asian="12pt" style:font-size-complex="12pt"/>
    </style:style>
    <style:style style:name="T109" style:family="text">
      <style:text-properties fo:font-size="12pt" fo:language="cs" fo:country="CZ" officeooo:rsid="0016d416" style:font-size-asian="12pt" style:font-size-complex="12pt"/>
    </style:style>
    <style:style style:name="T110" style:family="text">
      <style:text-properties fo:font-size="12pt" fo:language="cs" fo:country="CZ" officeooo:rsid="001c0314" style:font-size-asian="12pt" style:font-size-complex="12pt"/>
    </style:style>
    <style:style style:name="T111" style:family="text">
      <style:text-properties fo:font-size="12pt" fo:language="cs" fo:country="CZ" officeooo:rsid="001d72f2" style:font-size-asian="12pt" style:font-size-complex="12pt"/>
    </style:style>
    <style:style style:name="T112" style:family="text">
      <style:text-properties fo:font-size="12pt" fo:language="cs" fo:country="CZ" officeooo:rsid="001f6983" style:font-size-asian="12pt" style:font-size-complex="12pt"/>
    </style:style>
    <style:style style:name="T113" style:family="text">
      <style:text-properties fo:font-size="12pt" fo:language="cs" fo:country="CZ" officeooo:rsid="00205665" style:font-size-asian="12pt" style:font-size-complex="12pt"/>
    </style:style>
    <style:style style:name="T114" style:family="text">
      <style:text-properties fo:font-size="12pt" fo:language="cs" fo:country="CZ" officeooo:rsid="0028b0db" style:font-size-asian="12pt" style:font-size-complex="12pt"/>
    </style:style>
    <style:style style:name="T115" style:family="text">
      <style:text-properties fo:font-size="12pt" fo:language="cs" fo:country="CZ" officeooo:rsid="00eaa362" style:font-size-asian="12pt" style:font-size-complex="12pt"/>
    </style:style>
    <style:style style:name="T116" style:family="text">
      <style:text-properties fo:font-size="12pt" fo:language="cs" fo:country="CZ" officeooo:rsid="00d1584f" style:font-size-asian="12pt" style:font-size-complex="12pt"/>
    </style:style>
    <style:style style:name="T117" style:family="text">
      <style:text-properties fo:font-size="12pt" fo:language="cs" fo:country="CZ" officeooo:rsid="00afa60b" style:font-size-asian="12pt" style:font-size-complex="12pt"/>
    </style:style>
    <style:style style:name="T118" style:family="text">
      <style:text-properties fo:font-size="12pt" fo:language="cs" fo:country="CZ" officeooo:rsid="001e92b2" style:font-size-asian="12pt" style:font-size-complex="12pt"/>
    </style:style>
    <style:style style:name="T119" style:family="text">
      <style:text-properties fo:font-size="12pt" fo:language="cs" fo:country="CZ" officeooo:rsid="0187bdf0" style:font-size-asian="12pt" style:font-size-complex="12pt"/>
    </style:style>
    <style:style style:name="T120" style:family="text">
      <style:text-properties fo:font-size="12pt" fo:language="cs" fo:country="CZ" officeooo:rsid="0084276c" style:font-size-asian="12pt" style:font-size-complex="12pt"/>
    </style:style>
    <style:style style:name="T121" style:family="text">
      <style:text-properties fo:font-size="12pt" fo:language="cs" fo:country="CZ" officeooo:rsid="009e739f" style:font-size-asian="12pt" style:font-size-complex="12pt"/>
    </style:style>
    <style:style style:name="T122" style:family="text">
      <style:text-properties fo:font-size="12pt" fo:language="cs" fo:country="CZ" officeooo:rsid="00a4872e" style:font-size-asian="12pt" style:font-size-complex="12pt"/>
    </style:style>
    <style:style style:name="T123" style:family="text">
      <style:text-properties fo:font-size="12pt" fo:font-weight="bold" style:font-weight-asian="bold" style:font-size-complex="12pt" style:font-weight-complex="bold"/>
    </style:style>
    <style:style style:name="T124" style:family="text">
      <style:text-properties fo:font-size="12pt" fo:font-weight="bold" officeooo:rsid="001df640" style:font-weight-asian="bold" style:font-size-complex="12pt" style:font-weight-complex="bold"/>
    </style:style>
    <style:style style:name="T125" style:family="text">
      <style:text-properties fo:font-size="12pt" style:font-size-asian="12pt"/>
    </style:style>
    <style:style style:name="T126" style:family="text">
      <style:text-properties fo:font-size="12pt" style:font-size-asian="12pt" style:font-name-complex="Times New Roman1"/>
    </style:style>
    <style:style style:name="T127" style:family="text">
      <style:text-properties fo:font-size="12pt" style:font-size-asian="12pt" style:font-name-complex="Times New Roman1" style:font-size-complex="12pt"/>
    </style:style>
    <style:style style:name="T128" style:family="text">
      <style:text-properties fo:font-size="12pt" officeooo:rsid="001fc989" style:font-size-asian="12pt" style:font-name-complex="Times New Roman1" style:font-size-complex="12pt"/>
    </style:style>
    <style:style style:name="T129" style:family="text">
      <style:text-properties fo:font-size="12pt" officeooo:rsid="001d584b" style:font-size-asian="12pt" style:font-name-complex="Times New Roman1" style:font-size-complex="12pt"/>
    </style:style>
    <style:style style:name="T130" style:family="text">
      <style:text-properties fo:font-size="12pt" officeooo:rsid="0194e8fb" style:font-size-asian="12pt" style:font-name-complex="Times New Roman1" style:font-size-complex="12pt"/>
    </style:style>
    <style:style style:name="T131" style:family="text">
      <style:text-properties fo:font-size="12pt" officeooo:rsid="0198d164" style:font-size-asian="12pt" style:font-name-complex="Times New Roman1" style:font-size-complex="12pt"/>
    </style:style>
    <style:style style:name="T132" style:family="text">
      <style:text-properties fo:font-size="12pt" officeooo:rsid="001fc989" style:font-size-asian="12pt" style:font-name-complex="Times New Roman1"/>
    </style:style>
    <style:style style:name="T133" style:family="text">
      <style:text-properties fo:font-size="12pt" officeooo:rsid="0020b7d9" style:font-size-asian="12pt" style:font-name-complex="Times New Roman1"/>
    </style:style>
    <style:style style:name="T134" style:family="text">
      <style:text-properties fo:font-size="12pt" officeooo:rsid="00569a21" style:font-size-asian="12pt" style:font-name-complex="Times New Roman1"/>
    </style:style>
    <style:style style:name="T135" style:family="text">
      <style:text-properties fo:font-size="12pt" style:font-size-asian="12pt" style:font-name-complex="Times New Roman1" style:font-weight-complex="bold"/>
    </style:style>
    <style:style style:name="T136" style:family="text">
      <style:text-properties fo:font-size="12pt" officeooo:rsid="0195ad5b" style:font-size-asian="12pt" style:font-name-complex="Times New Roman1"/>
    </style:style>
    <style:style style:name="T137" style:family="text">
      <style:text-properties fo:font-size="12pt" officeooo:rsid="0198d164" style:font-size-asian="12pt" style:font-name-complex="Times New Roman1"/>
    </style:style>
    <style:style style:name="T138" style:family="text">
      <style:text-properties fo:font-size="12pt" officeooo:rsid="0196ad8b" style:font-size-asian="12pt" style:font-name-complex="Times New Roman1"/>
    </style:style>
    <style:style style:name="T139" style:family="text">
      <style:text-properties fo:font-size="12pt" officeooo:rsid="0197fb38" style:font-size-asian="12pt" style:font-name-complex="Times New Roman1"/>
    </style:style>
    <style:style style:name="T140" style:family="text">
      <style:text-properties fo:font-size="12pt" officeooo:rsid="003e249b" style:font-size-asian="12pt"/>
    </style:style>
    <style:style style:name="T141" style:family="text">
      <style:text-properties officeooo:rsid="001a04f7"/>
    </style:style>
    <style:style style:name="T142" style:family="text">
      <style:text-properties officeooo:rsid="001c0314"/>
    </style:style>
    <style:style style:name="T143" style:family="text">
      <style:text-properties officeooo:rsid="001df640"/>
    </style:style>
    <style:style style:name="T144" style:family="text">
      <style:text-properties officeooo:rsid="001f6983"/>
    </style:style>
    <style:style style:name="T145" style:family="text">
      <style:text-properties officeooo:rsid="0021d1ff"/>
    </style:style>
    <style:style style:name="T146" style:family="text">
      <style:text-properties fo:font-style="normal" officeooo:rsid="00209757" style:font-style-asian="normal" style:font-size-complex="12pt" style:font-style-complex="normal"/>
    </style:style>
    <style:style style:name="T147" style:family="text">
      <style:text-properties fo:font-style="normal" officeooo:rsid="0023f3d7" style:font-style-asian="normal" style:font-size-complex="12pt" style:font-style-complex="normal"/>
    </style:style>
    <style:style style:name="T148" style:family="text">
      <style:text-properties fo:font-style="normal" officeooo:rsid="00971d3b" style:font-style-asian="normal" style:font-size-complex="12pt" style:font-style-complex="normal"/>
    </style:style>
    <style:style style:name="T149" style:family="text">
      <style:text-properties fo:font-style="normal" officeooo:rsid="009e739f" style:font-style-asian="normal" style:font-size-complex="12pt" style:font-style-complex="normal"/>
    </style:style>
    <style:style style:name="T150" style:family="text">
      <style:text-properties fo:font-style="normal" officeooo:rsid="00a33c6a" style:font-style-asian="normal" style:font-size-complex="12pt" style:font-style-complex="normal"/>
    </style:style>
    <style:style style:name="T151" style:family="text">
      <style:text-properties fo:font-style="normal" style:font-style-asian="normal" style:font-style-complex="normal"/>
    </style:style>
    <style:style style:name="T152" style:family="text">
      <style:text-properties fo:font-style="normal" officeooo:rsid="01521924" style:font-style-asian="normal" style:font-style-complex="normal"/>
    </style:style>
    <style:style style:name="T153" style:family="text">
      <style:text-properties fo:font-style="normal" officeooo:rsid="003ecf0a" style:font-style-asian="normal" style:font-style-complex="normal"/>
    </style:style>
    <style:style style:name="T154" style:family="text">
      <style:text-properties fo:font-style="normal" officeooo:rsid="0066f72b" style:font-style-asian="normal" style:font-style-complex="normal"/>
    </style:style>
    <style:style style:name="T155" style:family="text">
      <style:text-properties fo:font-style="normal" officeooo:rsid="0098e204" style:font-style-asian="normal" style:font-style-complex="normal"/>
    </style:style>
    <style:style style:name="T156" style:family="text">
      <style:text-properties fo:font-style="normal" officeooo:rsid="0099ba10" style:font-style-asian="normal" style:font-style-complex="normal"/>
    </style:style>
    <style:style style:name="T157" style:family="text">
      <style:text-properties officeooo:rsid="00cc452c"/>
    </style:style>
    <style:style style:name="T158" style:family="text">
      <style:text-properties officeooo:rsid="00cc68dd"/>
    </style:style>
    <style:style style:name="T159" style:family="text">
      <style:text-properties officeooo:rsid="0028b0db"/>
    </style:style>
    <style:style style:name="T160" style:family="text">
      <style:text-properties style:font-name="Times New Roman2"/>
    </style:style>
    <style:style style:name="T161" style:family="text">
      <style:text-properties fo:color="#00000a" loext:opacity="100%"/>
    </style:style>
    <style:style style:name="T162" style:family="text">
      <style:text-properties fo:color="#00000a" loext:opacity="100%" officeooo:rsid="00dc45a7"/>
    </style:style>
    <style:style style:name="T163" style:family="text">
      <style:text-properties fo:color="#00000a" loext:opacity="100%" officeooo:rsid="00df0e99"/>
    </style:style>
    <style:style style:name="T164" style:family="text">
      <style:text-properties fo:color="#00000a" loext:opacity="100%" officeooo:rsid="00de7d3c"/>
    </style:style>
    <style:style style:name="T165" style:family="text">
      <style:text-properties fo:color="#00000a" loext:opacity="100%" officeooo:rsid="00eaa362"/>
    </style:style>
    <style:style style:name="T166"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167"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168" style:family="text">
      <style:text-properties fo:color="#00000a" loext:opacity="100%" officeooo:rsid="00a57474"/>
    </style:style>
    <style:style style:name="T169" style:family="text">
      <style:text-properties fo:color="#00000a" loext:opacity="100%" officeooo:rsid="00a6153c"/>
    </style:style>
    <style:style style:name="T170" style:family="text">
      <style:text-properties fo:color="#00000a" loext:opacity="100%" officeooo:rsid="00a6b496"/>
    </style:style>
    <style:style style:name="T171" style:family="text">
      <style:text-properties fo:color="#00000a" loext:opacity="100%" officeooo:rsid="00a6de2a"/>
    </style:style>
    <style:style style:name="T172" style:family="text">
      <style:text-properties fo:color="#00000a" loext:opacity="100%" officeooo:rsid="00a89c15"/>
    </style:style>
    <style:style style:name="T173" style:family="text">
      <style:text-properties fo:color="#00000a" loext:opacity="100%" officeooo:rsid="00a8c141"/>
    </style:style>
    <style:style style:name="T174" style:family="text">
      <style:text-properties fo:color="#00000a" loext:opacity="100%" officeooo:rsid="00ab2bde"/>
    </style:style>
    <style:style style:name="T175" style:family="text">
      <style:text-properties fo:color="#00000a" loext:opacity="100%" officeooo:rsid="00abccda"/>
    </style:style>
    <style:style style:name="T176" style:family="text">
      <style:text-properties fo:color="#00000a" loext:opacity="100%" officeooo:rsid="00aeb850"/>
    </style:style>
    <style:style style:name="T177" style:family="text">
      <style:text-properties officeooo:rsid="002fef14"/>
    </style:style>
    <style:style style:name="T178" style:family="text">
      <style:text-properties officeooo:rsid="003150cc"/>
    </style:style>
    <style:style style:name="T179" style:family="text">
      <style:text-properties fo:letter-spacing="0.0071in" fo:font-weight="normal" officeooo:rsid="001a21ad" style:font-weight-asian="normal" style:font-weight-complex="normal"/>
    </style:style>
    <style:style style:name="T180" style:family="text">
      <style:text-properties fo:font-weight="normal" officeooo:rsid="0034927f" style:font-weight-asian="normal" style:font-weight-complex="normal"/>
    </style:style>
    <style:style style:name="T181" style:family="text">
      <style:text-properties officeooo:rsid="00379f56"/>
    </style:style>
    <style:style style:name="T182" style:family="text">
      <style:text-properties officeooo:rsid="003a2221"/>
    </style:style>
    <style:style style:name="T183" style:family="text">
      <style:text-properties officeooo:rsid="003bc0cc"/>
    </style:style>
    <style:style style:name="T184" style:family="text">
      <style:text-properties officeooo:rsid="003bcf62"/>
    </style:style>
    <style:style style:name="T185" style:family="text">
      <style:text-properties officeooo:rsid="003f8205"/>
    </style:style>
    <style:style style:name="T186" style:family="text">
      <style:text-properties officeooo:rsid="00426222"/>
    </style:style>
    <style:style style:name="T187" style:family="text">
      <style:text-properties officeooo:rsid="00445de7"/>
    </style:style>
    <style:style style:name="T188" style:family="text">
      <style:text-properties officeooo:rsid="0044a46c"/>
    </style:style>
    <style:style style:name="T189" style:family="text">
      <style:text-properties officeooo:rsid="00dacd46"/>
    </style:style>
    <style:style style:name="T190" style:family="text">
      <style:text-properties officeooo:rsid="00df0e99"/>
    </style:style>
    <style:style style:name="T191" style:family="text">
      <style:text-properties style:font-name="Linux Libertine S.O.Cist.1"/>
    </style:style>
    <style:style style:name="T192" style:family="text">
      <style:text-properties style:font-name="Linux Libertine S.O.Cist.1" fo:font-size="12pt" fo:language="cs" fo:country="CZ" style:font-size-asian="12pt"/>
    </style:style>
    <style:style style:name="T193" style:family="text">
      <style:text-properties style:font-name="Linux Libertine S.O.Cist.1" fo:font-size="12pt" fo:language="cs" fo:country="CZ" officeooo:rsid="00379f56" style:font-size-asian="12pt"/>
    </style:style>
    <style:style style:name="T194" style:family="text">
      <style:text-properties style:font-name="Linux Libertine S.O.Cist.1" fo:font-size="12pt" fo:language="cs" fo:country="CZ" officeooo:rsid="0020acde" style:font-size-asian="12pt"/>
    </style:style>
    <style:style style:name="T195" style:family="text">
      <style:text-properties style:font-name="Linux Libertine S.O.Cist.1" fo:font-size="12pt" fo:language="cs" fo:country="CZ" officeooo:rsid="00749a20" style:font-size-asian="12pt"/>
    </style:style>
    <style:style style:name="T196" style:family="text">
      <style:text-properties style:font-name="Linux Libertine S.O.Cist.1" fo:font-size="12pt" fo:language="cs" fo:country="CZ" officeooo:rsid="000a69c1" style:font-size-asian="12pt"/>
    </style:style>
    <style:style style:name="T197" style:family="text">
      <style:text-properties style:font-name="Linux Libertine S.O.Cist.1" fo:font-size="12pt" fo:language="cs" fo:country="CZ" officeooo:rsid="003f1c25" style:font-size-asian="12pt"/>
    </style:style>
    <style:style style:name="T198" style:family="text">
      <style:text-properties style:font-name="Linux Libertine S.O.Cist.1" fo:font-size="12pt" fo:language="cs" fo:country="CZ" officeooo:rsid="01473cf2" style:font-size-asian="12pt"/>
    </style:style>
    <style:style style:name="T199" style:family="text">
      <style:text-properties style:font-name="Linux Libertine S.O.Cist.1" fo:font-size="12pt" fo:language="cs" fo:country="CZ" officeooo:rsid="01666eb7" style:font-size-asian="12pt"/>
    </style:style>
    <style:style style:name="T200" style:family="text">
      <style:text-properties style:font-name="Linux Libertine S.O.Cist.1" fo:font-size="12pt" fo:language="cs" fo:country="CZ" officeooo:rsid="0104014e" style:font-size-asian="12pt"/>
    </style:style>
    <style:style style:name="T201" style:family="text">
      <style:text-properties style:font-name="Linux Libertine S.O.Cist.1" fo:font-size="12pt" fo:language="cs" fo:country="CZ" officeooo:rsid="0047852d" style:font-size-asian="12pt"/>
    </style:style>
    <style:style style:name="T202" style:family="text">
      <style:text-properties style:font-name="Linux Libertine S.O.Cist.1" fo:font-size="12pt" fo:language="cs" fo:country="CZ" officeooo:rsid="00a5a7ed" style:font-size-asian="12pt" style:font-size-complex="12pt"/>
    </style:style>
    <style:style style:name="T203" style:family="text">
      <style:text-properties style:font-name="Linux Libertine S.O.Cist.1" fo:font-size="12pt" fo:language="cs" fo:country="CZ" officeooo:rsid="0020482f" style:font-size-asian="12pt" style:font-size-complex="12pt"/>
    </style:style>
    <style:style style:name="T204" style:family="text">
      <style:text-properties style:font-name="Linux Libertine S.O.Cist.1" fo:font-size="12pt" fo:language="cs" fo:country="CZ" officeooo:rsid="01145f31" style:font-size-asian="12pt" style:font-size-complex="12pt"/>
    </style:style>
    <style:style style:name="T205" style:family="text">
      <style:text-properties style:font-name="Linux Libertine S.O.Cist.1" fo:font-size="12pt" fo:language="cs" fo:country="CZ" officeooo:rsid="015133f8" style:font-size-asian="12pt" style:font-size-complex="12pt"/>
    </style:style>
    <style:style style:name="T206" style:family="text">
      <style:text-properties style:font-name="Linux Libertine S.O.Cist.1" fo:font-size="12pt" fo:language="cs" fo:country="CZ" officeooo:rsid="00205665" style:font-size-asian="12pt" style:font-size-complex="12pt"/>
    </style:style>
    <style:style style:name="T207" style:family="text">
      <style:text-properties style:font-name="Linux Libertine S.O.Cist.1" fo:font-size="12pt" fo:language="cs" fo:country="CZ" officeooo:rsid="013d8b46" style:font-size-asian="12pt" style:font-size-complex="12pt"/>
    </style:style>
    <style:style style:name="T208"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209"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210"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211" style:family="text">
      <style:text-properties style:font-name="Linux Libertine S.O.Cist.1" fo:font-size="12pt" fo:language="cs" fo:country="CZ" fo:font-style="normal" officeooo:rsid="00a18b13" style:font-size-asian="12pt" style:font-style-asian="normal" style:font-size-complex="12pt" style:font-style-complex="normal"/>
    </style:style>
    <style:style style:name="T212" style:family="text">
      <style:text-properties style:font-name="Linux Libertine S.O.Cist.1" fo:font-size="12pt" fo:language="cs" fo:country="CZ" fo:font-style="normal" officeooo:rsid="00a273d3" style:font-size-asian="12pt" style:font-style-asian="normal" style:font-size-complex="12pt" style:font-style-complex="normal"/>
    </style:style>
    <style:style style:name="T213" style:family="text">
      <style:text-properties style:font-name="Linux Libertine S.O.Cist.1" fo:font-size="12pt" fo:language="cs" fo:country="CZ" fo:font-style="normal" officeooo:rsid="00a33c6a" style:font-size-asian="12pt" style:font-style-asian="normal" style:font-size-complex="12pt" style:font-style-complex="normal"/>
    </style:style>
    <style:style style:name="T214"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215" style:family="text">
      <style:text-properties style:font-name="Linux Libertine S.O.Cist.1" fo:font-size="10pt" fo:language="cs" fo:country="CZ" fo:font-style="normal" officeooo:rsid="00a273d3" style:font-size-asian="12pt" style:font-style-asian="normal" style:font-size-complex="12pt" style:font-style-complex="normal"/>
    </style:style>
    <style:style style:name="T216" style:family="text">
      <style:text-properties fo:language="la" fo:country="VA"/>
    </style:style>
    <style:style style:name="T217" style:family="text">
      <style:text-properties fo:language="la" fo:country="VA" style:language-asian="zh" style:country-asian="CN" style:language-complex="hi" style:country-complex="IN"/>
    </style:style>
    <style:style style:name="T218" style:family="text">
      <style:text-properties fo:language="la" fo:country="VA" officeooo:rsid="00b6ca30" style:language-asian="zh" style:country-asian="CN" style:language-complex="hi" style:country-complex="IN"/>
    </style:style>
    <style:style style:name="T219" style:family="text">
      <style:text-properties officeooo:rsid="0063eccb"/>
    </style:style>
    <style:style style:name="T220" style:family="text">
      <style:text-properties officeooo:rsid="0062114f"/>
    </style:style>
    <style:style style:name="T221" style:family="text">
      <style:text-properties officeooo:rsid="000f3e75"/>
    </style:style>
    <style:style style:name="T222" style:family="text">
      <style:text-properties officeooo:rsid="015d6bb5"/>
    </style:style>
    <style:style style:name="T223" style:family="text">
      <style:text-properties officeooo:rsid="016319dd"/>
    </style:style>
    <style:style style:name="T224" style:family="text">
      <style:text-properties officeooo:rsid="015f9940"/>
    </style:style>
    <style:style style:name="T225" style:family="text">
      <style:text-properties officeooo:rsid="004919a8"/>
    </style:style>
    <style:style style:name="T226" style:family="text">
      <style:text-properties officeooo:rsid="004a0596"/>
    </style:style>
    <style:style style:name="T227" style:family="text">
      <style:text-properties officeooo:rsid="001bf496"/>
    </style:style>
    <style:style style:name="T228" style:family="text">
      <style:text-properties officeooo:rsid="002fc09c"/>
    </style:style>
    <style:style style:name="T229" style:family="text">
      <style:text-properties officeooo:rsid="002e9994"/>
    </style:style>
    <style:style style:name="T230" style:family="text">
      <style:text-properties officeooo:rsid="00333509"/>
    </style:style>
    <style:style style:name="T231" style:family="text">
      <style:text-properties officeooo:rsid="00344bbe"/>
    </style:style>
    <style:style style:name="T232" style:family="text">
      <style:text-properties officeooo:rsid="0035ed02"/>
    </style:style>
    <style:style style:name="T233" style:family="text">
      <style:text-properties officeooo:rsid="01521924"/>
    </style:style>
    <style:style style:name="T234" style:family="text">
      <style:text-properties officeooo:rsid="003b225a"/>
    </style:style>
    <style:style style:name="T235" style:family="text">
      <style:text-properties officeooo:rsid="003b9cde"/>
    </style:style>
    <style:style style:name="T236" style:family="text">
      <style:text-properties officeooo:rsid="0037710d"/>
    </style:style>
    <style:style style:name="T237" style:family="text">
      <style:text-properties officeooo:rsid="0022e095" style:font-size-complex="12pt"/>
    </style:style>
    <style:style style:name="T238" style:family="text">
      <style:text-properties officeooo:rsid="002397a9" style:font-size-complex="12pt"/>
    </style:style>
    <style:style style:name="T239" style:family="text">
      <style:text-properties officeooo:rsid="00290c78" style:font-size-complex="12pt"/>
    </style:style>
    <style:style style:name="T240" style:family="text">
      <style:text-properties officeooo:rsid="0034a540" style:font-size-complex="12pt"/>
    </style:style>
    <style:style style:name="T241" style:family="text">
      <style:text-properties officeooo:rsid="002004f7"/>
    </style:style>
    <style:style style:name="T242" style:family="text">
      <style:text-properties officeooo:rsid="002bf6aa"/>
    </style:style>
    <style:style style:name="T243" style:family="text">
      <style:text-properties officeooo:rsid="002efb8f"/>
    </style:style>
    <style:style style:name="T244" style:family="text">
      <style:text-properties officeooo:rsid="0032ba47"/>
    </style:style>
    <style:style style:name="T245" style:family="text">
      <style:text-properties officeooo:rsid="00c164b6"/>
    </style:style>
    <style:style style:name="T246" style:family="text">
      <style:text-properties officeooo:rsid="00c27ca2"/>
    </style:style>
    <style:style style:name="T247" style:family="text">
      <style:text-properties fo:font-variant="small-caps"/>
    </style:style>
    <style:style style:name="T248" style:family="text">
      <style:text-properties fo:font-variant="small-caps" officeooo:rsid="003b9cde"/>
    </style:style>
    <style:style style:name="T249" style:family="text">
      <style:text-properties fo:font-variant="small-caps" fo:font-size="12pt" fo:language="la" fo:country="VA" officeooo:rsid="001d584b" style:font-size-asian="12pt" style:font-name-complex="Times New Roman1" style:font-weight-complex="bold"/>
    </style:style>
    <style:style style:name="T250" style:family="text">
      <style:text-properties fo:font-variant="small-caps" fo:font-size="12pt" fo:language="la" fo:country="VA" style:font-size-asian="12pt" style:font-name-complex="Times New Roman1" style:font-size-complex="12pt"/>
    </style:style>
    <style:style style:name="T251" style:family="text">
      <style:text-properties fo:font-variant="small-caps" fo:font-size="12pt" style:font-size-asian="12pt" style:font-name-complex="Times New Roman1"/>
    </style:style>
    <style:style style:name="T252" style:family="text">
      <style:text-properties fo:font-variant="small-caps" fo:font-size="12pt" officeooo:rsid="001d584b" style:font-size-asian="12pt" style:font-name-complex="Times New Roman1"/>
    </style:style>
    <style:style style:name="T253" style:family="text">
      <style:text-properties fo:font-variant="small-caps" fo:font-size="12pt" officeooo:rsid="01a2af11" style:font-size-asian="12pt" style:font-name-complex="Times New Roman1"/>
    </style:style>
    <style:style style:name="T254" style:family="text">
      <style:text-properties fo:font-variant="small-caps" fo:font-size="12pt" officeooo:rsid="001d584b" style:font-size-asian="12pt" style:font-name-complex="Times New Roman1" style:font-weight-complex="bold"/>
    </style:style>
    <style:style style:name="T255" style:family="text">
      <style:text-properties fo:font-variant="small-caps" fo:font-size="12pt" style:font-size-asian="12pt" style:font-name-complex="Times New Roman1" style:font-size-complex="12pt"/>
    </style:style>
    <style:style style:name="T256" style:family="text">
      <style:text-properties fo:font-variant="small-caps" fo:font-size="12pt" officeooo:rsid="0194e8fb" style:font-size-asian="12pt" style:font-name-complex="Times New Roman1" style:font-size-complex="12pt"/>
    </style:style>
    <style:style style:name="T257" style:family="text">
      <style:text-properties fo:font-variant="small-caps" fo:font-size="12pt" officeooo:rsid="0195ad5b" style:font-size-asian="12pt" style:font-name-complex="Times New Roman1"/>
    </style:style>
    <style:style style:name="T258" style:family="text">
      <style:text-properties fo:font-variant="small-caps" fo:font-size="12pt" officeooo:rsid="0196ad8b" style:font-size-asian="12pt" style:font-name-complex="Times New Roman1"/>
    </style:style>
    <style:style style:name="T259" style:family="text">
      <style:text-properties fo:font-variant="small-caps" fo:font-size="12pt" fo:language="cs" fo:country="CZ" style:font-size-asian="12pt" style:font-size-complex="12pt"/>
    </style:style>
    <style:style style:name="T260" style:family="text">
      <style:text-properties fo:font-variant="small-caps" officeooo:rsid="004e9f7a"/>
    </style:style>
    <style:style style:name="T261" style:family="text">
      <style:text-properties fo:font-variant="small-caps" officeooo:rsid="0050b519"/>
    </style:style>
    <style:style style:name="T262" style:family="text">
      <style:text-properties fo:font-variant="small-caps" officeooo:rsid="004f4a0c"/>
    </style:style>
    <style:style style:name="T263" style:family="text">
      <style:text-properties fo:font-variant="small-caps" officeooo:rsid="01bc0f60"/>
    </style:style>
    <style:style style:name="T264"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265"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266"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267"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268" style:family="text">
      <style:text-properties fo:font-variant="small-caps" officeooo:rsid="00afa60b"/>
    </style:style>
    <style:style style:name="T269" style:family="text">
      <style:text-properties fo:font-variant="small-caps" officeooo:rsid="00af38e3"/>
    </style:style>
    <style:style style:name="T270" style:family="text">
      <style:text-properties fo:font-variant="small-caps" officeooo:rsid="001f6983"/>
    </style:style>
    <style:style style:name="T271" style:family="text">
      <style:text-properties fo:font-variant="small-caps" officeooo:rsid="0021d1ff"/>
    </style:style>
    <style:style style:name="T272" style:family="text">
      <style:text-properties fo:font-variant="small-caps" fo:font-style="normal" officeooo:rsid="00209757" style:font-style-asian="normal" style:font-size-complex="12pt" style:font-style-complex="normal"/>
    </style:style>
    <style:style style:name="T273" style:family="text">
      <style:text-properties fo:font-variant="small-caps" fo:font-style="normal" officeooo:rsid="009e739f" style:font-style-asian="normal" style:font-size-complex="12pt" style:font-style-complex="normal"/>
    </style:style>
    <style:style style:name="T274" style:family="text">
      <style:text-properties fo:font-variant="small-caps" officeooo:rsid="003a2221"/>
    </style:style>
    <style:style style:name="T275" style:family="text">
      <style:text-properties fo:font-variant="small-caps" officeooo:rsid="00603726"/>
    </style:style>
    <style:style style:name="T276" style:family="text">
      <style:text-properties fo:font-variant="small-caps" style:font-name="Linux Libertine S.O.Cist.1" fo:font-size="12pt" fo:language="cs" fo:country="CZ" style:font-size-asian="12pt"/>
    </style:style>
    <style:style style:name="T277" style:family="text">
      <style:text-properties fo:font-variant="small-caps" style:font-name="Linux Libertine S.O.Cist.1" fo:font-size="12pt" fo:language="cs" fo:country="CZ" officeooo:rsid="002c4f4e" style:font-size-asian="12pt"/>
    </style:style>
    <style:style style:name="T278" style:family="text">
      <style:text-properties fo:font-variant="small-caps" style:font-name="Linux Libertine S.O.Cist.1" fo:font-size="12pt" fo:language="cs" fo:country="CZ" officeooo:rsid="003f1c25" style:font-size-asian="12pt"/>
    </style:style>
    <style:style style:name="T279" style:family="text">
      <style:text-properties fo:font-variant="small-caps" style:font-name="Linux Libertine S.O.Cist.1" fo:font-size="12pt" fo:language="cs" fo:country="CZ" officeooo:rsid="01145f31" style:font-size-asian="12pt" style:font-size-complex="12pt"/>
    </style:style>
    <style:style style:name="T280" style:family="text">
      <style:text-properties fo:font-variant="small-caps" style:font-name="Linux Libertine S.O.Cist.1" fo:font-size="12pt" fo:language="cs" fo:country="CZ" officeooo:rsid="009e739f" style:font-size-asian="12pt" style:font-size-complex="12pt"/>
    </style:style>
    <style:style style:name="T281"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282" style:family="text">
      <style:text-properties fo:font-variant="small-caps" style:font-name="Linux Libertine S.O.Cist.1" fo:font-size="12pt" fo:language="cs" fo:country="CZ" fo:font-style="normal" officeooo:rsid="00a18b13" style:font-size-asian="12pt" style:font-style-asian="normal" style:font-size-complex="12pt" style:font-style-complex="normal"/>
    </style:style>
    <style:style style:name="T283" style:family="text">
      <style:text-properties fo:font-variant="small-caps" officeooo:rsid="001a04f7"/>
    </style:style>
    <style:style style:name="T284" style:family="text">
      <style:text-properties fo:font-variant="small-caps" officeooo:rsid="006c6bd9"/>
    </style:style>
    <style:style style:name="T285" style:family="text">
      <style:text-properties fo:font-variant="small-caps" officeooo:rsid="006e8928"/>
    </style:style>
    <style:style style:name="T286" style:family="text">
      <style:text-properties fo:font-variant="small-caps" officeooo:rsid="00761ef2"/>
    </style:style>
    <style:style style:name="T287" style:family="text">
      <style:text-properties fo:font-variant="small-caps" officeooo:rsid="00791027"/>
    </style:style>
    <style:style style:name="T288" style:family="text">
      <style:text-properties fo:font-variant="small-caps" officeooo:rsid="007991b0"/>
    </style:style>
    <style:style style:name="T289" style:family="text">
      <style:text-properties fo:font-variant="small-caps" officeooo:rsid="007a9d81"/>
    </style:style>
    <style:style style:name="T290" style:family="text">
      <style:text-properties fo:font-variant="small-caps" officeooo:rsid="007c38c5"/>
    </style:style>
    <style:style style:name="T291" style:family="text">
      <style:text-properties fo:font-variant="small-caps" officeooo:rsid="007e28d5"/>
    </style:style>
    <style:style style:name="T292" style:family="text">
      <style:text-properties fo:font-variant="small-caps" officeooo:rsid="007e8b64"/>
    </style:style>
    <style:style style:name="T293" style:family="text">
      <style:text-properties fo:font-variant="small-caps" officeooo:rsid="0085ca58"/>
    </style:style>
    <style:style style:name="T294" style:family="text">
      <style:text-properties fo:font-variant="small-caps" officeooo:rsid="008a0fe1"/>
    </style:style>
    <style:style style:name="T295" style:family="text">
      <style:text-properties fo:font-variant="small-caps" officeooo:rsid="008daabb"/>
    </style:style>
    <style:style style:name="T296" style:family="text">
      <style:text-properties fo:font-variant="small-caps" officeooo:rsid="008fed2d"/>
    </style:style>
    <style:style style:name="T297" style:family="text">
      <style:text-properties fo:font-variant="small-caps" officeooo:rsid="0034a540" style:font-size-complex="12pt"/>
    </style:style>
    <style:style style:name="T298" style:family="text">
      <style:text-properties fo:font-variant="small-caps" officeooo:rsid="0095567c" style:font-size-complex="12pt"/>
    </style:style>
    <style:style style:name="T299" style:family="text">
      <style:text-properties fo:font-variant="small-caps" officeooo:rsid="0094f4ed"/>
    </style:style>
    <style:style style:name="T300" style:family="text">
      <style:text-properties fo:font-variant="small-caps" officeooo:rsid="0099ba10"/>
    </style:style>
    <style:style style:name="T301" style:family="text">
      <style:text-properties fo:font-variant="small-caps" officeooo:rsid="00a0c4e2"/>
    </style:style>
    <style:style style:name="T302" style:family="text">
      <style:text-properties fo:font-variant="small-caps" officeooo:rsid="00a4872e"/>
    </style:style>
    <style:style style:name="T303" style:family="text">
      <style:text-properties fo:font-variant="small-caps" fo:color="#00000a" loext:opacity="100%"/>
    </style:style>
    <style:style style:name="T304" style:family="text">
      <style:text-properties fo:font-variant="small-caps" fo:color="#00000a" loext:opacity="100%" officeooo:rsid="00a57474"/>
    </style:style>
    <style:style style:name="T305" style:family="text">
      <style:text-properties fo:font-variant="small-caps" fo:color="#00000a" loext:opacity="100%" officeooo:rsid="00a6153c"/>
    </style:style>
    <style:style style:name="T306" style:family="text">
      <style:text-properties fo:font-variant="small-caps" fo:color="#00000a" loext:opacity="100%" officeooo:rsid="00a6de2a"/>
    </style:style>
    <style:style style:name="T307" style:family="text">
      <style:text-properties fo:font-variant="small-caps" fo:color="#00000a" loext:opacity="100%" officeooo:rsid="00dc45a7"/>
    </style:style>
    <style:style style:name="T308" style:family="text">
      <style:text-properties officeooo:rsid="003e2b79"/>
    </style:style>
    <style:style style:name="T309" style:family="text">
      <style:text-properties officeooo:rsid="003ecf0a"/>
    </style:style>
    <style:style style:name="T310" style:family="text">
      <style:text-properties officeooo:rsid="004e9f7a"/>
    </style:style>
    <style:style style:name="T311" style:family="text">
      <style:text-properties officeooo:rsid="004f4a0c"/>
    </style:style>
    <style:style style:name="T312" style:family="text">
      <style:text-properties officeooo:rsid="0050b519"/>
    </style:style>
    <style:style style:name="T313" style:family="text">
      <style:text-properties officeooo:rsid="005b91e6"/>
    </style:style>
    <style:style style:name="T314" style:family="text">
      <style:text-properties fo:language="cs" fo:country="CZ" officeooo:rsid="01badf0b"/>
    </style:style>
    <style:style style:name="T315" style:family="text">
      <style:text-properties officeooo:rsid="01bc0f60"/>
    </style:style>
    <style:style style:name="T316" style:family="text">
      <style:text-properties officeooo:rsid="01bd9cc5"/>
    </style:style>
    <style:style style:name="T317" style:family="text">
      <style:text-properties officeooo:rsid="0104b4f7"/>
    </style:style>
    <style:style style:name="T318" style:family="text">
      <style:text-properties officeooo:rsid="0150c414"/>
    </style:style>
    <style:style style:name="T319" style:family="text">
      <style:text-properties officeooo:rsid="0193e234"/>
    </style:style>
    <style:style style:name="T320" style:family="text">
      <style:text-properties officeooo:rsid="00af29e7"/>
    </style:style>
    <style:style style:name="T321" style:family="text">
      <style:text-properties officeooo:rsid="00bc1fa8"/>
    </style:style>
    <style:style style:name="T322" style:family="text">
      <style:text-properties officeooo:rsid="0187bdf0"/>
    </style:style>
    <style:style style:name="T323" style:family="text">
      <style:text-properties officeooo:rsid="00b9af41"/>
    </style:style>
    <style:style style:name="T324" style:family="text">
      <style:text-properties officeooo:rsid="00afa60b"/>
    </style:style>
    <style:style style:name="T325" style:family="text">
      <style:text-properties officeooo:rsid="00bb0862"/>
    </style:style>
    <style:style style:name="T326" style:family="text">
      <style:text-properties officeooo:rsid="00bd4610"/>
    </style:style>
    <style:style style:name="T327" style:family="text">
      <style:text-properties officeooo:rsid="01880438"/>
    </style:style>
    <style:style style:name="T328" style:family="text">
      <style:text-properties officeooo:rsid="005d5038"/>
    </style:style>
    <style:style style:name="T329" style:family="text">
      <style:text-properties officeooo:rsid="002d0b2a"/>
    </style:style>
    <style:style style:name="T330" style:family="text">
      <style:text-properties officeooo:rsid="002e4738"/>
    </style:style>
    <style:style style:name="T331" style:family="text">
      <style:text-properties officeooo:rsid="003b111f"/>
    </style:style>
    <style:style style:name="T332" style:family="text">
      <style:text-properties officeooo:rsid="0064366a"/>
    </style:style>
    <style:style style:name="T333" style:family="text">
      <style:text-properties officeooo:rsid="010764bb"/>
    </style:style>
    <style:style style:name="T334" style:family="text">
      <style:text-properties officeooo:rsid="00af38e3"/>
    </style:style>
    <style:style style:name="T335" style:family="text">
      <style:text-properties officeooo:rsid="005e51f7"/>
    </style:style>
    <style:style style:name="T336" style:family="text">
      <style:text-properties officeooo:rsid="00603726"/>
    </style:style>
    <style:style style:name="T337" style:family="text">
      <style:text-properties officeooo:rsid="006150ef"/>
    </style:style>
    <style:style style:name="T338" style:family="text">
      <style:text-properties officeooo:rsid="0061ba7a"/>
    </style:style>
    <style:style style:name="T339" style:family="text">
      <style:text-properties fo:color="#0000ff" loext:opacity="100%" fo:font-size="9pt" officeooo:rsid="0061ba7a" style:font-size-asian="9pt" style:font-size-complex="9pt"/>
    </style:style>
    <style:style style:name="T340" style:family="text">
      <style:text-properties officeooo:rsid="0063725c"/>
    </style:style>
    <style:style style:name="T341" style:family="text">
      <style:text-properties officeooo:rsid="01473cf2"/>
    </style:style>
    <style:style style:name="T342" style:family="text">
      <style:text-properties officeooo:rsid="0063b044"/>
    </style:style>
    <style:style style:name="T343" style:family="text">
      <style:text-properties officeooo:rsid="00649c90"/>
    </style:style>
    <style:style style:name="T344" style:family="text">
      <style:text-properties officeooo:rsid="00654627"/>
    </style:style>
    <style:style style:name="T345" style:family="text">
      <style:text-properties officeooo:rsid="0066f72b"/>
    </style:style>
    <style:style style:name="T346" style:family="text">
      <style:text-properties officeooo:rsid="00682d64"/>
    </style:style>
    <style:style style:name="T347" style:family="text">
      <style:text-properties officeooo:rsid="006c6bd9"/>
    </style:style>
    <style:style style:name="T348" style:family="text">
      <style:text-properties officeooo:rsid="006c7d0c"/>
    </style:style>
    <style:style style:name="T349" style:family="text">
      <style:text-properties officeooo:rsid="006c8c7f"/>
    </style:style>
    <style:style style:name="T350" style:family="text">
      <style:text-properties officeooo:rsid="006e8928"/>
    </style:style>
    <style:style style:name="T351" style:family="text">
      <style:text-properties fo:font-size="10pt" officeooo:rsid="0072a479"/>
    </style:style>
    <style:style style:name="T352" style:family="text">
      <style:text-properties fo:font-size="10pt" officeooo:rsid="007202d6"/>
    </style:style>
    <style:style style:name="T353" style:family="text">
      <style:text-properties fo:font-size="10pt" fo:font-style="normal" officeooo:rsid="006e8928" style:font-style-asian="normal" style:font-style-complex="normal"/>
    </style:style>
    <style:style style:name="T354" style:family="text">
      <style:text-properties fo:font-size="10pt" fo:font-style="normal" officeooo:rsid="0076a3a0" style:font-style-asian="normal" style:font-style-complex="normal"/>
    </style:style>
    <style:style style:name="T355" style:family="text">
      <style:text-properties fo:font-size="10pt" fo:font-style="normal" officeooo:rsid="00782600" style:font-style-asian="normal" style:font-style-complex="normal"/>
    </style:style>
    <style:style style:name="T356" style:family="text">
      <style:text-properties fo:font-size="10pt" fo:font-style="normal" officeooo:rsid="007e28d5" style:font-style-asian="normal" style:font-style-complex="normal"/>
    </style:style>
    <style:style style:name="T357" style:family="text">
      <style:text-properties fo:font-size="10pt" fo:font-style="normal" officeooo:rsid="0099ba10" style:font-style-asian="normal" style:font-style-complex="normal"/>
    </style:style>
    <style:style style:name="T358" style:family="text">
      <style:text-properties fo:font-size="10pt" officeooo:rsid="0076a3a0"/>
    </style:style>
    <style:style style:name="T359" style:family="text">
      <style:text-properties fo:font-size="10pt" officeooo:rsid="00782600"/>
    </style:style>
    <style:style style:name="T360" style:family="text">
      <style:text-properties fo:font-size="10pt" officeooo:rsid="00787115"/>
    </style:style>
    <style:style style:name="T361" style:family="text">
      <style:text-properties fo:font-size="10pt" officeooo:rsid="007e28d5"/>
    </style:style>
    <style:style style:name="T362" style:family="text">
      <style:text-properties fo:font-size="10pt" officeooo:rsid="007e8b64"/>
    </style:style>
    <style:style style:name="T363" style:family="text">
      <style:text-properties fo:font-size="10pt" officeooo:rsid="008daabb"/>
    </style:style>
    <style:style style:name="T364" style:family="text">
      <style:text-properties fo:font-size="10pt" officeooo:rsid="00911782"/>
    </style:style>
    <style:style style:name="T365" style:family="text">
      <style:text-properties officeooo:rsid="007077ad"/>
    </style:style>
    <style:style style:name="T366" style:family="text">
      <style:text-properties officeooo:rsid="007202d6"/>
    </style:style>
    <style:style style:name="T367" style:family="text">
      <style:text-properties officeooo:rsid="0072a479"/>
    </style:style>
    <style:style style:name="T368" style:family="text">
      <style:text-properties officeooo:rsid="00761ef2"/>
    </style:style>
    <style:style style:name="T369" style:family="text">
      <style:text-properties officeooo:rsid="00782600"/>
    </style:style>
    <style:style style:name="T370" style:family="text">
      <style:text-properties officeooo:rsid="00787115"/>
    </style:style>
    <style:style style:name="T371" style:family="text">
      <style:text-properties officeooo:rsid="00791027"/>
    </style:style>
    <style:style style:name="T372" style:family="text">
      <style:text-properties fo:font-variant="normal" fo:text-transform="none" officeooo:rsid="001a04f7"/>
    </style:style>
    <style:style style:name="T373" style:family="text">
      <style:text-properties fo:font-variant="normal" fo:text-transform="none" officeooo:rsid="00791027"/>
    </style:style>
    <style:style style:name="T374" style:family="text">
      <style:text-properties fo:font-variant="normal" fo:text-transform="none" officeooo:rsid="007e8b64"/>
    </style:style>
    <style:style style:name="T375" style:family="text">
      <style:text-properties fo:font-variant="normal" fo:text-transform="none" style:font-name="Linux Libertine S.O.Cist.1" fo:font-size="12pt" fo:language="cs" fo:country="CZ" officeooo:rsid="009e739f" style:font-size-asian="12pt" style:font-size-complex="12pt"/>
    </style:style>
    <style:style style:name="T376" style:family="text">
      <style:text-properties fo:font-variant="normal" fo:text-transform="none" style:font-name="Linux Libertine S.O.Cist.1" fo:font-size="12pt" fo:language="cs" fo:country="CZ" officeooo:rsid="001c0314" style:font-size-asian="12pt" style:font-size-complex="12pt"/>
    </style:style>
    <style:style style:name="T377" style:family="text">
      <style:text-properties fo:font-variant="normal" fo:text-transform="none" style:font-name="Linux Libertine S.O.Cist.1" fo:font-size="12pt" fo:language="cs" fo:country="CZ" officeooo:rsid="001f6983" style:font-size-asian="12pt" style:font-size-complex="12pt"/>
    </style:style>
    <style:style style:name="T378" style:family="text">
      <style:text-properties fo:font-variant="normal" fo:text-transform="none" style:font-name="Linux Libertine S.O.Cist.1" fo:font-size="12pt" fo:language="cs" fo:country="CZ" officeooo:rsid="00a33c6a" style:font-size-asian="12pt" style:font-size-complex="12pt"/>
    </style:style>
    <style:style style:name="T379" style:family="text">
      <style:text-properties fo:font-variant="normal" fo:text-transform="none" style:use-window-font-color="true" loext:opacity="0%" style:font-name="Linux Libertine S.O.Cist.1" fo:font-size="12pt" fo:language="cs" fo:country="CZ" officeooo:rsid="001f6983" style:font-size-asian="12pt" style:font-size-complex="12pt"/>
    </style:style>
    <style:style style:name="T380" style:family="text">
      <style:text-properties officeooo:rsid="007991b0"/>
    </style:style>
    <style:style style:name="T381" style:family="text">
      <style:text-properties officeooo:rsid="0079d2bd"/>
    </style:style>
    <style:style style:name="T382" style:family="text">
      <style:text-properties officeooo:rsid="007a9d81"/>
    </style:style>
    <style:style style:name="T383" style:family="text">
      <style:text-properties officeooo:rsid="007c38c5"/>
    </style:style>
    <style:style style:name="T384" style:family="text">
      <style:text-properties officeooo:rsid="007dc819"/>
    </style:style>
    <style:style style:name="T385" style:family="text">
      <style:text-properties officeooo:rsid="007e28d5"/>
    </style:style>
    <style:style style:name="T386" style:family="text">
      <style:text-properties officeooo:rsid="007e5ca3"/>
    </style:style>
    <style:style style:name="T387" style:family="text">
      <style:text-properties officeooo:rsid="007e8b64"/>
    </style:style>
    <style:style style:name="T388" style:family="text">
      <style:text-properties officeooo:rsid="00805a88"/>
    </style:style>
    <style:style style:name="T389" style:family="text">
      <style:text-properties officeooo:rsid="0085ca58"/>
    </style:style>
    <style:style style:name="T390" style:family="text">
      <style:text-properties officeooo:rsid="00880e48"/>
    </style:style>
    <style:style style:name="T391" style:family="text">
      <style:text-properties officeooo:rsid="008973f1"/>
    </style:style>
    <style:style style:name="T392" style:family="text">
      <style:text-properties officeooo:rsid="008a0fe1"/>
    </style:style>
    <style:style style:name="T393" style:family="text">
      <style:text-properties officeooo:rsid="008c0415"/>
    </style:style>
    <style:style style:name="T394" style:family="text">
      <style:text-properties officeooo:rsid="008ce203"/>
    </style:style>
    <style:style style:name="T395" style:family="text">
      <style:text-properties officeooo:rsid="008daabb"/>
    </style:style>
    <style:style style:name="T396" style:family="text">
      <style:text-properties officeooo:rsid="008e88ca"/>
    </style:style>
    <style:style style:name="T397" style:family="text">
      <style:text-properties officeooo:rsid="008fed2d"/>
    </style:style>
    <style:style style:name="T398" style:family="text">
      <style:text-properties officeooo:rsid="00911782"/>
    </style:style>
    <style:style style:name="T399" style:family="text">
      <style:text-properties officeooo:rsid="0091a80a"/>
    </style:style>
    <style:style style:name="T400" style:family="text">
      <style:text-properties officeooo:rsid="009296ae"/>
    </style:style>
    <style:style style:name="T401" style:family="text">
      <style:text-properties officeooo:rsid="009382b7"/>
    </style:style>
    <style:style style:name="T402" style:family="text">
      <style:text-properties officeooo:rsid="0094f4ed"/>
    </style:style>
    <style:style style:name="T403" style:family="text">
      <style:text-properties officeooo:rsid="0096f08a"/>
    </style:style>
    <style:style style:name="T404" style:family="text">
      <style:text-properties officeooo:rsid="00985a35"/>
    </style:style>
    <style:style style:name="T405" style:family="text">
      <style:text-properties officeooo:rsid="0098e204"/>
    </style:style>
    <style:style style:name="T406" style:family="text">
      <style:text-properties officeooo:rsid="0099ba10"/>
    </style:style>
    <style:style style:name="T407" style:family="text">
      <style:text-properties officeooo:rsid="009a432e"/>
    </style:style>
    <style:style style:name="T408" style:family="text">
      <style:text-properties officeooo:rsid="009e3226"/>
    </style:style>
    <style:style style:name="T409" style:family="text">
      <style:text-properties officeooo:rsid="009e739f"/>
    </style:style>
    <style:style style:name="T410" style:family="text">
      <style:text-properties officeooo:rsid="00a0c4e2"/>
    </style:style>
    <style:style style:name="T411" style:family="text">
      <style:text-properties officeooo:rsid="00a18b13"/>
    </style:style>
    <style:style style:name="T412" style:family="text">
      <style:text-properties officeooo:rsid="00a33c6a"/>
    </style:style>
    <style:style style:name="T413" style:family="text">
      <style:text-properties officeooo:rsid="00a4872e"/>
    </style:style>
    <style:style style:name="T414" style:family="text">
      <style:text-properties officeooo:rsid="00a57474"/>
    </style:style>
    <style:style style:name="T415" style:family="text">
      <style:text-properties officeooo:rsid="00a6153c"/>
    </style:style>
    <style:style style:name="T416" style:family="text">
      <style:text-properties officeooo:rsid="00a6de2a"/>
    </style:style>
    <style:style style:name="T417" style:family="text">
      <style:text-properties officeooo:rsid="00a89c15"/>
    </style:style>
    <style:style style:name="T418" style:family="text">
      <style:text-properties officeooo:rsid="00a9de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89">C<text:span text:style-name="T2">ommune</text:span></text:p>
            <text:p text:style-name="P100">SANCTORUM</text:p>
            <text:p text:style-name="P64"><draw:frame draw:style-name="fr1" draw:name="Obrázek1" text:anchor-type="char" svg:x="2.9917in" svg:y="0.0571in" svg:width="1.302in" svg:height="0.0929in" draw:z-index="1"><draw:image xlink:href="Pictures/100006D00000C54500000E0BC683FB34DF2CE92E.emf" xlink:type="simple" xlink:show="embed" xlink:actuate="onLoad" draw:mime-type="image/x-emf"/><draw:image xlink:href="Pictures/1000000100000952000000AA7CBCF4E8CCA0FF50.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90">C<text:span text:style-name="T2">ommune</text:span> </text:p>
            <text:p text:style-name="P97">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127">In I. Nocturno</text:p>
            <text:p text:style-name="P129">Incipit liber Ezechiélis Prophétæ.</text:p>
            <text:p text:style-name="P73">Lectio j. <text:span text:style-name="T220">Cap. 1.</text:span></text:p>
            <text:p text:style-name="P183">E<text:span text:style-name="T222">T</text:span> factum est in trigésimo anno, in quarto, in quinta mensis, cum essem in médio captivórum juxta flúvium Chobar, apérti sunt cœli, et vidi visiónes Dei. In quinta mensis, ipse est annus quintus transmigratiónis regis Jóachi<text:span text:style-name="T222">n</text:span>, <text:span text:style-name="T222">f</text:span>actum est verbum Dómini ad Ezechiélem fílium Buzi sacerdótem, in terra Chaldæórum, secus flumen Chobar: et facta est super eum ibi manus Dómini.</text:p>
            <text:p text:style-name="P183"/>
          </table:table-cell>
          <table:table-cell table:style-name="Tabulka1.A1" office:value-type="string">
            <text:p text:style-name="P28"/>
            <text:p text:style-name="P28"/>
            <text:p text:style-name="P28"/>
            <text:p text:style-name="P192">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223">ch</text:span>aldejské zemi u průplavu Kebaru. Tam na něm spočinula Hospodinova ruka. </text:p>
          </table:table-cell>
        </table:table-row>
        <table:table-row table:style-name="Tabulka1.1">
          <table:table-cell table:style-name="Tabulka1.A1" office:value-type="string">
            <text:p text:style-name="P73">Lectio ij.</text:p>
            <text:p text:style-name="P270">E<text:span text:style-name="T222">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17"/>
          </table:table-cell>
          <table:table-cell table:style-name="Tabulka1.A1" office:value-type="string">
            <text:p text:style-name="P35"/>
            <text:p text:style-name="P198">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73">Lectio iij.</text:p>
            <text:p text:style-name="P270">E<text:span text:style-name="T224">T</text:span> manus hóminis sub pennis eórum, in quátuor pártibus: et fácies et pennas per quátuor partes habébant, <text:span text:style-name="T223">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6"/>
          </table:table-cell>
          <table:table-cell table:style-name="Tabulka1.A1" office:value-type="string">
            <text:p text:style-name="P35"/>
            <text:p text:style-name="P198">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73">Lectio i<text:span text:style-name="T221">v</text:span>.</text:p>
            <text:p text:style-name="P270">FÁ<text:span text:style-name="T224">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224">Et similitúdo animálium, aspéctus eórum quasi carbónum ignis ardéntium, et quasi aspéctus lampadárum.</text:span></text:p>
            <text:p text:style-name="P16"><text:soft-page-break/></text:p>
          </table:table-cell>
          <table:table-cell table:style-name="Tabulka1.A1" office:value-type="string">
            <text:p text:style-name="P35"/>
            <text:p text:style-name="P205">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223">a v</text:span>ypadaly jako pochodně.</text:p>
          </table:table-cell>
        </table:table-row>
        <table:table-row table:style-name="Tabulka1.1">
          <table:table-cell table:style-name="Tabulka1.A1" office:value-type="string">
            <text:p text:style-name="P141">In II. Nocturno</text:p>
            <text:p text:style-name="P122">De Expositióne sancti Augustini Epíscopi super Psalmum <text:span text:style-name="T21">octogésimum sextum</text:span>.</text:p>
            <text:p text:style-name="P68">Lectio v.</text:p>
            <text:p text:style-name="P264">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22">u</text:span>ódecim portis Christus: et ideo duodenárius númerus Apostolórum.</text:p>
            <text:p text:style-name="P264"/>
          </table:table-cell>
          <table:table-cell table:style-name="Tabulka1.A1" office:value-type="string">
            <text:p text:style-name="P37"/>
            <text:p text:style-name="P37"/>
            <text:p text:style-name="P37"/>
            <text:p text:style-name="P37"/>
            <text:p text:style-name="P211">Z<text:span text:style-name="T23">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74">Lectio vj.</text:p>
            <text:p text:style-name="P276">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18"/>
          </table:table-cell>
          <table:table-cell table:style-name="Tabulka1.A1" office:value-type="string">
            <text:p text:style-name="P37"/>
            <text:p text:style-name="P212">Význam této číslice dvanáct je velké <text:span text:style-name="T22">tajemství</text:span>. Budete sedět, praví Pán, na dvanácti stolicích, a soudit dvanáct kmenů izraelských. Pokud tam tedy je <text:s/><text:span text:style-name="T25">jen</text:span><text:span text:style-name="T22"> </text:span>dvanáct stolic, není, kde by seděl třináctý Pavel apoštol, a nebude tedy moci soudit. On sám však praví, že soudit bude, a to nejen lidi, ale i anděly. Jaké anděly, ne-<text:span text:style-name="T22">li</text:span> odpadlé anděly? Nevíte, praví, že budeme soudit anděly? </text:p>
          </table:table-cell>
        </table:table-row>
        <table:table-row table:style-name="Tabulka1.1">
          <table:table-cell table:style-name="Tabulka1.A1" office:value-type="string">
            <text:p text:style-name="P74">Lectio vij.</text:p>
            <text:p text:style-name="P278">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17"/>
          </table:table-cell>
          <table:table-cell table:style-name="Tabulka1.A1" office:value-type="string">
            <text:p text:style-name="P37"/>
            <text:p text:style-name="P212">Pohleďme tedy na dvanáct stolic, které si přáli. Je to <text:span text:style-name="T22">tajemství</text:span> <text:span text:style-name="T22">celistvosti</text:span>, protože Církev se měla rozšířit po celém světě. Proto je tedy tato budova <text:span text:style-name="T22">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74">Lectio viij.</text:p>
            <text:p text:style-name="P276">Non solum ergo illi duódecim et Apóstolus Paulus, sed quotquot judicatúri sunt, propter significatiónem universitátis, ad sedes duódecim pértinent: quemádmodum quotquot intrábunt, ad duódecim portas pértinent.</text:p>
            <text:p text:style-name="P118"/>
          </table:table-cell>
          <table:table-cell table:style-name="Tabulka1.A1" office:value-type="string">
            <text:p text:style-name="P37"/>
            <text:p text:style-name="P214">Bude tam tedy nejen těchto dvanáct a apoštol Pavel, ale všichni, kolik jich jen bude soudit, podle znamení celistvosti, které ukazuje na dvanáct stolic. Odkudkoliv <text:span text:style-name="T24">sem </text:span>všichni tito vstoupí, bude to, jak je poukázáno, skrze dvanáct bran.</text:p>
          </table:table-cell>
        </table:table-row>
        <table:table-row table:style-name="Tabulka1.1">
          <table:table-cell table:style-name="Tabulka1.A1" table:number-columns-spanned="2" office:value-type="string">
            <text:p text:style-name="P146">Pro Evangelistis</text:p>
          </table:table-cell>
          <table:covered-table-cell/>
        </table:table-row>
        <table:table-row table:style-name="Tabulka1.1">
          <table:table-cell table:style-name="Tabulka1.A1" office:value-type="string">
            <text:p text:style-name="P142">In II. Nocturno</text:p>
            <text:p text:style-name="P150">De Expositióne sancti Gregórii Papæ super Ezechiélem Prophétam.</text:p>
            <text:p text:style-name="P74">Homil. 3. Lib. 1.</text:p>
            <text:p text:style-name="P74"><text:soft-page-break/>Lectio v.</text:p>
            <text:p text:style-name="P278">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17"/>
          </table:table-cell>
          <table:table-cell table:style-name="Tabulka1.A1" office:value-type="string">
            <text:p text:style-name="P37"/>
            <text:p text:style-name="P37"/>
            <text:p text:style-name="P37"/>
            <text:p text:style-name="P37"/>
            <text:p text:style-name="P37"><text:soft-page-break/></text:p>
            <text:p text:style-name="P218">Čtyři posvátná zvířata, o kterých mluví <text:span text:style-name="T344">P</text:span>rorok ve své<text:span text:style-name="T344">m</text:span> vi<text:span text:style-name="T344">dění</text:span> věcí budoucích, jsou velmi přesně popsána, když říká: „Každé má čtyři tváře, každé má čtyři křídla.“ Co však znamená tvář, ne-li podob<text:span text:style-name="T157">u</text:span>, a co znamenají křídla, ne-li let? Díky tváři se mezi sebou poznáváme, pomocí křídel <text:span text:style-name="T344">se </text:span>pak těla ptáků pozved<text:span text:style-name="T344">ají</text:span> do výšin.</text:p>
          </table:table-cell>
        </table:table-row>
        <table:table-row table:style-name="Tabulka1.1">
          <table:table-cell table:style-name="Tabulka1.A1" office:value-type="string">
            <text:p text:style-name="P74">Lectio vj.</text:p>
            <text:p text:style-name="P276">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18"/>
          </table:table-cell>
          <table:table-cell table:style-name="Tabulka1.A1" office:value-type="string">
            <text:p text:style-name="P37"/>
            <text:p text:style-name="P219">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343">­</text:span>placi, v <text:span text:style-name="T344">níž </text:span>se povznášíme nad sebe <text:span text:style-name="T343">samotné</text:span>, jako bychom <text:span text:style-name="T343">se </text:span>do vzduchu pozvedali. </text:p>
          </table:table-cell>
        </table:table-row>
        <table:table-row table:style-name="Tabulka1.1">
          <table:table-cell table:style-name="Tabulka1.A1" office:value-type="string">
            <text:p text:style-name="P75">Lectio v<text:span text:style-name="T1">i</text:span>j.</text:p>
            <text:p text:style-name="P277">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344">j</text:span>us mentis óculos levántes, penna contemplatiónis volant. </text:p>
            <text:p text:style-name="P277"/>
          </table:table-cell>
          <table:table-cell table:style-name="Tabulka1.A1" office:value-type="string">
            <text:p text:style-name="P38"/>
            <text:p text:style-name="P220"><text:span text:style-name="T343">Jedno zvíře má</text:span> tedy <text:span text:style-name="T343">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344">když pozvedají zrak své mysli k jeho božství, létají vlastně na křídlech kontemplace.</text:span></text:p>
          </table:table-cell>
        </table:table-row>
        <table:table-row table:style-name="Tabulka1.1">
          <table:table-cell table:style-name="Tabulka1.A1" office:value-type="string">
            <text:p text:style-name="P75">Lectio v<text:span text:style-name="T1">ii</text:span>j.</text:p>
            <text:p text:style-name="P277">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345">j</text:span>us in síngulis, recte nunc dícitur: Quátuor fácies uni, et quátuor pennæ uni.</text:p>
            <text:p text:style-name="P277"/>
          </table:table-cell>
          <table:table-cell table:style-name="Tabulka1.A1" office:value-type="string">
            <text:p text:style-name="P38"/>
            <text:p text:style-name="P220">Tvář<text:span text:style-name="T344">e</text:span> <text:span text:style-name="T344">Evangelistů </text:span>tedy <text:span text:style-name="T344">po</text:span>ukazuj<text:span text:style-name="T344">í na lidství Páně, křídla na jeho božství; neboť v něm, když na něj tělesně pohlédnou, jako by mu hleděli do tváře; </text:span><text:span text:style-name="T345">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45">zvíře </text:span><text:span text:style-name="T154">mělo čtyři tváře a čtyři křídla.“</text:span></text:p>
          </table:table-cell>
        </table:table-row>
        <table:table-row table:style-name="Tabulka1.1">
          <table:table-cell table:style-name="Tabulka1.A1" office:value-type="string">
            <text:p text:style-name="P141">In III. Nocturno</text:p>
            <text:p text:style-name="P49"><text:span text:style-name="T51">Léctio sancti Evangélii </text:span><text:span text:style-name="T52">secúndum </text:span><text:span text:style-name="T53">Lucam</text:span><text:span text:style-name="T51">.</text:span><text:span text:style-name="T74"> </text:span></text:p>
            <text:p text:style-name="P49"><text:span text:style-name="T74">Lectio ix. Cap. </text:span><text:span text:style-name="T75">1</text:span><text:span text:style-name="T76">0</text:span><text:span text:style-name="T74">.</text:span></text:p>
            <text:p text:style-name="P281">In illo témpore: Designávit Dóminus et álios septuagínta duos: et misit illos binos ante fáciem suam, in omnem civitátem et locum, quo erat ipse ventúrus. Et réliqua.</text:p>
            <text:p text:style-name="P6"/>
            <text:p text:style-name="P51"><text:span text:style-name="T102">Homil</text:span><text:span text:style-name="T103">í</text:span><text:span text:style-name="T102">a sancti </text:span><text:span text:style-name="T51">Gregórii Papæ.</text:span></text:p>
            <text:p text:style-name="P84">Homilia 17. in Evangelia.</text:p>
            <text:p text:style-name="P288"><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346">h</text:span>áritas habéri non potest.</text:p>
            <text:p text:style-name="P6"/>
          </table:table-cell>
          <table:table-cell table:style-name="Tabulka1.A1" office:value-type="string">
            <text:p text:style-name="P37"/>
            <text:p text:style-name="P37"/>
            <text:p text:style-name="P37"/>
            <text:p text:style-name="P266"><text:span text:style-name="T107">Za onoho času </text:span><text:span text:style-name="T108">vyvolil Pán i dalších sedmdesát dva a poslal je po dvou před sebou, do každého města a místa, kam sám měl namířeno.</text:span><text:span text:style-name="T109"> </text:span><text:span text:style-name="T107">A ostatní.</text:span></text:p>
            <text:p text:style-name="P37"/>
            <text:p text:style-name="P37"/>
            <text:p text:style-name="P37"/>
            <text:p text:style-name="P37"/>
            <text:p text:style-name="P221"><text:soft-page-break/><text:span text:style-name="T346">Náš </text:span>Pán a Spasitel, nejdražší bratři, nás někdy nabádá slovy, někdy však skutky. Totiž samotné jeho skutky jsou vlastně přikázání, neboť když něco mlčky učinil, dal nám tím najevo, co máme dělat. Hle, poslal <text:span text:style-name="T346">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68">Lectio x.</text:p>
            <text:p text:style-name="P291">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6"/>
          </table:table-cell>
          <table:table-cell table:style-name="Tabulka1.A1" office:value-type="string">
            <text:p text:style-name="P37"/>
            <text:p text:style-name="P249"><text:span text:style-name="T158">Říká se, že nikdo </text:span><text:span text:style-name="T346">správně</text:span><text:span text:style-name="T158"> ne</text:span><text:span text:style-name="T346">může</text:span><text:span text:style-name="T158">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68">Lectio xj.</text:p>
            <text:p text:style-name="P283">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6"/>
          </table:table-cell>
          <table:table-cell table:style-name="Tabulka1.A1" office:value-type="string">
            <text:p text:style-name="P37"/>
            <text:p text:style-name="P222">Správně je však psáno, že je poslal před sebou do každého města a místa, kam měl sám namířeno. Pán totiž následuje své kazatele. První <text:span text:style-name="T346">tedy</text:span> přijde kázání a pak přijde do příbytku naší mysli Pán, <text:span text:style-name="T346">poté, co</text:span> slova povzbuzení již přišla. A tímto přijímáme pravdu do své mysli. </text:p>
          </table:table-cell>
        </table:table-row>
        <table:table-row table:style-name="Tabulka1.1">
          <table:table-cell table:style-name="Tabulka1.A1" office:value-type="string">
            <text:p text:style-name="P68">Lectio xij.</text:p>
            <text:p text:style-name="P295">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6"/>
          </table:table-cell>
          <table:table-cell table:style-name="Tabulka1.A1" office:value-type="string">
            <text:p text:style-name="P37"/>
            <text:p text:style-name="P251">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91">C<text:span text:style-name="T2">ommune </text:span>U<text:span text:style-name="T3">nius </text:span>M<text:span text:style-name="T3">artyris</text:span></text:p>
            <text:p text:style-name="P105">Extra Tempus Paschale.</text:p>
          </table:table-cell>
          <table:covered-table-cell/>
        </table:table-row>
        <table:table-row table:style-name="Tabulka1.1">
          <table:table-cell table:style-name="Tabulka1.A1" office:value-type="string">
            <text:p text:style-name="P143">In II. Nocturno</text:p>
            <text:p text:style-name="P150">Sermo sancti Augustíni Epíscopi.</text:p>
            <text:p text:style-name="P74">Serm. 44. de Sanctis.</text:p>
            <text:p text:style-name="P74">Lectio v.</text:p>
            <text:p text:style-name="P279">T<text:span text:style-name="T247">riumphális</text:span> beáti Mártyris <text:span text:style-name="T95">N.</text:span> dies hódie nobis anniversária celebritáte recurrit: cujus glorificatióni sicut congáudet Ecclésia, sic ejus propónit sequénda vestígia. Si enim compátimur, et conglorificábimur. <text:span text:style-name="T141">I</text:span>n cujus glorióso agóne duo nobis præcípue consideránda sunt: induráta vidélicet tortóris sævítia, et Mártyris invícta patiéntia. <text:soft-page-break/>Sæv<text:span text:style-name="T347">í</text:span>tia tortóris, ut eam detestémur: patiéntia Mártyris, ut eam imitémur.</text:p>
            <text:p text:style-name="P17"/>
          </table:table-cell>
          <table:table-cell table:style-name="Tabulka1.A1" office:value-type="string">
            <text:p text:style-name="P37"/>
            <text:p text:style-name="P37"/>
            <text:p text:style-name="P37"/>
            <text:p text:style-name="P213"><text:span text:style-name="T287">D</text:span><text:span text:style-name="T283">nes </text:span><text:span text:style-name="T372">nám opět nastal </text:span><text:span text:style-name="T373">v</text:span><text:span text:style-name="T372">ítězný </text:span><text:span text:style-name="T141">den svatého mučedníka </text:span><text:span text:style-name="T96">N.</text:span><text:span text:style-name="T141">, </text:span><text:span text:style-name="T371">stejně </text:span><text:span text:style-name="T141">jako každý rok, </text:span><text:span text:style-name="T371">jehož</text:span><text:span text:style-name="T141"> oslavou </text:span><text:span text:style-name="T371">se spolu</text:span><text:span text:style-name="T141"> s námi raduje Církev, a tak</text:span><text:span text:style-name="T371">to</text:span><text:span text:style-name="T141"> nás nabádá, abychom </text:span><text:span text:style-name="T347">šli</text:span><text:span text:style-name="T141"> v jeho stopách. Pokud totiž spolu s ním budeme trpět, budeme spolu s ním </text:span><text:span text:style-name="T371">také</text:span><text:span text:style-name="T141"> oslaveni </text:span><text:span text:style-name="T350">(</text:span><text:span text:style-name="T353">Řím. 8, 1</text:span><text:span text:style-name="T354">7</text:span><text:span text:style-name="T350">)</text:span><text:span text:style-name="T141">. V tomto jeho slavném smrtelném zápase bychom měli zmínit především dvě věci: totiž krutost mučitele, kterou </text:span><text:span text:style-name="T371">M</text:span><text:span text:style-name="T141">učedník pře</text:span><text:soft-page-break/><text:span text:style-name="T141">stá</text:span><text:span text:style-name="T371">l</text:span><text:span text:style-name="T141">, a jeho nepřemožen</text:span><text:span text:style-name="T347">ou</text:span><text:span text:style-name="T141"> </text:span><text:span text:style-name="T371">výdrž v utrpení</text:span><text:span text:style-name="T141">. Krutost mučitele zmiňujeme proto, abychom ji nenáviděli, </text:span><text:span text:style-name="T371">výdrž v utrpení M</text:span><text:span text:style-name="T141">učedníka, abychom ji následovali.</text:span></text:p>
          </table:table-cell>
        </table:table-row>
        <table:table-row table:style-name="Tabulka1.1">
          <table:table-cell table:style-name="Tabulka1.A1" office:value-type="string">
            <text:p text:style-name="P74">Lectio vj.</text:p>
            <text:p text:style-name="P276">C<text:span text:style-name="T247">oronáta</text:span> ítaque est be<text:span text:style-name="T347">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18"/>
          </table:table-cell>
          <table:table-cell table:style-name="Tabulka1.A1" office:value-type="string">
            <text:p text:style-name="P37"/>
            <text:p text:style-name="P215"><text:span text:style-name="T284">Korunován</text:span><text:span text:style-name="T288">a</text:span><text:span text:style-name="T347"> byl</text:span><text:span text:style-name="T380">a</text:span><text:span text:style-name="T347"> již </text:span><text:span text:style-name="T380">výdrž v </text:span><text:span text:style-name="T347">utrpení svatého Mučedníka, </text:span><text:span text:style-name="T380">a </text:span><text:span text:style-name="T347">věčnému trápení byla již svěřena zloba mučitele, pokud se mezitím nenapravil. </text:span><text:span text:style-name="T348">Na to </text:span><text:span text:style-name="T380">čekal</text:span><text:span text:style-name="T348"> zápasník Kristův ve svém smrtelném zápase, nic se </text:span><text:span text:style-name="T380">tedy </text:span><text:span text:style-name="T348">nebál žaláře. Dle příkladu svého Pána </text:span><text:span text:style-name="T380">statečně </text:span><text:span text:style-name="T348">snášel </text:span><text:span text:style-name="T349">pohanu, </text:span><text:span text:style-name="T380">vydržel </text:span><text:span text:style-name="T381">po</text:span><text:span text:style-name="T349">smě</text:span><text:span text:style-name="T381">šk</text:span><text:span text:style-name="T349">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75">Lectio v<text:span text:style-name="T1">i</text:span>j.</text:p>
            <text:p text:style-name="P277">Q<text:span text:style-name="T247">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277"/>
          </table:table-cell>
          <table:table-cell table:style-name="Tabulka1.A1" office:value-type="string">
            <text:p text:style-name="P38"/>
            <text:p text:style-name="P216"><text:span text:style-name="T285">Co</text:span><text:span text:style-name="T347"> </text:span><text:span text:style-name="T350">tedy z Apoštolova pramene pil, to ve velké vážnosti zachoval, neboť utrpení tohoto času se nedají srovnat s budoucí slávou, která v nás bude zjevena (</text:span><text:span text:style-name="T353">Řím. 8, 18</text:span><text:span text:style-name="T350">). </text:span><text:span text:style-name="T365">A zatímco toto časné břemeno našeho utrpení je lehké, přináší nám dar věčné slávy v nebi </text:span><text:span text:style-name="T367">(</text:span><text:span text:style-name="T358">2 Kor. 4, 17</text:span><text:span text:style-name="T367">)</text:span><text:span text:style-name="T365">. </text:span><text:span text:style-name="T366">Pro toto zaslíbení lásky zanechal věcí pozemských a nevýslovně stižen předzvěstí nesmírné sladkosti nebeské pronášel spolu s Žalmistou: „</text:span><text:span text:style-name="T369">Co</text:span><text:span text:style-name="T366"> bych </text:span><text:span text:style-name="T369">cht</text:span><text:span text:style-name="T366">ěl na nebesích? </text:span><text:span text:style-name="T367">Co bych, </text:span><text:span text:style-name="T381">kromě</text:span><text:span text:style-name="T367"> tebe, mohl chtít na zemi? Mé tělo i srdce chřadne, Bůh je </text:span><text:span text:style-name="T46">skála </text:span><text:span text:style-name="T367">mého srdce i můj podíl navěky.“</text:span><text:span text:style-name="T366"> </text:span><text:span text:style-name="T367">(</text:span><text:span text:style-name="T351">Žalm <text:s/></text:span><text:span text:style-name="T352">7</text:span><text:span text:style-name="T358">2</text:span><text:span text:style-name="T352">, 25-</text:span><text:span text:style-name="T351">26</text:span><text:span text:style-name="T367">) </text:span></text:p>
          </table:table-cell>
        </table:table-row>
        <table:table-row table:style-name="Tabulka1.1">
          <table:table-cell table:style-name="Tabulka1.A1" office:value-type="string">
            <text:p text:style-name="P75">Lectio v<text:span text:style-name="T1">ii</text:span>j.</text:p>
            <text:p text:style-name="P277">C<text:span text:style-name="T247">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277"/>
          </table:table-cell>
          <table:table-cell table:style-name="Tabulka1.A1" office:value-type="string">
            <text:p text:style-name="P38"/>
            <text:p text:style-name="P217"><text:span text:style-name="T286">Rozjímal</text:span><text:span text:style-name="T347"> </text:span><text:span text:style-name="T350">t</text:span><text:span text:style-name="T368">otiž, </text:span><text:span text:style-name="T369">jakým tajem</text:span><text:span text:style-name="T381">ný</text:span><text:span text:style-name="T369">m </text:span><text:span text:style-name="T381">způsobem </text:span><text:span text:style-name="T369">může lidská slabost upřít zrak své mysli do věčnosti, jaké jsou radosti nebeského města; a protože je nedokázal ani vypovědět, v obdivu zvolal: </text:span><text:span text:style-name="T366">„</text:span><text:span text:style-name="T369">Co</text:span><text:span text:style-name="T366"> bych </text:span><text:span text:style-name="T369">cht</text:span><text:span text:style-name="T366">ěl na nebesích?“ </text:span><text:span text:style-name="T369">Jako by říkal: „Přesahuje mé síly, přesahuje schopnost mé výmluvnosti, překračuje rozsah mého chápání ta nádhera, ta sláva, ta vznešenost, kterou ná</text:span><text:span text:style-name="T381">m</text:span><text:span text:style-name="T369"> – vzdálen</text:span><text:span text:style-name="T381">ým</text:span><text:span text:style-name="T369"> od lidského shonu – ve skrytosti své tváře náš Pán Ježíš Kristus přeměn</text:span><text:span text:style-name="T370">il</text:span><text:span text:style-name="T369"> naše ubohé tělo, </text:span><text:span text:style-name="T370">že</text:span><text:span text:style-name="T369"> nabylo stejné podoby jako jeho tělo oslavené.“ </text:span><text:span text:style-name="T350">(</text:span><text:span text:style-name="T359">Fil</text:span><text:span text:style-name="T360">ipanům</text:span><text:span text:style-name="T353"> </text:span><text:span text:style-name="T355">3</text:span><text:span text:style-name="T353">, </text:span><text:span text:style-name="T355">2</text:span><text:span text:style-name="T353">1</text:span><text:span text:style-name="T350">)</text:span></text:p>
          </table:table-cell>
        </table:table-row>
        <table:table-row table:style-name="Tabulka1.1">
          <table:table-cell table:style-name="Tabulka1.A1" office:value-type="string">
            <text:p text:style-name="P144">In III. Nocturno</text:p>
            <text:p text:style-name="P49"><text:span text:style-name="T51">Léctio sancti Evangélii </text:span><text:span text:style-name="T52">secúndum </text:span><text:span text:style-name="T53">Lucam</text:span><text:span text:style-name="T51">.</text:span><text:span text:style-name="T74"> </text:span></text:p>
            <text:p text:style-name="P49"><text:span text:style-name="T74">Lectio ix. Cap. </text:span><text:span text:style-name="T75">1</text:span><text:span text:style-name="T77">4</text:span><text:span text:style-name="T74">.</text:span></text:p>
            <text:p text:style-name="P281">I<text:span text:style-name="T247">n</text:span> illo témpore: Dixit Jesus turbis: Si quis venit ad me, et non odit patrem suum, et matrem, et uxórem, et fílios, et fratres, ét soróres, adhuc autem et ánimam suam, non potest meus esse discípulus. Et réliqua.</text:p>
            <text:p text:style-name="P6"/>
            <text:p text:style-name="P51"><text:span text:style-name="T102">Homilía sancti </text:span><text:span text:style-name="T51">Gregórii Papæ.</text:span></text:p>
            <text:p text:style-name="P84">Homilia <text:span text:style-name="T142">3</text:span>7. in Evangelia.</text:p>
            <text:p text:style-name="P288"><text:soft-page-break/>S<text:span text:style-name="T247">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6"/>
          </table:table-cell>
          <table:table-cell table:style-name="Tabulka1.A1" office:value-type="string">
            <text:p text:style-name="P37"/>
            <text:p text:style-name="P37"/>
            <text:p text:style-name="P37"/>
            <text:p text:style-name="P266"><text:span text:style-name="T107">Za onoho času ř</text:span><text:span text:style-name="T110">ekl Ježíš zástupům: „Pokud někdo přichází ke mně a nemá v nenávisti otce svého a matku a manželku a děti a sestry, dokonce i svůj život, nemůže se stát mým učedníkem“</text:span><text:span text:style-name="T108">.</text:span><text:span text:style-name="T109"> </text:span><text:span text:style-name="T107">A ostatní.</text:span></text:p>
            <text:p text:style-name="P37"/>
            <text:p text:style-name="P37"/>
            <text:p text:style-name="P37"/>
            <text:p text:style-name="P37"/>
            <text:p text:style-name="P223"><text:soft-page-break/><text:span text:style-name="T289">Nejdražší</text:span><text:span text:style-name="T382"> bratři, pokud si uvědomíme, jaké a jak velké jsou věci, které jsou nám slíbeny v nebi, ztratí hned hodnotu vše, co se dá </text:span><text:span text:style-name="T393">nalézt</text:span><text:span text:style-name="T382"> na zemi. Pozemská hmota, když ji srovnáme s nebeskou radostí, je </text:span><text:span text:style-name="T393">totiž </text:span><text:span text:style-name="T382">břemeno, </text:span><text:span text:style-name="T383">a žádná pomoc</text:span><text:span text:style-name="T382">. </text:span><text:span text:style-name="T383">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68">Lectio x.</text:p>
            <text:p text:style-name="P291">Q<text:span text:style-name="T247">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6"/>
          </table:table-cell>
          <table:table-cell table:style-name="Tabulka1.A1" office:value-type="string">
            <text:p text:style-name="P37"/>
            <text:p text:style-name="P249"><text:span text:style-name="T290">Který</text:span><text:span text:style-name="T383"> jazyk dokáže vypovědět, či který rozum zvládne pochopit,</text:span> <text:span text:style-name="T383">jaké jsou radosti toho nebeského města, </text:span><text:span text:style-name="T47">jaké je </text:span><text:span text:style-name="T48">to</text:span><text:span text:style-name="T47"> </text:span><text:span text:style-name="T383">být uprostřed sborů andělských, s přesvatými duchy sloužit slávě Stvořitele, patřit přímo na Boží tvář, </text:span><text:span text:style-name="T384">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68">Lectio xj.</text:p>
            <text:p text:style-name="P283">S<text:span text:style-name="T247">ed</text:span> ad hæc audíta inardéscit ánimus jamque illic cupit assístere, ubi se sperat sine fine gaud<text:span text:style-name="T386">é</text:span>re. Sed ad magna præmia perveníri non potest, nisi per magnos labóres. Unde et Paulus egrégius prædicátor dicit: Non coronábitur, nisi qui legítime certáverit.</text:p>
            <text:p text:style-name="P6"/>
          </table:table-cell>
          <table:table-cell table:style-name="Tabulka1.A1" office:value-type="string">
            <text:p text:style-name="P37"/>
            <text:p text:style-name="P224"><text:span text:style-name="T247">A</text:span><text:span text:style-name="T291">však</text:span> <text:span text:style-name="T385">jakmile toto uslyší duch, zaplane a </text:span><text:span text:style-name="T387">i</text:span><text:span text:style-name="T385">hned zatouží usadit se tam, kde doufá, </text:span><text:span text:style-name="T387">že dosáhne</text:span><text:span text:style-name="T385"> radosti bez konce. K velkým odměnám však může dospět pouze skrze velké útrapy. Proto i Pavel, výtečný kazatel, praví: „Nebude korunován ten, kdo řádně nezápasí.“ </text:span><text:span text:style-name="T350">(</text:span><text:span text:style-name="T361">2 Ti</text:span><text:span text:style-name="T353">m. </text:span><text:span text:style-name="T356">2</text:span><text:span text:style-name="T353">, </text:span><text:span text:style-name="T356">5</text:span><text:span text:style-name="T350">)</text:span></text:p>
          </table:table-cell>
        </table:table-row>
        <table:table-row table:style-name="Tabulka1.1">
          <table:table-cell table:style-name="Tabulka1.A1" office:value-type="string">
            <text:p text:style-name="P68">Lectio xij.</text:p>
            <text:p text:style-name="P295">D<text:span text:style-name="T247">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386">í</text:span>pulus.</text:p>
            <text:p text:style-name="P6"/>
          </table:table-cell>
          <table:table-cell table:style-name="Tabulka1.A1" office:value-type="string">
            <text:p text:style-name="P37"/>
            <text:p text:style-name="P252"><text:span text:style-name="T292">Mysl </text:span><text:span text:style-name="T374">ať </text:span><text:span text:style-name="T387">tedy těší velikost odměn, nesmí ji však odrazovat boje a útrapy. Proto i sama Pravda říká těm, kdo k ní přicházejí: „Když někdo přichází ke mně, a nemá v nenávisti svého otce, svou matku, ženu, děti, bratry a sestry, ano, </text:span><text:span text:style-name="T388">dokonce</text:span><text:span text:style-name="T387"> i sám sebe, nemůže být mým učedníkem.“ (</text:span><text:span text:style-name="T362">Lk 14,26</text:span><text:span text:style-name="T387">)</text:span></text:p>
          </table:table-cell>
        </table:table-row>
        <table:table-row table:style-name="Tabulka1.1">
          <table:table-cell table:style-name="Tabulka1.A1" table:number-columns-spanned="2" office:value-type="string">
            <text:p text:style-name="P147">Aliæ Lectiones</text:p>
            <text:p text:style-name="P108">pro uno Martyre</text:p>
          </table:table-cell>
          <table:covered-table-cell/>
        </table:table-row>
        <table:table-row table:style-name="Tabulka1.1">
          <table:table-cell table:style-name="Tabulka1.A1" office:value-type="string">
            <text:p text:style-name="P144">In III. Nocturno</text:p>
            <text:p text:style-name="P49"><text:span text:style-name="T51">Léctio sancti Evangélii </text:span><text:span text:style-name="T52">secúndum </text:span><text:span text:style-name="T54">Joánnem</text:span><text:span text:style-name="T51">.</text:span><text:span text:style-name="T74"> </text:span></text:p>
            <text:p text:style-name="P49"><text:span text:style-name="T74">Lectio ix. Cap. </text:span><text:span text:style-name="T75">1</text:span><text:span text:style-name="T78">2</text:span><text:span text:style-name="T74">.</text:span></text:p>
            <text:p text:style-name="P281">IN illo témpore: Dixit Jesus discípulis suis: Amen, amen dico vobis, nisi granum fruménti cadens in terram, mórtuum fúerit; ipsum solum manet. Et réliqua.</text:p>
            <text:p text:style-name="P6"/>
            <text:p text:style-name="P51"><text:span text:style-name="T102">Homilía sancti Joánnis Chrysóstomi</text:span><text:span text:style-name="T51">.</text:span></text:p>
            <text:p text:style-name="P84">Homil. 66. in Joannem.</text:p>
            <text:p text:style-name="P288">D<text:span text:style-name="T247">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6"/>
          </table:table-cell>
          <table:table-cell table:style-name="Tabulka1.A1" office:value-type="string">
            <text:p text:style-name="P37"/>
            <text:p text:style-name="P37"/>
            <text:p text:style-name="P37"/>
            <text:p text:style-name="P266"><text:span text:style-name="T259">Za</text:span><text:span text:style-name="T107"> onoho času ř</text:span><text:span text:style-name="T110">ekl Ježíš </text:span><text:span text:style-name="T111">učedníkům svým</text:span><text:span text:style-name="T110">: „</text:span><text:span text:style-name="T111">Amen, amen, pravím vám, pokud ovocné semeno nepadne do země a neodumře, zůstane pořád </text:span><text:span text:style-name="T120">jen </text:span><text:span text:style-name="T111">semenem.</text:span><text:span text:style-name="T110">“</text:span><text:span text:style-name="T109"> </text:span><text:span text:style-name="T107">A ostatní.</text:span></text:p>
            <text:p text:style-name="P37"/>
            <text:p text:style-name="P37"/>
            <text:p text:style-name="P37"/>
            <text:p text:style-name="P223"><text:span text:style-name="T293">Sladký</text:span><text:span text:style-name="T389"> je časný život, a plný rozličných potěšení, avšak nikoliv pro všechny, pouze pro ty, kteří </text:span><text:span text:style-name="T390">k němu přilnuli</text:span><text:span text:style-name="T389">. </text:span><text:span text:style-name="T390">Neboť pokud </text:span><text:soft-page-break/><text:span text:style-name="T390">někdo </text:span><text:span text:style-name="T394">po</text:span><text:span text:style-name="T390">zvedne svůj zrak do nebe, důkladně se zahledí na všechnu tu zář, hned tento svět zavrhne, </text:span><text:span text:style-name="T394">a považuje jej za bezcenný</text:span><text:span text:style-name="T390">. </text:span><text:span text:style-name="T391">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68">Lectio x.</text:p>
            <text:p text:style-name="P291">Q<text:span text:style-name="T247">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6"/>
          </table:table-cell>
          <table:table-cell table:style-name="Tabulka1.A1" office:value-type="string">
            <text:p text:style-name="P37"><text:s/></text:p>
            <text:p text:style-name="P249"><text:span text:style-name="T294">Neboť</text:span><text:span text:style-name="T392"> pokud chceme i my patřit na tuto krásu, a rozjímat nad nádherou nebeského království, okamžitě se zbavíme pout tohoto světa. Pouto je totiž náklonnost k věcem pozemským; a k jeho uvolnění, jak nás Kristus vyzývá, napři svůj zrak </text:span><text:span text:style-name="T394">na to, co říká</text:span><text:span text:style-name="T392">. </text:span><text:span text:style-name="T394">Kdo miluje svůj život, ztratí jej, kdo nenávidí svůj život v tomto světě, uchrání jej pro život věčný. <text:s/></text:span><text:span text:style-name="T395">(</text:span><text:span text:style-name="T363">Jan 20, 25</text:span><text:span text:style-name="T395">).</text:span> </text:p>
          </table:table-cell>
        </table:table-row>
        <table:table-row table:style-name="Tabulka1.1">
          <table:table-cell table:style-name="Tabulka1.A1" office:value-type="string">
            <text:p text:style-name="P68">Lectio xj.</text:p>
            <text:p text:style-name="P283">A<text:span text:style-name="T247">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6"/>
          </table:table-cell>
          <table:table-cell table:style-name="Tabulka1.A1" office:value-type="string">
            <text:p text:style-name="P37"/>
            <text:p text:style-name="P225"><text:span text:style-name="T295">Tento</text:span><text:span text:style-name="T395"> výrok nám </text:span><text:span text:style-name="T396">může </text:span><text:span text:style-name="T395">připad</text:span><text:span text:style-name="T396">at</text:span><text:span text:style-name="T395"> jako tajemství; avšak není jím, dokonce je plný </text:span><text:span text:style-name="T399">nejvyšší</text:span><text:span text:style-name="T395"> moudrosti. A jak ten, kdo miluje svůj život, jej může ztratit? </text:span><text:span text:style-name="T400">Pokud se ně</text:span><text:span text:style-name="T395">kdo řídí jeho pošetilými žádostmi, </text:span><text:span text:style-name="T400">a </text:span><text:span text:style-name="T395">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68">Lectio xij.</text:p>
            <text:p text:style-name="P298"><text:span text:style-name="T240">E</text:span><text:span text:style-name="T297">t</text:span><text:span text:style-name="T240">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37"/>
            <text:p text:style-name="P253"><text:span text:style-name="T296">Pán</text:span><text:span text:style-name="T397"> ovšem neříká, „kdo neposlouchá,“ ale „kdo nenávidí.“</text:span> <text:span text:style-name="T397">Tak jako ty, které nenávidíme, nechceme ani slyšet, a </text:span><text:span text:style-name="T400">už vůbec</text:span><text:span text:style-name="T397">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398">(</text:span><text:span text:style-name="T364">cf. Jan 12, 24</text:span><text:span text:style-name="T398">)</text:span></text:p>
          </table:table-cell>
        </table:table-row>
        <table:table-row table:style-name="Tabulka1.1">
          <table:table-cell table:style-name="Tabulka1.A1" table:number-columns-spanned="2" office:value-type="string">
            <text:p text:style-name="P101"><text:span text:style-name="T123">C</text:span><text:span text:style-name="T124">OMMUNE</text:span><text:span text:style-name="T2"> </text:span></text:p>
            <text:p text:style-name="P92">U<text:span text:style-name="T3">nius </text:span>M<text:span text:style-name="T3">artyris, </text:span><text:span text:style-name="T4">et </text:span><text:span text:style-name="T143">P</text:span><text:span text:style-name="T4">lur. </text:span>M<text:span text:style-name="T4">artyrum</text:span></text:p>
            <text:p text:style-name="P106">Tempore Paschali.</text:p>
          </table:table-cell>
          <table:covered-table-cell/>
        </table:table-row>
        <table:table-row table:style-name="Tabulka1.1">
          <table:table-cell table:style-name="Tabulka1.A1" office:value-type="string">
            <text:p text:style-name="P143">In II. Nocturno</text:p>
            <text:p text:style-name="P151">De Epístola sancti Cypriáni Epíscopi et Mártyris </text:p>
            <text:p text:style-name="P151">ad Mártyres et Confessóres.</text:p>
            <text:p text:style-name="P74">Lib. 2. Epist. 6.</text:p>
            <text:p text:style-name="P74">Lectio v.</text:p>
            <text:p text:style-name="P279">Q<text:span text:style-name="T247">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17"/>
          </table:table-cell>
          <table:table-cell table:style-name="Tabulka1.A1" office:value-type="string">
            <text:p text:style-name="P145"><text:s/></text:p>
            <text:p text:style-name="P37"/>
            <text:p text:style-name="P37"/>
            <text:p text:style-name="P37"/>
            <text:p text:style-name="P37"/>
            <text:p text:style-name="P228"><text:span text:style-name="T247">Jaké</text:span>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Boží lid rychleji k Bohu přivedli.</text:p>
          </table:table-cell>
        </table:table-row>
        <table:table-row table:style-name="Tabulka1.1">
          <table:table-cell table:style-name="Tabulka1.A1" office:value-type="string">
            <text:p text:style-name="P74">Lectio vj.</text:p>
            <text:p text:style-name="P188">V<text:span text:style-name="T247">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37"/>
            <text:p text:style-name="P229">S obdivem uzřely přítomn<text:span text:style-name="T177">é</text:span> zástupy <text:span text:style-name="T178">váš</text:span> <text:span text:style-name="T177">nebeský </text:span>souboj, souboj Boží, souboj duchovní, boj Kristův. <text:span text:style-name="T178">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75">Lectio v<text:span text:style-name="T1">i</text:span>j.</text:p>
            <text:p text:style-name="P277">I<text:span text:style-name="T247">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401">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277"/>
          </table:table-cell>
          <table:table-cell table:style-name="Tabulka1.A1" office:value-type="string">
            <text:p text:style-name="P38"/>
            <text:p text:style-name="P245"><text:span text:style-name="T298">N</text:span><text:span text:style-name="T299">eporazitelnou</text:span><text:span text:style-name="T402"> víru ne</text:span><text:span text:style-name="T403">dokáza</text:span><text:span text:style-name="T402">lo přemoci </text:span><text:span text:style-name="T403">ani</text:span><text:span text:style-name="T402"> dlouho zuřící opakované bití, </text:span><text:span text:style-name="T403">třebaže </text:span><text:span text:style-name="T404">kůže kryjící vnitřnosti služebníků Božích již praskla, a mučitelé již nevyvraceli údy, ale otevřené rány. Z nich se řinula krev, jež hasila požár zuřivého pronásledování, jež slavnou krví uspávala plameny a ohně pekelné. </text:span><text:span text:style-name="T405">Ach jaká to byla podívaná pro Pána, jak vznešená, jak veliká, jaká to byla pro Boží oči svátost a oddanost, kterou </text:span><text:span text:style-name="T49">jeho </text:span><text:span text:style-name="T155">voják přijal! Jako se píše v Žalmech, a stejně i Duch svatý k nám takto mluví a učí nás: „Drahocenná je v Hospodinových očích smrt jeho Spravedlivých.“ </text:span><text:span text:style-name="T156">(</text:span><text:span text:style-name="T357">Žalm 115</text:span><text:span text:style-name="T156">)</text:span></text:p>
          </table:table-cell>
        </table:table-row>
        <table:table-row table:style-name="Tabulka1.1">
          <table:table-cell table:style-name="Tabulka1.A1" office:value-type="string">
            <text:p text:style-name="P75">Lectio v<text:span text:style-name="T1">ii</text:span>j.</text:p>
            <text:p text:style-name="P277">P<text:span text:style-name="T247">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277"/>
          </table:table-cell>
          <table:table-cell table:style-name="Tabulka1.A1" office:value-type="string">
            <text:p text:style-name="P38"/>
            <text:p text:style-name="P230"><text:span text:style-name="T300">Drahocenná </text:span>je <text:span text:style-name="T406">tato smrt</text:span>, neboť <text:span text:style-name="T407">vy</text:span>koupila nesmrtelnost za cenu své krve, neboť přijala korunu dokonání ctnosti. <text:span text:style-name="T406">Jakou radost tam Kristus měl, jak rád v takových svých služebnících bojoval a zvítězil jako obránce víry, a dal </text:span><text:span text:style-name="T407">těm, kdo v něj věří,</text:span><text:span text:style-name="T406"> tolik, kolik věřil, že pobere ten, kdo přijímal; byl přítomen jeho boji, bojující za </text:span><text:span text:style-name="T407">své</text:span><text:span text:style-name="T406"> jméno pozdvihl, podepřel, oživil. A ten, jenž za nás jednou smrt přemohl, v nás vždy bude vítězit. </text:span></text:p>
          </table:table-cell>
        </table:table-row>
        <table:table-row table:style-name="Tabulka1.1">
          <table:table-cell table:style-name="Tabulka1.A1" office:value-type="string">
            <text:p text:style-name="P158">In III. Nocturno</text:p>
            <text:p text:style-name="P48"><text:span text:style-name="T51">Léctio sancti Evangélii </text:span><text:span text:style-name="T52">secúndum </text:span><text:span text:style-name="T53">Joánnem</text:span><text:span text:style-name="T51">.</text:span><text:span text:style-name="T74"> </text:span></text:p>
            <text:p text:style-name="P48"><text:span text:style-name="T74">Lectio ix. Cap. </text:span><text:span text:style-name="T75">1</text:span><text:span text:style-name="T79">5</text:span><text:span text:style-name="T74">.</text:span></text:p>
            <text:p text:style-name="P280">I<text:span text:style-name="T247">n</text:span> illo témpore: Dixit Jesus discípulis suis: Ego sum vitis vera: et Pater meus agrícola est. Et réliqua.</text:p>
            <text:p text:style-name="P5"/>
            <text:p text:style-name="P50"><text:span text:style-name="T102">Homilía sancti Augustíni Epíscopi</text:span><text:span text:style-name="T51">.</text:span></text:p>
            <text:p text:style-name="P83">Tract. 80. in Joannem.</text:p>
            <text:p text:style-name="P287"><text:soft-page-break/>I<text:span text:style-name="T247">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5"/>
          </table:table-cell>
          <table:table-cell table:style-name="Tabulka1.A1" office:value-type="string">
            <text:p text:style-name="P36"/>
            <text:p text:style-name="P36"/>
            <text:p text:style-name="P36"/>
            <text:p text:style-name="P265"><text:span text:style-name="T259">Za</text:span><text:span text:style-name="T107"> onoho času ř</text:span><text:span text:style-name="T110">ekl Ježíš </text:span><text:span text:style-name="T112">svým učedníkům</text:span><text:span text:style-name="T110">: „</text:span><text:span text:style-name="T112">Já jsem pravý vinný </text:span><text:span text:style-name="T113">kmen</text:span><text:span text:style-name="T112"> a můj Otec je vinař</text:span><text:span text:style-name="T17">.“</text:span><text:span text:style-name="T109"> </text:span><text:span text:style-name="T107">A ostatní.</text:span></text:p>
            <text:p text:style-name="P36"/>
            <text:p text:style-name="P36"/>
            <text:p text:style-name="P36"/>
            <text:p text:style-name="P310"><text:soft-page-break/><text:span text:style-name="T279">Bratři,</text:span><text:span text:style-name="T203"> </text:span><text:span text:style-name="T204">toto </text:span><text:span text:style-name="T203">místo v Evangeliu, </text:span><text:span text:style-name="T205">na</text:span><text:span text:style-name="T203"> </text:span><text:span text:style-name="T205">němž</text:span><text:span text:style-name="T203"> se Pán nazývá vinným kmenem a své učedníky</text:span><text:span text:style-name="T202"> </text:span><text:span text:style-name="T206">ratolestmi, zní takto proto, že Ježíš Kristus, prostředník Boží a člověk všech lidí, je hlavou Církve, my jsme pak jeho údy. Vinný kmen i ratolesti jsou totiž stejné podstaty. Proto tedy, když </text:span><text:span text:style-name="T207">on </text:span><text:span text:style-name="T206">byl Bohem a my této podstaty nejsme, stal se člověkem, aby se v něm lidská přirozenost stala vinným kmenem, jehož my se p</text:span><text:span text:style-name="T205">ak</text:span><text:span text:style-name="T206"> můžeme stát ratolestmi. </text:span></text:p>
          </table:table-cell>
        </table:table-row>
        <table:table-row table:style-name="Tabulka1.1">
          <table:table-cell table:style-name="Tabulka1.A1" office:value-type="string">
            <text:p text:style-name="P67">Lectio x.</text:p>
            <text:p text:style-name="P290">Q<text:span text:style-name="T247">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5"/>
          </table:table-cell>
          <table:table-cell table:style-name="Tabulka1.A1" office:value-type="string">
            <text:p text:style-name="P315"/>
            <text:p text:style-name="P246"><text:span text:style-name="T272">Co</text:span><text:span text:style-name="T146"> má tedy znamenat </text:span><text:span text:style-name="T147">věta</text:span><text:span text:style-name="T146">: „Já jsem pravý vinný kmen“? Ř</text:span><text:span text:style-name="T147">ekl ji snad</text:span><text:span text:style-name="T146"> Pán </text:span><text:span text:style-name="T147">proto, aby mohl </text:span><text:span text:style-name="T146">dodat slovo „pravý“ </text:span><text:span text:style-name="T147">k vinnému kmeni</text:span><text:span text:style-name="T146">, aby tak bylo jasné, od čeho se odvíjí ta podobnost? </text:span><text:span text:style-name="T148">V</text:span><text:span text:style-name="T146">inným kmenem </text:span><text:span text:style-name="T148">j</text:span><text:span text:style-name="T146">e totiž nazván </text:span><text:span text:style-name="T148">pro svou</text:span><text:span text:style-name="T146"> podobnost, ne </text:span><text:span text:style-name="T148">pro takové </text:span><text:span text:style-name="T146">vlastnosti. Podobně je nazýván beránkem, lvem, skálou, úhelným kamenem a dalšími podobnými názvy, ze kterých jsou pravdivé spíše ty, z nichž se odvozují </text:span><text:span text:style-name="T147">různé</text:span><text:span text:style-name="T146"> podobnosti, než vlastnosti.</text:span></text:p>
          </table:table-cell>
        </table:table-row>
        <table:table-row table:style-name="Tabulka1.1">
          <table:table-cell table:style-name="Tabulka1.A1" office:value-type="string">
            <text:p text:style-name="P67">Lectio xj.</text:p>
            <text:p text:style-name="P282">S<text:span text:style-name="T247">ed</text:span> cum <text:span text:style-name="T144">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5"/>
          </table:table-cell>
          <table:table-cell table:style-name="Tabulka1.A1" office:value-type="string">
            <text:p text:style-name="P36"/>
            <text:p text:style-name="P226"><text:span text:style-name="T247">A</text:span><text:span text:style-name="T271">však</text:span><text:span text:style-name="T145"> když říká: „Já jsem pravý vinný kmen</text:span><text:span text:style-name="T18">,“</text:span><text:span text:style-name="T145"> odlišuje se jistě od toho, o němž je psáno: „Jak ses obrátila v hořkost, vinice cizí?“ Neboť jak by mohl být tím pravým vinným kořenem, o kterém očekáváme, že bude rodit hrozny, kdyby rodil bodláčí? „Já jsem</text:span><text:span text:style-name="T18">,“</text:span><text:span text:style-name="T145"> praví, „pravý vinný kmen. A můj Otec je vinař</text:span><text:span text:style-name="T18">.“</text:span><text:span text:style-name="T145"> Jsou ale snad jedno vinař a réva? </text:span></text:p>
          </table:table-cell>
        </table:table-row>
        <table:table-row table:style-name="Tabulka1.1">
          <table:table-cell table:style-name="Tabulka1.A1" office:value-type="string">
            <text:p text:style-name="P67">Lectio xij.</text:p>
            <text:p text:style-name="P294"><text:span text:style-name="T144">S</text:span><text:span text:style-name="T270">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5"/>
          </table:table-cell>
          <table:table-cell table:style-name="Tabulka1.A1" office:value-type="string">
            <text:p text:style-name="P36"/>
            <text:p text:style-name="P313"><text:span text:style-name="T281">Kristus</text:span><text:span text:style-name="T209"> je tedy vinný kmen podle toho, že řekl: „Otec je větší než já</text:span><text:span text:style-name="T19">.“</text:span><text:span text:style-name="T209"> Podle toho, že řekl: „Já a Otec jedno jsme“</text:span><text:span text:style-name="T208"> </text:span><text:span text:style-name="T209">a „on je vinař</text:span><text:span text:style-name="T19">,“</text:span><text:span text:style-name="T209"> však není takový, jací jsou ti vinaři, kteří se z vnějšku starají a pracují na vinici, nýbrž takový, který zevnitř dává révě vzrůst. Neboť </text:span><text:span text:style-name="T210">nezáleží na tom</text:span><text:span text:style-name="T209">, k</text:span><text:span text:style-name="T210">do</text:span><text:span text:style-name="T209"> sází a</text:span><text:span text:style-name="T210">ni kdo</text:span><text:span text:style-name="T209"> zalévá, ale </text:span><text:span text:style-name="T210">na </text:span><text:span text:style-name="T209">t</text:span><text:span text:style-name="T210">om</text:span><text:span text:style-name="T209">, </text:span><text:span text:style-name="T210">kdo</text:span><text:span text:style-name="T209"> dává vzrůst, </text:span><text:span text:style-name="T210">tedy na Bohu</text:span><text:span text:style-name="T209">. Avšak Bůh je zajisté Kristus, neboť Bůh byl to Slovo. A proto on i Otec jedno jsou, že když Slovo se stalo tělem, </text:span><text:span text:style-name="T214">stal se Bůh tím, </text:span><text:span text:style-name="T209">čím předtím nebyl, a</text:span><text:span text:style-name="T210">však</text:span><text:span text:style-name="T209"> nepřestal být tím, čím předtím byl. </text:span></text:p>
          </table:table-cell>
        </table:table-row>
        <table:table-row table:style-name="Tabulka1.1">
          <table:table-cell table:style-name="Tabulka1.A1" table:number-columns-spanned="2" office:value-type="string">
            <text:p text:style-name="P102"><text:span text:style-name="T123">C</text:span><text:span text:style-name="T124">OMMUNE</text:span><text:span text:style-name="T2"> </text:span></text:p>
            <text:p text:style-name="P95"><text:span text:style-name="T143">P</text:span><text:span text:style-name="T4">lur</text:span><text:span text:style-name="T20">imorum</text:span><text:span text:style-name="T4"> </text:span>M<text:span text:style-name="T4">artyrum</text:span></text:p>
            <text:p text:style-name="P107"><text:span text:style-name="T408">Extra </text:span>Temp<text:span text:style-name="T408">us</text:span> Paschal<text:span text:style-name="T408">e</text:span>.</text:p>
          </table:table-cell>
          <table:covered-table-cell/>
        </table:table-row>
        <table:table-row table:style-name="Tabulka1.1">
          <table:table-cell table:style-name="Tabulka1.A1" office:value-type="string">
            <text:p text:style-name="P158">In III. Nocturno</text:p>
            <text:p text:style-name="P48"><text:span text:style-name="T51">Léctio sancti Evangélii </text:span><text:span text:style-name="T52">secúndum </text:span><text:span text:style-name="T65">Lucam</text:span><text:span text:style-name="T51">.</text:span><text:span text:style-name="T74"> </text:span></text:p>
            <text:p text:style-name="P48"><text:span text:style-name="T74">Lectio ix. Cap. </text:span><text:span text:style-name="T83">21</text:span><text:span text:style-name="T74">.</text:span></text:p>
            <text:p text:style-name="P284">I<text:span text:style-name="T247">n</text:span> illo témpore: Dixit <text:span text:style-name="T408">J</text:span>esus discípulis suis: Cum audiéritis prælia, et seditiónes, nolíte terréri: <text:soft-page-break/>opórtet primum hæc fíeri, sed nondum statim finis. Et réliqua.</text:p>
            <text:p text:style-name="P5"/>
            <text:p text:style-name="P50"><text:span text:style-name="T102">Homilía sancti Gregórii Papæ</text:span><text:span text:style-name="T51">.</text:span></text:p>
            <text:p text:style-name="P83">Homilia 35. in Evangel<text:span text:style-name="T408">ia.</text:span></text:p>
            <text:p text:style-name="P289"><text:span text:style-name="T247">Dóminus</text:span> ac Redémptor noster peritúri mundi præcurréntia mala denúntiat, ut eo minus pertúrbent veniéntia, quo fúerint præscíta. Minus enim <text:span text:style-name="T409">j</text:span>ácula fériunt, quæ prævidéntur: et nos tolerabílius mundi mala suscípimus, si contra hæc per præsciéntiae clípeum munímur. Ecce enim dicit: Cum audiéritis prælia et seditiónes, nolíte terréri: opórtet enim primum hæc fíeri, sed nondum statim finis.</text:p>
            <text:p text:style-name="P5"/>
          </table:table-cell>
          <table:table-cell table:style-name="Tabulka1.A1" office:value-type="string">
            <text:p text:style-name="P36"/>
            <text:p text:style-name="P36"/>
            <text:p text:style-name="P36"/>
            <text:p text:style-name="P265"><text:span text:style-name="T259">Za</text:span><text:span text:style-name="T107"> onoho času ř</text:span><text:span text:style-name="T110">ekl Ježíš </text:span><text:span text:style-name="T112">svým učedníkům</text:span><text:span text:style-name="T110">: „</text:span><text:span text:style-name="T112">Až pak uslyšíte o válkách a vzpourách, neděste se, neboť to se musí stát napřed, ale nebude </text:span><text:span text:style-name="T121">to </text:span><text:span text:style-name="T112">hned </text:span><text:soft-page-break/><text:span text:style-name="T121">ještě </text:span><text:span text:style-name="T112">konec</text:span><text:span text:style-name="T17">.“</text:span><text:span text:style-name="T109"> </text:span><text:span text:style-name="T107">A ostatní.</text:span></text:p>
            <text:p text:style-name="P36"/>
            <text:p text:style-name="P36"/>
            <text:p text:style-name="P36"/>
            <text:p text:style-name="P36"/>
            <text:p text:style-name="P311"><text:span text:style-name="T280">Náš</text:span><text:span text:style-name="T375"> Pán a Vykupitel nám oznamuje zla, která budou </text:span><text:span text:style-name="T378">předcházet</text:span><text:span text:style-name="T375"> zkázu světa, abychom se </text:span><text:span text:style-name="T378">o to </text:span><text:span text:style-name="T375">méně zneklidňovali tím, co přijde, neboť o tom budeme vědět. Nejspíš nás totiž nezraní kopí, pokud je vidíme; a i my spíše dokážeme snášet zla ve světě, pokud proti nim budeme vyzbrojeni štítem proroctví. Proto Pán říká: </text:span><text:span text:style-name="T376">„</text:span><text:span text:style-name="T377">Až pak uslyšíte o válkách a vzpourách, neděste se, neboť to se </text:span><text:span text:style-name="T378">nejdříve </text:span><text:span text:style-name="T377">musí stát, ale nebude </text:span><text:span text:style-name="T375">to </text:span><text:span text:style-name="T377">hned </text:span><text:span text:style-name="T375">ještě </text:span><text:span text:style-name="T377">konec</text:span><text:span text:style-name="T379">.“</text:span></text:p>
          </table:table-cell>
        </table:table-row>
        <table:table-row table:style-name="Tabulka1.1">
          <table:table-cell table:style-name="Tabulka1.A1" office:value-type="string">
            <text:p text:style-name="P67">Lectio x.</text:p>
            <text:p text:style-name="P290"><text:span text:style-name="T247">Pensánda</text:span> sunt verba Redemptóris nostri, per quæ nos áliud intérius, áliud extérius passúros esse denúntiat; bella quippe ad hostes pértinent, seditiónes ad cives. Ut ergo nos índicet intérius exteriúsque turbári, áliud nos fatétur ab hóstibus, áliud a frátribus pérpeti. Sed his malis præveniéntibus, quia non statim finis sequátur, ad<text:span text:style-name="T408">j</text:span>úngit: Surget gens contra gentem.</text:p>
            <text:p text:style-name="P5"/>
          </table:table-cell>
          <table:table-cell table:style-name="Tabulka1.A1" office:value-type="string">
            <text:p text:style-name="P315"/>
            <text:p text:style-name="P246"><text:span text:style-name="T273">Měli</text:span><text:span text:style-name="T146"> </text:span><text:span text:style-name="T149">bychom uvažovat o slovech našeho Vykupitele, v nichž nás varuje, že něco jiného budeme trpět uvnitř, a něco jiného vně; války se totiž týkají </text:span><text:span text:style-name="T50">vnějších </text:span><text:span text:style-name="T149">nepřátel, vzpoury pak občanů.</text:span><text:span text:style-name="T146"> </text:span><text:span text:style-name="T149">Aby nám Pán ukázal, ať si dáváme pozor uvnitř i vně, něco jiného máme trpět od nepřátel, a něco jiného od bratří. Avšak k těmto zlům, </text:span><text:span text:style-name="T150">po nichž</text:span><text:span text:style-name="T149"> bude následovat konec, ne ovšem hned, Pán dodává: „Povstane národ proti národu.“</text:span></text:p>
          </table:table-cell>
        </table:table-row>
        <table:table-row table:style-name="Tabulka1.1">
          <table:table-cell table:style-name="Tabulka1.A1" office:value-type="string">
            <text:p text:style-name="P67">Lectio xj.</text:p>
            <text:p text:style-name="P282"><text:span text:style-name="T247">Última</text:span> tribulátio multis tribulatiónibus prævenítur: et per crebra mala, quæ prævéniunt, indicántur mala perpétua, quæ subsequéntur. Et ídeo post bella et seditiónes non statim finis: quia multa debent mala præcúrrere, ut malum váleant sine fine nuntiáre. Sed cum tot signa perturbatiónis dicta sint, opórtet, ut eórum consideratiónem bréviter per síngula perstringámus: quia necésse est, ut ália e c<text:span text:style-name="T410">oe</text:span>lo, ália e terra, ália ab eleméntis, ália ab homínibus patiámur.</text:p>
            <text:p text:style-name="P5"/>
          </table:table-cell>
          <table:table-cell table:style-name="Tabulka1.A1" office:value-type="string">
            <text:p text:style-name="P36"/>
            <text:p text:style-name="P226"><text:span text:style-name="T301">Poslední</text:span><text:span text:style-name="T145"> </text:span><text:span text:style-name="T410">soužení však bude předcházet mnoho </text:span><text:span text:style-name="T412">jiných</text:span><text:span text:style-name="T410"> soužení; a s pomocí častých zel, která budou předcházet, se poukáže na zla věčná, která </text:span><text:span text:style-name="T412">pak </text:span><text:span text:style-name="T410">budou následovat. A proto po válkách </text:span><text:span text:style-name="T412">i</text:span><text:span text:style-name="T410"> vzpourách nebude hned konec; neboť mnoho zel musí ještě přijít, aby mohla zvěstovat </text:span><text:span text:style-name="T412">to </text:span><text:span text:style-name="T410">zlo bez konce. Avšak pokud máme zmínit tolik známek zmatků, sluší se, abychom se při </text:span><text:span text:style-name="T411">svých </text:span><text:span text:style-name="T410">úva</text:span><text:span text:style-name="T411">há</text:span><text:span text:style-name="T410">ch dotkli každého z nich; neboť je nutné, abychom trpěli soužení z </text:span><text:span text:style-name="T411">n</text:span><text:span text:style-name="T410">ebe, jiná ze země, další od živlů, a jiná zas od lidí.</text:span></text:p>
          </table:table-cell>
        </table:table-row>
        <table:table-row table:style-name="Tabulka1.1">
          <table:table-cell table:style-name="Tabulka1.A1" office:value-type="string">
            <text:p text:style-name="P67">Lectio xij.</text:p>
            <text:p text:style-name="P295"><text:span text:style-name="T247">Ait</text:span> enim: Surget gens contra gentem, ecce perturbátio hóminum: erunt terræmótus magni per loca, ecce respéctus iræ désuper: erunt pestiléntiæ ecce inæquálitas córporum: erit fames, ecce sterílitas terræ: terrorésque de c<text:span text:style-name="T411">oe</text:span>lo et tempestátes, ecce inæquálitas áëris. Quia ergo ómnia consummánda sunt, ante consummatiónem ómnia perturbántur: et qui in cunctis delíquimus, in cunctis ferímur: ut impleátur quod dícitur, Et pugnábit pro eo orbis terrárum contra insensátos.</text:p>
            <text:p text:style-name="P5"/>
          </table:table-cell>
          <table:table-cell table:style-name="Tabulka1.A1" office:value-type="string">
            <text:p text:style-name="P36"/>
            <text:p text:style-name="P313"><text:span text:style-name="T282">Pán</text:span><text:span text:style-name="T209"> </text:span><text:span text:style-name="T211">totiž praví: „Povstane národ proti národu,“ vizme zmatení od lidí; „budou veliká zemětřesení na mnoha místech,“ pohleďme na hněv shůry; „bude mor,“ hle postižení tělesná; „bude hlad,“ u</text:span><text:span text:style-name="T213">zř</text:span><text:span text:style-name="T211">íme neplodnost země; „hrůzná znamení z nebes a bouře,“ vizme soužení z </text:span><text:span text:style-name="T213">povětří</text:span><text:span text:style-name="T211">. Protože se tedy toto vše musí naplnit, předtím </text:span><text:span text:style-name="T213">bude</text:span><text:span text:style-name="T211"> vše napln</text:span><text:span text:style-name="T213">ěno</text:span><text:span text:style-name="T211"> zmatky; a protože my ve všem hřešíme, ve všem budeme také zraněni; aby se naplnil</text:span><text:span text:style-name="T212">a slova Písma: „a svět s ním půjde do boje proti pobloudilcům.“ (</text:span><text:span text:style-name="T215">Mdr 5,21</text:span><text:span text:style-name="T212">)</text:span></text:p>
          </table:table-cell>
        </table:table-row>
        <table:table-row table:style-name="Tabulka1.1">
          <table:table-cell table:style-name="Tabulka1.A1" table:number-columns-spanned="2" office:value-type="string">
            <text:p text:style-name="P148">Aliæ Lectiones</text:p>
            <text:p text:style-name="P109"><text:soft-page-break/>Pro plurib. Martyribus.</text:p>
          </table:table-cell>
          <table:covered-table-cell/>
        </table:table-row>
        <table:table-row table:style-name="Tabulka1.1">
          <table:table-cell table:style-name="Tabulka1.A1" office:value-type="string">
            <text:p text:style-name="P59">In III. Nocturno</text:p>
            <text:p text:style-name="P125"><text:span text:style-name="T51">Léctio sancti Evangélii </text:span><text:span text:style-name="T52">secúndum </text:span><text:span text:style-name="T56">Lucam</text:span><text:span text:style-name="T51">.</text:span><text:span text:style-name="T74"> </text:span></text:p>
            <text:p text:style-name="P125"><text:span text:style-name="T74">Lectio ix. Cap. </text:span><text:span text:style-name="T84">6</text:span></text:p>
            <text:p text:style-name="P305"><text:span text:style-name="T247">In</text:span> illo témpore: Descéndens Jesus de monte, stetit in loco campéstri, et turba discipulórum ejus, et multitúdo copiósa plebis ab omni Jud<text:span text:style-name="T413">ae</text:span>a, et Jerúsalem, et marítima, et Tyri, et Sidónis. Et réliqua.</text:p>
            <text:p text:style-name="P2"/>
            <text:p text:style-name="P126"><text:span text:style-name="T102">Homilía sancti Ambrósii Epíscopi</text:span><text:span text:style-name="T51">.</text:span></text:p>
            <text:p text:style-name="P112">Lib. 5. in Lucam. Cap. 6., post init<text:span text:style-name="T413">ium.</text:span> </text:p>
            <text:p text:style-name="P307"><text:span text:style-name="T247">Advérte</text:span> ómnia diligénter, quómodo et cum Apóstolis ascéndat et descéndat ad turbas. Quómodo enim turba nisi in húmili Christum vidéret? Non séquitur ad excélsa, non ascéndit ad sublímia. Dénique ubi descéndit, invénit infírmos: in excélsis enim infírmi esse non possunt.</text:p>
            <text:p text:style-name="P2"/>
          </table:table-cell>
          <table:table-cell table:style-name="Tabulka1.A1" office:value-type="string">
            <text:p text:style-name="P124"/>
            <text:p text:style-name="P124"/>
            <text:p text:style-name="P124"/>
            <text:p text:style-name="P316"><text:span text:style-name="T259">Za</text:span><text:span text:style-name="T107"> onoho času, </text:span><text:span text:style-name="T122">když </text:span><text:span text:style-name="T107">Ježíš </text:span><text:span text:style-name="T122">sestupoval z hory, zastavil se na rovině, a s ním zástup jeho učedníků a velké množství lidu z celého Judska, z Jerusaléma i z tyrského a sidónského pobřeží</text:span><text:span text:style-name="T116">.</text:span><text:span text:style-name="T107"> A </text:span><text:span text:style-name="T114">ostatní</text:span><text:span text:style-name="T107">.</text:span></text:p>
            <text:p text:style-name="P124"/>
            <text:p text:style-name="P124"/>
            <text:p text:style-name="P124"/>
            <text:p text:style-name="P317"><text:span text:style-name="T302">Všimni</text:span><text:span text:style-name="T413"> si pozorně, jak Pán </text:span><text:span text:style-name="T417">spolu</text:span><text:span text:style-name="T413"> s Apoštoly vystupuje na horu </text:span><text:span text:style-name="T417">i</text:span><text:span text:style-name="T413"> sestupuje k zástupům. Jak jinak by totiž zástup mohl </text:span><text:span text:style-name="T417">uzřít</text:span><text:span text:style-name="T413"> Krista než na místě </text:span><text:span text:style-name="T417">poníženosti</text:span><text:span text:style-name="T413">? Nejde za ním do výšin, nevystupuje na výsosti. Takže když pak </text:span><text:span text:style-name="T417">Pán </text:span><text:span text:style-name="T413">sestoupí, nalézá nemocné; na výsostech totiž žádní nemocní být nemohou.</text:span></text:p>
          </table:table-cell>
        </table:table-row>
        <table:table-row table:style-name="Tabulka1.1">
          <table:table-cell table:style-name="Tabulka1.A1" office:value-type="string">
            <text:p text:style-name="P113">Lectio x.</text:p>
            <text:p text:style-name="P177"><text:span text:style-name="T247">Hinc</text:span> étiam Matth<text:span text:style-name="T414">ae</text:span>us docet in inferióribus débiles esse sanátos. Prius enim unusquísque sanándus est, ut paulátim virtútibus procedéntibus ascéndere possit ad montem; et ídeo quemque in inferióribus sanat, hoc est, a libídine révocat, injúriam cæcitátis avértit. Ad vúlnera nostra descéndit: ut usu quodam et cópia suæ natúræ, compartícipes nos fáciat esse regni c<text:span text:style-name="T413">oe</text:span>léstis.</text:p>
            <text:p text:style-name="P3"/>
          </table:table-cell>
          <table:table-cell table:style-name="Tabulka1.A1" office:value-type="string">
            <text:p text:style-name="P124"/>
            <text:p text:style-name="P322"><text:span text:style-name="T304">Proto</text:span><text:span text:style-name="T168"> také Matouš učí, že </text:span><text:span text:style-name="T169">na níže položených místech jsou slabí uzdravováni. Nejdříve je totiž třeba, aby byl každý uzdraven, aby postupně, jak jeho ctnosti sílí, mohl vystoupit na horu; a proto Pán dole každého uzdravuje, tedy </text:span><text:span text:style-name="T172">od</text:span><text:span text:style-name="T169">volá</text:span><text:span text:style-name="T172">vá</text:span><text:span text:style-name="T169"> od požitků, a odvrací bezpráví slepoty. Sestupuje k našim ranám; aby nás určitým způsobem a hojností své přirozenosti </text:span><text:span text:style-name="T172">u</text:span><text:span text:style-name="T169">čin</text:span><text:span text:style-name="T172">il</text:span><text:span text:style-name="T169"> spoluúčastnými království nebeského.</text:span></text:p>
          </table:table-cell>
        </table:table-row>
        <table:table-row table:style-name="Tabulka1.1">
          <table:table-cell table:style-name="Tabulka1.A1" office:value-type="string">
            <text:p text:style-name="P113">Lectio xj.</text:p>
            <text:p text:style-name="P178"><text:span text:style-name="T247">Beáti</text:span> páuperes, quia vestrum est regnum Dei. Quátuor tantum beatitúdines sanctus Lucas Domínicas pósuit, octo vero sanctus Matth<text:span text:style-name="T415">ae</text:span>us: sed in illis octo istæ quátuor sunt, et in quátuor istis illæ octo. Hic enim quátuor velut virtútes ampléxus est cardináles: ille in illis octo mýsticum númerum reserávit. Pro octáva enim multi inscribúntur Psalmi: et mandátum áccipis octo illis partem dare fortásse benedictiónibus. Sicut enim spei nostræ octáva perféctio est, ita octáva summa virtútum est.</text:p>
            <text:p text:style-name="P3"/>
          </table:table-cell>
          <table:table-cell table:style-name="Tabulka1.A1" office:value-type="string">
            <text:p text:style-name="P124"/>
            <text:p text:style-name="P318"><text:span text:style-name="T305">Blahoslavení</text:span><text:span text:style-name="T169"> chudí, neboť vaše je království Boží. Lukáš nám zanechal pouze čtyři Pánova blahoslavenství, Matouš pak osm; ovšem v těchto osmi jsou obsažena ona čtyři, a v oněch čtyřech těchto osm. Lukáš totiž v</text:span><text:span text:style-name="T172">e svých</text:span><text:span text:style-name="T169"> čtyřech zahrnul kardinální ctnosti; Matouš pak v těch osmi vymezil tajemný počet. Pro osm zpěváků je </text:span><text:span text:style-name="T172">nade</text:span><text:span text:style-name="T169">psáno mnoho Žalmů; </text:span><text:span text:style-name="T170">a přijímáš přikázání těchto osm blahoslavenství uplatnit a </text:span><text:span text:style-name="T172">účastnit se</text:span><text:span text:style-name="T170"> snad i </text:span><text:span text:style-name="T172">na </text:span><text:span text:style-name="T170">požehnání. Jako tedy číslo osm vyjadřuje dokonalost naší naděje, tak je osmička součt</text:span><text:span text:style-name="T173">em</text:span><text:span text:style-name="T170"> všech ctností.</text:span></text:p>
          </table:table-cell>
        </table:table-row>
        <table:table-row table:style-name="Tabulka1.1">
          <table:table-cell table:style-name="Tabulka1.A1" office:value-type="string">
            <text:p text:style-name="P113">Lectio xij.</text:p>
            <text:p text:style-name="P179"><text:span text:style-name="T247">Sed</text:span> prius quæ sunt amplióra videámus. Beáti, inquit, páuperes, quóniam vestrum est regnum Dei. Primam benedictiónem hanc utérque Evangelísta pósuit. Órdine enim prima est, et parens quædam generatióque virtútum: quia qui contempsérit sæculária, ipse merébitur sempitérna: nec potest quisquam méritum regni c<text:span text:style-name="T416">oe</text:span>léstis adipísci, qui mundi cupiditáte pressus, emergéndi non habet facultátem.</text:p>
            <text:p text:style-name="P3"><text:soft-page-break/></text:p>
          </table:table-cell>
          <table:table-cell table:style-name="Tabulka1.A1" office:value-type="string">
            <text:p text:style-name="P124"/>
            <text:p text:style-name="P324"><text:span text:style-name="T306">A</text:span><text:span text:style-name="T303">však </text:span><text:span text:style-name="T171">nejdřív se podívejme, co je větší. Pán praví: „Blahoslavení chudí, neboť vaše je království Boží.“ První požehnání umístili oba Evangelisté sem. V pořadí je totiž první, a </text:span><text:span text:style-name="T173">je </text:span><text:span text:style-name="T171">zdrojem jakéhokoliv druhu ctností; neboť ten, kdo opovrhl věcmi světskými, zaslouží si věčné; a nikdo nemůže dosáhnout zásluhy království nebeského, kdo je utlačován tou</text:span><text:span text:style-name="T173">hou</text:span><text:span text:style-name="T171"> po světě, a nedokáže se osvobodit.</text:span></text:p>
          </table:table-cell>
        </table:table-row>
        <table:table-row table:style-name="Tabulka1.1">
          <table:table-cell table:style-name="Tabulka1.A1" table:number-columns-spanned="2" office:value-type="string">
            <text:p text:style-name="P148">Aliæ Lectiones</text:p>
            <text:p text:style-name="P109">Pro plurib. Martyribus.</text:p>
          </table:table-cell>
          <table:covered-table-cell/>
        </table:table-row>
        <table:table-row table:style-name="Tabulka1.1">
          <table:table-cell table:style-name="Tabulka1.A1" office:value-type="string">
            <text:p text:style-name="P59">In III. Nocturno</text:p>
            <text:p text:style-name="P125"><text:span text:style-name="T51">Léctio sancti Evangélii </text:span><text:span text:style-name="T52">secúndum </text:span><text:span text:style-name="T56">Lucam</text:span><text:span text:style-name="T51">.</text:span><text:span text:style-name="T74"> </text:span></text:p>
            <text:p text:style-name="P125"><text:span text:style-name="T74">Lectio ix. Cap. </text:span><text:span text:style-name="T75">1</text:span><text:span text:style-name="T78">2</text:span></text:p>
            <text:p text:style-name="P305"><text:span text:style-name="T247">In</text:span> illo témpore: Dixit Jesus discípulis suis: Atténdite a ferménto Pharisæórum, quod est hypócrisis. Et réliqua.</text:p>
            <text:p text:style-name="P2"/>
            <text:p text:style-name="P126"><text:span text:style-name="T102">Homilía </text:span><text:span text:style-name="T51">venerábilis Bedæ Presbyteri.</text:span></text:p>
            <text:p text:style-name="P112">Lib. 4. in Luc. c. <text:span text:style-name="T189">1</text:span>2. <text:span text:style-name="T11">(orig. 52)</text:span></text:p>
            <text:p text:style-name="P307">D<text:span text:style-name="T247">e</text:span>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24"/>
            <text:p text:style-name="P124"/>
            <text:p text:style-name="P124"/>
            <text:p text:style-name="P316"><text:span text:style-name="T259">Za</text:span><text:span text:style-name="T107"> onoho času řekl Ježíš </text:span><text:span text:style-name="T116">svým učedníkům</text:span><text:span text:style-name="T107">: „</text:span><text:span text:style-name="T116">Mějte se na pozoru před farizejským kvasem, což jest pokrytectví“.</text:span><text:span text:style-name="T107"> A </text:span><text:span text:style-name="T114">ostatní</text:span><text:span text:style-name="T107">.</text:span></text:p>
            <text:p text:style-name="P124"/>
            <text:p text:style-name="P124"/>
            <text:p text:style-name="P124"/>
            <text:p text:style-name="P317">O tomto kvasu <text:span text:style-name="T190">nám </text:span>Apoštol přikázal: „Proto slavme Velikonoce n<text:span text:style-name="T418">ikoliv</text:span> se starým kvasem, s kvasem zla a špatnosti, ale s nekvašeným<text:span text:style-name="T418">i</text:span> chleb<text:span text:style-name="T418">y</text:span> upřímnosti a pravdy.“ Neboť <text:span text:style-name="T190">stejně</text:span> jako trocha kvasu prokvasí v<text:span text:style-name="T418">e</text:span>š<text:span text:style-name="T418">k</text:span>e<text:span text:style-name="T418">ro</text:span>u mouku, <text:span text:style-name="T418">s níž je smísena</text:span>, a brzo svou chutí prodchne <text:span text:style-name="T190">veškeré</text:span> těsto, tak <text:span text:style-name="T190">i</text:span> pokrytectví, jímž se jednou duch nakazí, jej zbaví v<text:span text:style-name="T418">e</text:span>š<text:span text:style-name="T418">keré</text:span> vážnosti a pravdivosti <text:span text:style-name="T190">jeho </text:span>ctností.</text:p>
          </table:table-cell>
        </table:table-row>
        <table:table-row table:style-name="Tabulka1.1">
          <table:table-cell table:style-name="Tabulka1.A1" office:value-type="string">
            <text:p text:style-name="P113">Lectio x.</text:p>
            <text:p text:style-name="P177">V<text:span text:style-name="T247">erum</text:span>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3"/>
          </table:table-cell>
          <table:table-cell table:style-name="Tabulka1.A1" office:value-type="string">
            <text:p text:style-name="P124"/>
            <text:p text:style-name="P322"><text:span text:style-name="T307">Pravda</text:span><text:span text:style-name="T162"> je i to, co následuje: „Neboť co jste řekli v temnotách, řečeno bude na světle“. Nejen v budoucnu, </text:span><text:span text:style-name="T163">až</text:span><text:span text:style-name="T162"> všechny věci skryté v srdcích budou </text:span><text:span text:style-name="T163">vytaženy</text:span><text:span text:style-name="T162"> na světlo, ale i v současné době se to dá odpovídajícím způsobem </text:span><text:span text:style-name="T163">vyložit</text:span><text:span text:style-name="T162">: neboť cokoliv, co kdysi Apoštolové řekli či </text:span><text:span text:style-name="T163">s</text:span><text:span text:style-name="T162">trpěli v temnotách útlaků a stín</text:span><text:span text:style-name="T163">ech</text:span><text:span text:style-name="T162"> žalářů, nyní Církev zjev</text:span><text:span text:style-name="T163">uje</text:span><text:span text:style-name="T162"> po celém světě, když veřejně </text:span><text:span text:style-name="T163">hlásá a </text:span><text:span text:style-name="T162"><text:s/>pronáší čtení z jejich skutků. </text:span></text:p>
          </table:table-cell>
        </table:table-row>
        <table:table-row table:style-name="Tabulka1.1">
          <table:table-cell table:style-name="Tabulka1.A1" office:value-type="string">
            <text:p text:style-name="P113">Lectio xj.</text:p>
            <text:p text:style-name="P178">N<text:span text:style-name="T247">e</text:span>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3"/>
          </table:table-cell>
          <table:table-cell table:style-name="Tabulka1.A1" office:value-type="string">
            <text:p text:style-name="P124"/>
            <text:p text:style-name="P318"><text:span text:style-name="T303">Nebojte</text:span><text:span text:style-name="T161"> se těch, kteří zabíjejí tělo. Pokud pronásledovatelé Svatý</text:span><text:span text:style-name="T174">ch</text:span><text:span text:style-name="T163"> </text:span><text:span text:style-name="T161">poté, co zabijí tělo, </text:span><text:span text:style-name="T174">jim </text:span><text:span text:style-name="T161">již nemohou více uškodit, </text:span><text:span text:style-name="T163">z</text:span><text:span text:style-name="T161">bytečně tedy </text:span><text:span text:style-name="T163">běsnili </text:span><text:span text:style-name="T161">nenávistí ti, kteří předhazovali mrtvá těla Mučedníků šelmám a ptákům, aby je roztrhali, když se stejně žádným způsobem nemohou postavit všemohoucnosti Boží, aby je nevzkřísila </text:span><text:span text:style-name="T175">k</text:span><text:span text:style-name="T163"> živ</text:span><text:span text:style-name="T175">otu</text:span><text:span text:style-name="T161">.</text:span></text:p>
          </table:table-cell>
        </table:table-row>
        <table:table-row table:style-name="Tabulka1.1">
          <table:table-cell table:style-name="Tabulka1.A1" office:value-type="string">
            <text:p text:style-name="P113">Lectio xij.</text:p>
            <text:p text:style-name="P179">D<text:span text:style-name="T247">uo</text:span>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text:soft-page-break/>re.</text:p>
            <text:p text:style-name="P3"/>
          </table:table-cell>
          <table:table-cell table:style-name="Tabulka1.A1" office:value-type="string">
            <text:p text:style-name="P124"/>
            <text:p text:style-name="P324"><text:span text:style-name="T303">Známe</text:span><text:span text:style-name="T161"> však dva druhy pronásledovatelů: jedni <text:s/>otevřeně zuřivě pronásledují, ti druzí naoko a falešně utěšují. Proti oběma nás chtěl vyzbrojit a </text:span><text:span text:style-name="T164">varovat</text:span><text:span text:style-name="T161"> Spasitel, </text:span><text:span text:style-name="T164">když nám zde přikázal, abychom se měli na pozoru před pokrytectví Farizeů, nebo jinde, abychom se nebáli násilí od katů. Neboť po smrti již nebude trvat ani krutost </text:span><text:span text:style-name="T176">katů</text:span><text:span text:style-name="T164">, ani farizejské pokry</text:span><text:soft-page-break/><text:span text:style-name="T164">tectví.</text:span></text:p>
          </table:table-cell>
        </table:table-row>
        <table:table-row table:style-name="Tabulka1.1">
          <table:table-cell table:style-name="Tabulka1.A1" office:value-type="string">
            <text:p text:style-name="P66"/>
          </table:table-cell>
          <table:table-cell table:style-name="Tabulka1.A1" office:value-type="string">
            <text:p text:style-name="P38"/>
          </table:table-cell>
        </table:table-row>
        <table:table-row table:style-name="Tabulka1.1">
          <table:table-cell table:style-name="Tabulka1.A1" table:number-columns-spanned="2" office:value-type="string">
            <text:p text:style-name="P103"><text:span text:style-name="T123">C</text:span><text:span text:style-name="T124">OMMUNE</text:span><text:span text:style-name="T2"> </text:span></text:p>
            <text:p text:style-name="P93"><text:span text:style-name="T159">C</text:span><text:span text:style-name="T5">onfessoris </text:span><text:span text:style-name="T143">P</text:span><text:span text:style-name="T5">ontificis.</text:span></text:p>
          </table:table-cell>
          <table:covered-table-cell/>
        </table:table-row>
        <table:table-row table:style-name="Tabulka1.1">
          <table:table-cell table:style-name="Tabulka1.A1" office:value-type="string">
            <text:p text:style-name="P135">In I. Nocturno</text:p>
            <text:p text:style-name="P130">De Epístola prima beáti Pauli Apóstoli</text:p>
            <text:p text:style-name="P130">ad Timótheum.</text:p>
            <text:p text:style-name="P73">Lectio j. <text:span text:style-name="T227">Cap. 3.</text:span></text:p>
            <text:p text:style-name="P183">F<text:span text:style-name="T247">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83"/>
          </table:table-cell>
          <table:table-cell table:style-name="Tabulka1.A1" office:value-type="string">
            <text:p text:style-name="P28"/>
            <text:p text:style-name="P28"/>
            <text:p text:style-name="P28"/>
            <text:p text:style-name="P28"/>
            <text:p text:style-name="P193"><text:span text:style-name="T247">Věrohodné</text:span> je to<text:span text:style-name="T234">to</text:span> slovo: Kdo chce být<text:span text:style-name="T234">i</text:span> <text:span text:style-name="T234">B</text:span>iskupem, touží po krásném úkolu. Nuže, <text:span text:style-name="T234">B</text:span>iskup má být bezúhonný, jen <text:span text:style-name="T234">s </text:span>jednou <text:span text:style-name="T234">manželkou </text:span>ženatý, střídmý, rozvážný, řádný, pohostinný, schopný učit, ne pijan, ne rváč, nýbrž vlídný, smířlivý, nezištný, ne svárlivý ani lakomý. Má dobře vést <text:span text:style-name="T234">svůj dům i</text:span> rodinu a mít děti poslušné a počestné.</text:p>
          </table:table-cell>
        </table:table-row>
        <table:table-row table:style-name="Tabulka1.1">
          <table:table-cell table:style-name="Tabulka1.A1" office:value-type="string">
            <text:p text:style-name="P73">Lectio ij.</text:p>
            <text:p text:style-name="P270">S<text:span text:style-name="T247">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17"/>
          </table:table-cell>
          <table:table-cell table:style-name="Tabulka1.A1" office:value-type="string">
            <text:p text:style-name="P35"/>
            <text:p text:style-name="P199"><text:span text:style-name="T234">N</text:span><text:span text:style-name="T247">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73">Lectio iij. <text:span text:style-name="T229">Cap. 4.</text:span></text:p>
            <text:p text:style-name="P270">E<text:span text:style-name="T247">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6"/>
          </table:table-cell>
          <table:table-cell table:style-name="Tabulka1.A1" office:value-type="string">
            <text:p text:style-name="P35"/>
            <text:p text:style-name="P200"><text:span text:style-name="T248">V</text:span><text:span text:style-name="T247">ěří</text:span><text:span text:style-name="T248">cím</text:span><text:span text:style-name="T235"> však</text:span> buď vzorem v řeči, v chování, v lásce, ve víře, v čistotě. <text:s/>Než přijdu, ujmi se předčítání, kázání, vyučování. Nezanedbávej <text:span text:style-name="T235">milost, která je v tobě</text:span>, <text:span text:style-name="T235">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73">Lectio i<text:span text:style-name="T221">v</text:span>. <text:span text:style-name="T236">Cap. 6.</text:span></text:p>
            <text:p text:style-name="P270"><text:span text:style-name="T247">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6"/>
          </table:table-cell>
          <table:table-cell table:style-name="Tabulka1.A1" office:value-type="string">
            <text:p text:style-name="P35"/>
            <text:p text:style-name="P206"><text:span text:style-name="T248">Přikazuji</text:span><text:span text:style-name="T235"> ti </text:span>před Bohem, který dává všemu život, a Kristem Ježíšem, který vydal svědectví svým dobrým vyznáním před Pontiem Pilátem, abys bez poskvrny a výtky <text:span text:style-name="T235">sloužil </text:span>své<text:span text:style-name="T235">mu</text:span> poslání až do příchodu našeho Pána Ježíše Krista. Jeho příchod zjeví v určený čas požehnaný a jediný Vládce, Král králů a Pán <text:span text:style-name="T235">panovníků.</text:span> On jediný je nesmrtelný a přebývá v nepřístupném světle; jeho nikdo z lidí neviděl, <text:span text:style-name="T235">avšak</text:span> a<text:span text:style-name="T235">ni</text:span> vidět nemůže. Jemu patří čest a <text:span text:style-name="T235">vláda na</text:span>vě<text:span text:style-name="T235">ky</text:span>. Amen. <text:s/><text:span text:style-name="T233">(</text:span><text:span text:style-name="T28">ČEP, </text:span><text:span text:style-name="T29">upraveno</text:span><text:span text:style-name="T152">)</text:span></text:p>
          </table:table-cell>
        </table:table-row>
        <text:soft-page-break/>
        <table:table-row table:style-name="Tabulka1.1">
          <table:table-cell table:style-name="Tabulka1.A1" office:value-type="string">
            <text:p text:style-name="P54">In III. Nocturno</text:p>
            <text:p text:style-name="P11">Léctio sancti Evangélii secúndum Matthǽum.</text:p>
            <text:p text:style-name="P10"><text:span text:style-name="T86">Lectio ix. </text:span><text:span text:style-name="T87">Cap. 24</text:span></text:p>
            <text:p text:style-name="P164"><text:span text:style-name="T105">I</text:span><text:span text:style-name="T249">n</text:span><text:span text:style-name="T105"> illo témpore: Dixit Jesus discípulis suis: Vigiláte, quia nescítis qua hora Dóminus vester ventúrus sit. Et réliqua.</text:span></text:p>
            <text:p text:style-name="P21"/>
            <text:p text:style-name="P12">Homilía sancti Hilárii Epíscopi.</text:p>
            <text:p text:style-name="P60">Commentar. In Matth. <text:span text:style-name="T226">c</text:span>. 26. in fine.</text:p>
            <text:p text:style-name="P166">U<text:span text:style-name="T247">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61"/>
          </table:table-cell>
          <table:table-cell table:style-name="Tabulka1.A1" office:value-type="string">
            <text:p text:style-name="P23"/>
            <text:p text:style-name="P23"/>
            <text:p text:style-name="P23"/>
            <text:p text:style-name="P170"><text:span text:style-name="T247">Za</text:span> onoho času řekl Ježíš učedníkům svým: „Bděte, neboť nevíte, kdy přijde váš Pán.“ A další.</text:p>
            <text:p text:style-name="P23"/>
            <text:p text:style-name="P26"/>
            <text:p text:style-name="P172"><text:span text:style-name="T129">I</text:span><text:span text:style-name="T127">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28">Skutečnost</text:span><text:span text:style-name="T127">, že nevíme, kdy </text:span><text:span text:style-name="T128">má </text:span><text:span text:style-name="T127">přij</text:span><text:span text:style-name="T128">ít</text:span><text:span text:style-name="T127"> onen den, nás tedy donutí, abychom </text:span><text:span text:style-name="T128">tuto</text:span><text:span text:style-name="T127"> starost měli neustále na mysli.</text:span></text:p>
          </table:table-cell>
        </table:table-row>
        <table:table-row table:style-name="Tabulka1.1">
          <table:table-cell table:style-name="Tabulka1.A1" office:value-type="string">
            <text:p text:style-name="P60">Lectio x. Cap. 27.</text:p>
            <text:p text:style-name="P167">Q<text:span text:style-name="T247">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7"/>
          </table:table-cell>
          <table:table-cell table:style-name="Tabulka1.A1" office:value-type="string">
            <text:p text:style-name="P23"/>
            <text:p text:style-name="P165"><text:span text:style-name="T251">Kdo</text:span><text:span text:style-name="T253">pak</text:span><text:span text:style-name="T126"> je tedy služebník věrný a </text:span><text:span text:style-name="T132">moudrý</text:span><text:span text:style-name="T126">, kterého Pán ustanovil nad svou rodinou? I když nás společně vybízí k neustálé bdělosti, posílá lidem na pomoc knížata, </text:span><text:span text:style-name="T132">totiž </text:span><text:span text:style-name="T134">B</text:span><text:span text:style-name="T126">iskupy, aby o ně pečovali, a společně očekávali příchodu Páně. To je tedy ten služebník věrný a </text:span><text:span text:style-name="T132">moudrý</text:span><text:span text:style-name="T126">, hlava rodiny, </text:span><text:span text:style-name="T132">kterého</text:span><text:span text:style-name="T126"> má Pán na mysli, </text:span><text:span text:style-name="T132">a </text:span><text:span text:style-name="T126">který se v míře přiměřené stará o všechno, co jemu svěřený lid potřebuje. </text:span></text:p>
          </table:table-cell>
        </table:table-row>
        <table:table-row table:style-name="Tabulka1.1">
          <table:table-cell table:style-name="Tabulka1.A1" office:value-type="string">
            <text:p text:style-name="P60">Lectio xj.</text:p>
            <text:p text:style-name="P167">Q<text:span text:style-name="T247">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61"/>
          </table:table-cell>
          <table:table-cell table:style-name="Tabulka1.A1" office:value-type="string">
            <text:p text:style-name="P23"/>
            <text:p text:style-name="P164"><text:span text:style-name="T126">A pokud uslyší, co bylo řečeno a </text:span><text:span text:style-name="T134">u</text:span><text:span text:style-name="T126">poslechne, co bylo přikázáno, to jest, pokud příhodností a pravdou Kristova učení nepevné posílí, rozpadlé spraví, pokřivené narovná a bude rozdávat slovo života jako věčný pokrm rodině, kterou má živit, a bude </text:span><text:span text:style-name="T132">shledán</text:span><text:span text:style-name="T126">, </text:span><text:span text:style-name="T132">že </text:span><text:span text:style-name="T126">tyto věci činí bez chvilky oddechu, obdrží jako věrný správce slávu od Pána,</text:span><text:bookmark text:name="_GoBack1"/><text:span text:style-name="T126"> a jako užitečný správce bude ustanoven nad všemi dobrými věcmi, to jest, bude uveden do slávy Boží, </text:span><text:span text:style-name="T132">neboť</text:span><text:span text:style-name="T126"> není nic lepšího.</text:span></text:p>
          </table:table-cell>
        </table:table-row>
        <table:table-row table:style-name="Tabulka1.1">
          <table:table-cell table:style-name="Tabulka1.A1" office:value-type="string">
            <text:p text:style-name="P60">Lectio xij.</text:p>
            <text:p text:style-name="P164"><text:span text:style-name="T106">Q</text:span><text:span text:style-name="T250">uod</text:span><text:span text:style-name="T106"> si cóntuens longam</text:span><text:span text:style-name="T216"> </text:span><text:span text:style-name="T106">Dei patiéntiam, quæ in proféctum humánæ salútis exténditur, advérsum consérvos insoléscet, et sæculi malis vitiísque se tradet, præséntium tantum curam in cultu ventris exercens: desperáta die Dóminus advéniet, eumque a bonis, quæ spopónderat, dívidet, portio</text:span><text:soft-page-break/><text:span text:style-name="T106">nemque ejus cum hypócritis in p</text:span><text:span text:style-name="T104">œ</text:span><text:span text:style-name="T106">næ æternitáte constítuet: quia adventum desperáverit, quia mandátis non obtemperáverit, quia præséntibus studúerit.</text:span></text:p>
            <text:p text:style-name="P61"/>
          </table:table-cell>
          <table:table-cell table:style-name="Tabulka1.A1" office:value-type="string">
            <text:p text:style-name="P23"/>
            <text:p text:style-name="P164"><text:span text:style-name="T252">O</text:span><text:span text:style-name="T251">všem</text:span><text:span text:style-name="T126"> pokud se člověk spoléhá na </text:span><text:span text:style-name="T132">vytrvalou </text:span><text:span text:style-name="T126">trpělivost Boží, která k</text:span><text:span text:style-name="T133">u</text:span><text:span text:style-name="T126"> spáse člověka trvá ještě déle, povyšuje se nad své bližní, a oddá se špatnostem a neřestem tohoto světa, </text:span><text:span text:style-name="T133">a </text:span><text:span text:style-name="T126">z věcí přítomných se stará jen o svůj žaludek, v den nečekaný pak přijde Pán a oddělí ho od věcí, kterým se zaslíbil, a </text:span><text:soft-page-break/><text:span text:style-name="T126">dostane podíl s pokrytci, </text:span><text:span text:style-name="T133">odsouzen</text:span><text:span text:style-name="T126"> k věčnému trestu. Neboť o příchod Páně se nestaral, jeho přikázání neposlouchal, </text:span><text:span text:style-name="T133">protože</text:span><text:span text:style-name="T126"> se věnoval věcem přítomným.</text:span></text:p>
          </table:table-cell>
        </table:table-row>
        <table:table-row table:style-name="Tabulka1.1">
          <table:table-cell table:style-name="Tabulka1.A1" table:number-columns-spanned="2" office:value-type="string">
            <text:p text:style-name="P154">Aliæ Lectiones</text:p>
            <text:p text:style-name="P110">pro Confessore <text:span text:style-name="T225">et </text:span>Pont<text:span text:style-name="T225">ifice</text:span>.</text:p>
          </table:table-cell>
          <table:covered-table-cell/>
        </table:table-row>
        <table:table-row table:style-name="Tabulka1.1">
          <table:table-cell table:style-name="Tabulka1.A1" office:value-type="string">
            <text:p text:style-name="P137">In I. Nocturno</text:p>
            <text:p text:style-name="P129">De Epístola beáti Pauli Apóstoli ad Titum.</text:p>
            <text:p text:style-name="P73">Lectio j. <text:span text:style-name="T227">Cap. 1.</text:span></text:p>
            <text:p text:style-name="P183">O<text:span text:style-name="T247">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83"/>
          </table:table-cell>
          <table:table-cell table:style-name="Tabulka1.A1" office:value-type="string">
            <text:p text:style-name="P138"/>
            <text:p text:style-name="P33"/>
            <text:p text:style-name="P33"/>
            <text:p text:style-name="P197"><text:span text:style-name="T247">Neboť</text:span> <text:span text:style-name="T335">B</text:span>iskup má být<text:span text:style-name="T335">i</text:span> bezúhonný jako správce Božího domu. Nemá být nadutý, zlostný, pijan, rváč, chtivý <text:span text:style-name="T228">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73">Lectio ij.</text:p>
            <text:p text:style-name="P270">S<text:span text:style-name="T247">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17"/>
          </table:table-cell>
          <table:table-cell table:style-name="Tabulka1.A1" office:value-type="string">
            <text:p text:style-name="P35"/>
            <text:p text:style-name="P201"><text:span text:style-name="T247">Je</text:span> 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73">Lectio iij. <text:span text:style-name="T229">Cap. 2. et 3.</text:span></text:p>
            <text:p text:style-name="P270">T<text:span text:style-name="T247">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6"/>
          </table:table-cell>
          <table:table-cell table:style-name="Tabulka1.A1" office:value-type="string">
            <text:p text:style-name="P35"/>
            <text:p text:style-name="P202"><text:span text:style-name="T247">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73">Lectio i<text:span text:style-name="T221">v</text:span>.</text:p>
            <text:p text:style-name="P270">I<text:span text:style-name="T247">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6"/>
          </table:table-cell>
          <table:table-cell table:style-name="Tabulka1.A1" office:value-type="string">
            <text:p text:style-name="P35"/>
            <text:p text:style-name="P207"><text:span text:style-name="T230">A</text:span> sám jim dávej dobrý příklad <text:span text:style-name="T231">ve sv</text:span>é<text:span text:style-name="T231">m</text:span> učení, důvěryhodn<text:span text:style-name="T231">osti i cti. A</text:span>ť je <text:span text:style-name="T231">tvé slovo</text:span> zdravé a nepochybné, aby protivník byl zahanben a nemohl o nás povědět nic špatného. Pravdivé je to slovo a přeji si, abys o tom přesvědčivě mluvil, aby se ti, kdož věří v Boha, snažili vynikati dobrými skutky. To<text:span text:style-name="T232">to</text:span> je <text:span text:style-name="T232">pro </text:span>lid dobré a užitečné. <text:span text:style-name="T233">(</text:span><text:span text:style-name="T28">ČEP, </text:span><text:span text:style-name="T29">upraveno</text:span><text:span text:style-name="T152">)</text:span></text:p>
          </table:table-cell>
        </table:table-row>
        <table:table-row table:style-name="Tabulka1.1">
          <table:table-cell table:style-name="Tabulka1.A1" office:value-type="string">
            <text:p text:style-name="P54">In III. Nocturno</text:p>
            <text:p text:style-name="P11"><text:soft-page-break/>Léctio sancti Evangélii secúndum Matthǽum.</text:p>
            <text:p text:style-name="P10"><text:span text:style-name="T86">Lectio ix. </text:span><text:span text:style-name="T87">Cap. 24</text:span></text:p>
            <text:p text:style-name="P164"><text:span text:style-name="T105">I</text:span><text:span text:style-name="T249">n</text:span><text:span text:style-name="T105"> illo témpore: Dixit Jesus discípulis suis: Vigiláte, quia nescítis qua hora Dóminus vester ventúrus sit. Et réliqua.</text:span></text:p>
            <text:p text:style-name="P21"/>
            <text:p text:style-name="P12">Homilía sancti Hilárii Epíscopi.</text:p>
            <text:p text:style-name="P60">Commentar. In Matth. <text:span text:style-name="T226">c</text:span>. 26. in fine.</text:p>
            <text:p text:style-name="P166">U<text:span text:style-name="T247">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dinem suspénsæ expectatiónis exágitat.</text:p>
            <text:p text:style-name="P61"/>
          </table:table-cell>
          <table:table-cell table:style-name="Tabulka1.A1" office:value-type="string">
            <text:p text:style-name="P23"/>
            <text:p text:style-name="P23"><text:soft-page-break/></text:p>
            <text:p text:style-name="P25"/>
            <text:p text:style-name="P171"><text:span text:style-name="T247">Za</text:span> onoho času řekl Ježíš učedníkům svým: „Bděte, neboť nevíte, kdy přijde váš Pán.“ A další.</text:p>
            <text:p text:style-name="P25"/>
            <text:p text:style-name="P26"/>
            <text:p text:style-name="P172"><text:span text:style-name="T129">I</text:span><text:span text:style-name="T127"> když nikdo neví, kdy má přijít onen den, abychom si nemysleli, že ona nevědomost není z dobrého důvodu, vybízí nás Pán, abychom bděli, protože může přijít zloděj; a ponořeni v usilovné modlitby se ve veškerém našem díle drželi všech jeho přikázání. Tím zlodějem je totiž ďábel, který je vždy dost bdělý na to, aby nám odebral naše zásluhy a vkradl se do příbytku našeho těla. A zatímco my spíme a o nic se nestaráme, on jej kopím svých rad a lákadel probodne. Je tedy třeba, abychom byli připraveni. </text:span><text:span text:style-name="T128">Skutečnost</text:span><text:span text:style-name="T127">, že nevíme, kdy </text:span><text:span text:style-name="T128">má </text:span><text:span text:style-name="T127">přij</text:span><text:span text:style-name="T128">ít</text:span><text:span text:style-name="T127"> onen den, nás tedy donutí, abychom </text:span><text:span text:style-name="T128">tuto</text:span><text:span text:style-name="T127"> starost měli neustále na mysli.</text:span></text:p>
          </table:table-cell>
        </table:table-row>
        <table:table-row table:style-name="Tabulka1.1">
          <table:table-cell table:style-name="Tabulka1.A1" office:value-type="string">
            <text:p text:style-name="P60">Lectio x. Cap. 27.</text:p>
            <text:p text:style-name="P167">Q<text:span text:style-name="T247">uisnam</text:span> est fidélis servus et prudens quem constítuit <text:s/>Dóminus super famíliam suam? Quamquam in commúne nos ad indeféssam vigilántiæ curam adhortétur: speciálem tamen pópuli princípibus, id est Epíscopis, in expectatióne adventúque suo sollicitúdinem mandat. Hunc enim servum fidélem atque prudéntem, præpositum famíliæ signíficat, cómmoda atque utilitátes commíssi sibi pópuli curántem.</text:p>
            <text:p text:style-name="P87"/>
          </table:table-cell>
          <table:table-cell table:style-name="Tabulka1.A1" office:value-type="string">
            <text:p text:style-name="P25"/>
            <text:p text:style-name="P173"><text:span text:style-name="T251">Kdo</text:span><text:span text:style-name="T253">pak</text:span><text:span text:style-name="T126"> je tedy služebník věrný a </text:span><text:span text:style-name="T132">moudrý</text:span><text:span text:style-name="T126">, kterého Pán ustanovil nad svou rodinou? I když nás společně vybízí k neustálé bdělosti, posílá lidem na pomoc knížata, </text:span><text:span text:style-name="T132">totiž </text:span><text:span text:style-name="T134">B</text:span><text:span text:style-name="T126">iskupy, aby o ně pečovali, a společně očekávali příchodu Páně. To je tedy ten služebník věrný a </text:span><text:span text:style-name="T132">moudrý</text:span><text:span text:style-name="T126">, hlava rodiny, </text:span><text:span text:style-name="T132">kterého</text:span><text:span text:style-name="T126"> má Pán na mysli, </text:span><text:span text:style-name="T132">a </text:span><text:span text:style-name="T126">který se v míře přiměřené stará o všechno, co jemu svěřený lid potřebuje. </text:span></text:p>
          </table:table-cell>
        </table:table-row>
        <table:table-row table:style-name="Tabulka1.1">
          <table:table-cell table:style-name="Tabulka1.A1" office:value-type="string">
            <text:p text:style-name="P60">Lectio xj.</text:p>
            <text:p text:style-name="P167">Q<text:span text:style-name="T247">ui</text:span> si dicto áudiens, et præcéptis obédiens erit, id est, si doctrínæ opportunitáte et veritáte infírma confírmet, disrúpta consólidet, depraváta convértat, et verbum vitæ in æternitátis cibum aléndæ famíliæ dispéndat, atque hæc agens, hisque ímmorans deprehendátur, glóriam a Dómino tamquam dispensátor fidélis, et víllicus útilis consequétur, et super ómnia bona constituétur; id est, in Dei glória collocábitur, quia nihil sit ultra, quod mélius sit.</text:p>
            <text:p text:style-name="P61"/>
          </table:table-cell>
          <table:table-cell table:style-name="Tabulka1.A1" office:value-type="string">
            <text:p text:style-name="P25"/>
            <text:p text:style-name="P174"><text:span text:style-name="T126">A pokud uslyší, co bylo řečeno a </text:span><text:span text:style-name="T134">u</text:span><text:span text:style-name="T126">poslechne, co bylo přikázáno, to jest, pokud příhodností a pravdou Kristova učení nepevné posílí, rozpadlé spraví, pokřivené narovná a bude rozdávat slovo života jako věčný pokrm rodině, kterou má živit, a bude </text:span><text:span text:style-name="T132">shledán</text:span><text:span text:style-name="T126">, </text:span><text:span text:style-name="T132">že </text:span><text:span text:style-name="T126">tyto věci činí bez chvilky oddechu, obdrží jako věrný správce slávu od Pána,</text:span><text:bookmark text:name="_GoBack12"/><text:span text:style-name="T126"> a jako užitečný správce bude ustanoven nad všemi dobrými věcmi, to jest, bude uveden do slávy Boží, </text:span><text:span text:style-name="T132">neboť</text:span><text:span text:style-name="T126"> není nic lepšího.</text:span></text:p>
          </table:table-cell>
        </table:table-row>
        <table:table-row table:style-name="Tabulka1.1">
          <table:table-cell table:style-name="Tabulka1.A1" office:value-type="string">
            <text:p text:style-name="P60">Lectio xij.</text:p>
            <text:p text:style-name="P164"><text:span text:style-name="T106">Q</text:span><text:span text:style-name="T250">uod</text:span><text:span text:style-name="T106"> si cóntuens longam</text:span><text:span text:style-name="T216"> </text:span><text:span text:style-name="T106">Dei patiéntiam, quæ in proféctum humánæ salútis exténditur, advérsum consérvos insoléscet, et sæculi malis vitiísque se tradet, præséntium tantum curam in cultu ventris exercens: desperáta die Dóminus advéniet, eumque a bonis, quæ spopónderat, dívidet, portionemque ejus cum hypócritis in p</text:span><text:span text:style-name="T104">œ</text:span><text:span text:style-name="T106">næ æternitáte </text:span><text:soft-page-break/><text:span text:style-name="T106">constítuet: quia adventum desperáverit, quia mandátis non obtemperáverit, quia præséntibus studúerit.</text:span></text:p>
            <text:p text:style-name="P61"/>
          </table:table-cell>
          <table:table-cell table:style-name="Tabulka1.A1" office:value-type="string">
            <text:p text:style-name="P25"/>
            <text:p text:style-name="P174"><text:span text:style-name="T252">O</text:span><text:span text:style-name="T251">všem</text:span><text:span text:style-name="T126"> pokud se člověk spoléhá na </text:span><text:span text:style-name="T132">vytrvalou </text:span><text:span text:style-name="T126">trpělivost Boží, která k</text:span><text:span text:style-name="T133">u</text:span><text:span text:style-name="T126"> spáse člověka trvá ještě déle, povyšuje se nad své bližní, a oddá se špatnostem a neřestem tohoto světa, </text:span><text:span text:style-name="T133">a </text:span><text:span text:style-name="T126">z věcí přítomných se stará jen o svůj žaludek, v den nečekaný pak přijde Pán a oddělí ho od věcí, kterým se zaslíbil, a dostane podíl s pokrytci, </text:span><text:span text:style-name="T133">odsouzen</text:span><text:span text:style-name="T126"> k věčnému tres</text:span><text:soft-page-break/><text:span text:style-name="T126">tu. Neboť o příchod Páně se nestaral, jeho přikázání neposlouchal, </text:span><text:span text:style-name="T133">protože</text:span><text:span text:style-name="T126"> se věnoval věcem přítomným.</text:span></text:p>
          </table:table-cell>
        </table:table-row>
        <table:table-row table:style-name="Tabulka1.1">
          <table:table-cell table:style-name="Tabulka1.A1" table:number-columns-spanned="2" office:value-type="string">
            <text:p text:style-name="P96"><text:span text:style-name="T313">P</text:span><text:span text:style-name="T5">r</text:span><text:span text:style-name="T15">o</text:span><text:span text:style-name="T5"> </text:span><text:span text:style-name="T143">D</text:span><text:span text:style-name="T5">o</text:span><text:span text:style-name="T15">c</text:span><text:span text:style-name="T5">t</text:span><text:span text:style-name="T15">oribu</text:span><text:span text:style-name="T5">s</text:span></text:p>
          </table:table-cell>
          <table:covered-table-cell/>
        </table:table-row>
        <table:table-row table:style-name="Tabulka1.1">
          <table:table-cell table:style-name="Tabulka1.A1" office:value-type="string">
            <text:p text:style-name="P139">In I. Nocturno</text:p>
            <text:p text:style-name="P131">De libro Ecclesiástici.</text:p>
            <text:p text:style-name="P76">Lectio j. Cap. <text:span text:style-name="T314">39</text:span>.</text:p>
            <text:p text:style-name="P184">S<text:span text:style-name="T247">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184"/>
          </table:table-cell>
          <table:table-cell table:style-name="Tabulka1.A1" office:value-type="string">
            <text:p text:style-name="P157"><text:s/></text:p>
            <text:p text:style-name="P29"/>
            <text:p text:style-name="P29"/>
            <text:p text:style-name="P231"><text:span text:style-name="T263">Moudrý</text:span><text:span text:style-name="T315"> člověk</text:span> hledá moudrost všech starých a proroctvími se <text:span text:style-name="T315">za</text:span>obírá. Vypravování mužů slovutných si pamatuje a v důvtip přísloví proniká. Tajnosti podobenství zkoumá, a záhadami přísloví se zabývá. Mezi velmoži koná službu, a před obličejem vladařovým se ukazuje. </text:p>
            <text:p text:style-name="P231"/>
          </table:table-cell>
        </table:table-row>
        <table:table-row table:style-name="Tabulka1.1">
          <table:table-cell table:style-name="Tabulka1.A1" office:value-type="string">
            <text:p text:style-name="P76">Lectio ij.</text:p>
            <text:p text:style-name="P271">I<text:span text:style-name="T247">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271"/>
          </table:table-cell>
          <table:table-cell table:style-name="Tabulka1.A1" office:value-type="string">
            <text:p text:style-name="P39"/>
            <text:p text:style-name="P233"><text:span text:style-name="T247">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76">Lectio iij.</text:p>
            <text:p text:style-name="P271">S<text:span text:style-name="T247">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271"/>
          </table:table-cell>
          <table:table-cell table:style-name="Tabulka1.A1" office:value-type="string">
            <text:p text:style-name="P39"/>
            <text:p text:style-name="P234"><text:span text:style-name="T247">Chce-li</text:span> Hospodin veliký, duchem <text:span text:style-name="T316">po</text:span>rozum<text:span text:style-name="T316">ění </text:span>naplňuje ho. On pak <text:span text:style-name="T316">jako déšť </text:span>chrlí řeči své moudrosti a na modlitbě chválí Pána. Umí on <text:span text:style-name="T316">směřovat své </text:span>snahy i myšlenky, o záhadách svých pak uvažovat. </text:p>
          </table:table-cell>
        </table:table-row>
        <table:table-row table:style-name="Tabulka1.1">
          <table:table-cell table:style-name="Tabulka1.A1" office:value-type="string">
            <text:p text:style-name="P76">Lectio i<text:span text:style-name="T317">v</text:span>.</text:p>
            <text:p text:style-name="P271">I<text:span text:style-name="T247">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271"/>
          </table:table-cell>
          <table:table-cell table:style-name="Tabulka1.A1" office:value-type="string">
            <text:p text:style-name="P39"/>
            <text:p text:style-name="P234"><text:span text:style-name="T247">On</text:span> oznamuje kázeň své nauky, zákonem pak smlouvy Páně se honosí. Vychvalují mnozí moudrost jeho, ani na věky nebude vyhlazena. N<text:span text:style-name="T316">ikdy n</text:span>ezhyne památka jeho, jméno jeho žít bude <text:span text:style-name="T316">až do</text:span> poslední<text:span text:style-name="T316">ch</text:span> <text:span text:style-name="T316">po</text:span>kolen<text:span text:style-name="T316">í</text:span>. Moudrost jeho hlásat<text:span text:style-name="T316">i</text:span> budou pohané, a chválu jeho zvěstovat<text:span text:style-name="T316">i</text:span> bude obec. <text:s/><text:span text:style-name="T318">(</text:span><text:span text:style-name="T35">Hejčl, </text:span><text:span text:style-name="T36">lehce upraveno</text:span><text:span text:style-name="T35">)</text:span></text:p>
          </table:table-cell>
        </table:table-row>
        <table:table-row table:style-name="Tabulka1.1">
          <table:table-cell table:style-name="Tabulka1.A1" office:value-type="string">
            <text:p text:style-name="P159">In III. Nocturno</text:p>
            <text:p text:style-name="P49"><text:span text:style-name="T51">Léctio sancti Evangélii</text:span><text:span text:style-name="T57"> </text:span><text:span text:style-name="T58">secúndum </text:span><text:span text:style-name="T59">Matthæum</text:span><text:span text:style-name="T51">.</text:span><text:span text:style-name="T74"> </text:span></text:p>
            <text:p text:style-name="P49"><text:span text:style-name="T74">Lectio ix. Cap. </text:span><text:span text:style-name="T81">5</text:span><text:span text:style-name="T74">.</text:span></text:p>
            <text:p text:style-name="P285"><text:span text:style-name="T247">In</text:span> illo témpore: Dixit Jesus disc<text:span text:style-name="T320">í</text:span>pulis suis: Vos estis sal terrae. Quod si sal evanúerit, in quo saliétur? Et réliqua. </text:p>
            <text:p text:style-name="P6"/>
            <text:p text:style-name="P51"><text:span text:style-name="T102">Homilia sancti </text:span><text:span text:style-name="T57">A</text:span><text:span text:style-name="T59">ugustíni</text:span><text:span text:style-name="T102"> Epíscopi</text:span><text:span text:style-name="T51">.</text:span></text:p>
            <text:p text:style-name="P49"><text:span text:style-name="T88">Lib. 2. Comment. in Luc. </text:span><text:span text:style-name="T90">C</text:span><text:span text:style-name="T88">ap. 2.</text:span></text:p>
            <text:p text:style-name="P268"><text:soft-page-break/><text:span text:style-name="T265">Osténdit</text:span><text:span text:style-name="T59"> </text:span><text:span text:style-name="T51">Dóminus fátuos esse judicándos, qui temporálium bonórum, ve</text:span><text:span text:style-name="T59">l </text:span><text:span text:style-name="T51">cópiam </text:span><text:span text:style-name="T59">s</text:span><text:span text:style-name="T51">ectántes, vel inópiam metuéntes, am</text:span><text:span text:style-name="T59">í</text:span><text:span text:style-name="T51">ttunt ætérna, quae nec dari possunt ab hom</text:span><text:span text:style-name="T59">í</text:span><text:span text:style-name="T51">nibus nec </text:span><text:span text:style-name="T59">a</text:span><text:span text:style-name="T51">uférri. Itaque si sal infatu</text:span><text:span text:style-name="T59">á</text:span><text:span text:style-name="T51">tum fúerit, in quo saliétur? </text:span><text:span text:style-name="T59">i</text:span><text:span text:style-name="T51">d est, si vos, per quos condiéndi sunt quodámmodo pópuli, metu persecutiónum temporálium </text:span><text:span text:style-name="T63">a</text:span><text:span text:style-name="T51">miséritis regna cœlórum; qui erunt hómines, per quos </text:span><text:span text:style-name="T59">a</text:span><text:span text:style-name="T51"> vobis error auferátur, c</text:span><text:span text:style-name="T59">u</text:span><text:span text:style-name="T51">m vos elégerit Deus, per quos errórem áuferat ceterórúm?</text:span></text:p>
            <text:p text:style-name="P6"/>
          </table:table-cell>
          <table:table-cell table:style-name="Tabulka1.A1" office:value-type="string">
            <text:p text:style-name="P37"/>
            <text:p text:style-name="P37"/>
            <text:p text:style-name="P37"/>
            <text:p text:style-name="P266"><text:span text:style-name="T259">Za</text:span><text:span text:style-name="T107"> onoho času </text:span><text:span text:style-name="T117">řekl Ježíš svým učedníkům: „Vy jste sůl země. Co když sůl ztratí chuť, čím bude </text:span><text:span text:style-name="T119">o</text:span><text:span text:style-name="T117">solen</text:span><text:span text:style-name="T119">a</text:span><text:span text:style-name="T117">?“</text:span><text:span text:style-name="T109"> </text:span><text:span text:style-name="T107">A ostatní.</text:span></text:p>
            <text:p text:style-name="P37"/>
            <text:p text:style-name="P37"/>
            <text:p text:style-name="P37"/>
            <text:p text:style-name="P237"><text:soft-page-break/><text:span text:style-name="T247">Pán</text:span> ukázal, že bláhoví jsou <text:span text:style-name="T321">a soudu se dočkají </text:span>ti, kteří dobry časnými, ať už <text:span text:style-name="T321">honbou za bohatstvím</text:span>, nebo strachem z chudoby, ztrácejí dobra věčná, která <text:span text:style-name="T321">jim lidé</text:span> nem<text:span text:style-name="T322">ohou</text:span> dát ani vzít. Pokud tedy sůl ztratí rozum, čím bude <text:span text:style-name="T37">znovu</text:span><text:span text:style-name="T322"> o</text:span>sol<text:span text:style-name="T322">ena</text:span>? To <text:span text:style-name="T321">znamená</text:span>, pokud vy, <text:span text:style-name="T323">kteří máte svým způsobem uchovávat lidi </text:span><text:span text:style-name="T38">před zkažením</text:span><text:span text:style-name="T323">, kvůli strachu z potíží časných ztratíte království nebeské, kde se najdou lidé, kteří vás zbaví vašeho omylu, když právě vás si vybral Bůh, abyste pomáhali od omylů ostatním?</text:span></text:p>
          </table:table-cell>
        </table:table-row>
        <table:table-row table:style-name="Tabulka1.1">
          <table:table-cell table:style-name="Tabulka1.A1" office:value-type="string">
            <text:p text:style-name="P68">Lectio x.</text:p>
            <text:p text:style-name="P285"><text:span text:style-name="T247">E</text:span><text:span text:style-name="T268">rgo</text:span> ad níhilum valet sal infatu<text:span text:style-name="T324">á</text:span>tum, nisi ut mittátur foras, et <text:span text:style-name="T324">con</text:span>c<text:span text:style-name="T324">u</text:span>lcétur ab hom<text:span text:style-name="T324">í</text:span>nibus. Non it<text:span text:style-name="T324">á</text:span>que calcátur ab hominibus, qui pátitur persecutiónem: sed qui persecutiónem timénd<text:span text:style-name="T324">o</text:span> infatu<text:span text:style-name="T324">á</text:span>tur. Calcári enim non potest, <text:span text:style-name="T324">n</text:span>isi inférior: sed inférior non est, qui quamvis córpore multa in terra sust<text:span text:style-name="T324">í</text:span>neat, corde tamen fixus in cœlo est.</text:p>
            <text:p text:style-name="P6"/>
          </table:table-cell>
          <table:table-cell table:style-name="Tabulka1.A1" office:value-type="string">
            <text:p text:style-name="P37"/>
            <text:p text:style-name="P255"><text:span text:style-name="T247">Takže</text:span> zkažená sůl se nehodí k ničemu jinému, než aby se vyhodila ven, a lidé po ní šlapali. Lidé nebudou šlapat po tom, kdo trpí potížemi, ale po tom, kdo se zkazil ze strachu před nimi. Šlapat se dá jen po tom, co je níže. Nicméně <text:span text:style-name="T325">níže není ten, kdo přesto, že tělo jeho trpí na zemi mnohé, pohled jeho srdce je vždy upřen k nebesům. </text:span></text:p>
          </table:table-cell>
        </table:table-row>
        <table:table-row table:style-name="Tabulka1.1">
          <table:table-cell table:style-name="Tabulka1.A1" office:value-type="string">
            <text:p text:style-name="P68">Lectio xj.</text:p>
            <text:p text:style-name="P266"><text:span text:style-name="T266">Vo</text:span><text:span text:style-name="T264">s</text:span><text:span text:style-name="T51"> estis lumen mundi. Quómodo dixit supéri</text:span><text:span text:style-name="T64">u</text:span><text:span text:style-name="T51">s sal terræ, sic nunc dicit lumen mundi. Nam neque supéri</text:span><text:span text:style-name="T64">u</text:span><text:span text:style-name="T51">s ista terra accipiénda est, quam pédib</text:span><text:span text:style-name="T64">u</text:span><text:span text:style-name="T51">s corpóreis calcámus: sed hómines</text:span><text:span text:style-name="T64">,</text:span><text:span text:style-name="T51"> qui in terra hábitant, vel étiam peccatóres, quorum condiéndis et extinguéndis putóribus Apostólicum salem Dóminus misit.</text:span></text:p>
            <text:p text:style-name="P6"/>
          </table:table-cell>
          <table:table-cell table:style-name="Tabulka1.A1" office:value-type="string">
            <text:p text:style-name="P37"/>
            <text:p text:style-name="P238"><text:span text:style-name="T247">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321">zejména</text:span> hříšníky, k jejichž uchování a zamezení <text:span text:style-name="T151">hnilobnému</text:span> zápachu Pán poslal sůl <text:span text:style-name="T322">A</text:span>poštolů.</text:p>
          </table:table-cell>
        </table:table-row>
        <table:table-row table:style-name="Tabulka1.1">
          <table:table-cell table:style-name="Tabulka1.A1" office:value-type="string">
            <text:p text:style-name="P68">Lectio xij.</text:p>
            <text:p text:style-name="P285"><text:span text:style-name="T268">Et</text:span><text:span text:style-name="T324"> </text:span>h<text:span text:style-name="T324">i</text:span>c mundum, non cœlum et terram, sed hómines, qui sunt in mundo, vel <text:span text:style-name="T324">díligunt </text:span>mundum, opórtet <text:span text:style-name="T324">intélligi, </text:span>quibus illuminándis <text:span text:style-name="T324">Apóstoli </text:span>missi sunt. Non potest <text:span text:style-name="T326">cívitas </text:span>abscóndi super montem pósita; id est, fundáta super insignem magnámque just<text:span text:style-name="T324">í</text:span>tiam, quam sign<text:span text:style-name="T324">í</text:span>ficat étiam ipse mons, in quo d<text:span text:style-name="T324">í</text:span>sputat Dóminus.</text:p>
            <text:p text:style-name="P299"/>
          </table:table-cell>
          <table:table-cell table:style-name="Tabulka1.A1" office:value-type="string">
            <text:p text:style-name="P37"/>
            <text:p text:style-name="P256">A měli bychom pochopit, že <text:span text:style-name="T322">kvůli </text:span>t<text:span text:style-name="T322">omu</text:span>to svět<text:span text:style-name="T322">u</text:span>, <text:span text:style-name="T326">a to</text:span> ne<text:span text:style-name="T326">jsou</text:span> nebe<text:span text:style-name="T326">sa</text:span> a země, ale lidé, kteří jsou ve světě či milují svět, právě kvůli nim <text:span text:style-name="T327">byli</text:span> posláni <text:span text:style-name="T322">A</text:span>poštolové, aby je osvítili. Nemůže zůstat skryto město ležící na hoře. To proto, že má sv<text:span text:style-name="T326">é</text:span> základ<text:span text:style-name="T326">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155">Aliæ Lectiones</text:p>
            <text:p text:style-name="P111">pro <text:span text:style-name="T313">Doctoribus</text:span>.</text:p>
          </table:table-cell>
          <table:covered-table-cell/>
        </table:table-row>
        <table:table-row table:style-name="Tabulka1.1">
          <table:table-cell table:style-name="Tabulka1.A1" office:value-type="string">
            <text:p text:style-name="P55">In III. Nocturno</text:p>
            <text:p text:style-name="P13">Léctio sancti Evangélii secúndum Matthǽum.</text:p>
            <text:p text:style-name="P46"><text:span text:style-name="T92">Lectio ix. </text:span><text:span text:style-name="T93">Cap. </text:span><text:span text:style-name="T94">5</text:span></text:p>
            <text:p text:style-name="P176"><text:span text:style-name="T135">I</text:span><text:span text:style-name="T254">n</text:span><text:span text:style-name="T135"> illo témpore: Dixit Jesus discípulis suis: Vos estis sal terræ. Quod si sal evanúerit, in quo saliétur? Et réliqua.</text:span></text:p>
            <text:p text:style-name="P22"/>
            <text:p text:style-name="P14">Homilía sancti Gregórii Papæ.</text:p>
            <text:p text:style-name="P62">Ex Homil. 17. in Luc. 10. ante medium.</text:p>
            <text:p text:style-name="P168"><text:soft-page-break/><text:span text:style-name="T247">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63"/>
          </table:table-cell>
          <table:table-cell table:style-name="Tabulka1.A1" office:value-type="string">
            <text:p text:style-name="P23"/>
            <text:p text:style-name="P23"/>
            <text:p text:style-name="P25"/>
            <text:p text:style-name="P171"><text:span text:style-name="T247">Za</text:span> onoho času řekl Ježíš učedníkům svým: „<text:span text:style-name="T319">Vy jste sůl země. Pokud sůl ztratí chuť, čím bude osolena</text:span>.“ A další.</text:p>
            <text:p text:style-name="P25"/>
            <text:p text:style-name="P26"/>
            <text:p text:style-name="P26"/>
            <text:p text:style-name="P172"><text:soft-page-break/><text:span text:style-name="T256">Nejdražší</text:span><text:span text:style-name="T130"> bratři, je třeba, abychom uvážili, že ten, kdo jednou řečí povzbuzení </text:span><text:span text:style-name="T131">nezvládne</text:span><text:span text:style-name="T130"> napomenout všechny najednou, měl by se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able:table-row table:style-name="Tabulka1.1">
          <table:table-cell table:style-name="Tabulka1.A1" office:value-type="string">
            <text:p text:style-name="P62">Lectio x.</text:p>
            <text:p text:style-name="P169">V<text:span text:style-name="T247">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63"/>
          </table:table-cell>
          <table:table-cell table:style-name="Tabulka1.A1" office:value-type="string">
            <text:p text:style-name="P25"/>
            <text:p text:style-name="P173"><text:span text:style-name="T257">Vy</text:span><text:span text:style-name="T136"> tedy, kteří jste pastýři, mějte na mysli, že pasete Boží stádce. O tomto stádci Bůh skrze Žalmistu říká: „Tvoje stádce v ní bude přebývat“. Často </text:span><text:span text:style-name="T137">také </text:span><text:span text:style-name="T136">vídáme, že velké kusy soli se dávají tažným zvířatům, aby tento kus soli mohli olizovat, a aby tím prospívala. Tedy stejně jako tento kus soli mezi tažnými zvířaty musí být </text:span><text:span text:style-name="T137">i</text:span><text:span text:style-name="T136"> kněz mezi lidmi. </text:span></text:p>
          </table:table-cell>
        </table:table-row>
        <table:table-row table:style-name="Tabulka1.1">
          <table:table-cell table:style-name="Tabulka1.A1" office:value-type="string">
            <text:p text:style-name="P62">Lectio xj.</text:p>
            <text:p text:style-name="P169">C<text:span text:style-name="T247">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63"/>
          </table:table-cell>
          <table:table-cell table:style-name="Tabulka1.A1" office:value-type="string">
            <text:p text:style-name="P25"/>
            <text:p text:style-name="P175"><text:span text:style-name="T251">Je</text:span><text:span text:style-name="T126"> totiž nutné, aby se kněz staral o to, že pokud lidem jednotlivě něco říká, všem říkal totéž: aby totiž každý, kdo přijde ke knězi, jako špetkou soli byl ochucen příchutí života věčného. </text:span><text:span text:style-name="T138">Nejsme totiž solí země, pokud se nedotkneme srdcí těch, </text:span><text:span text:style-name="T137">kteří</text:span><text:span text:style-name="T138"> nás poslouchají: svému bližnímu totiž </text:span><text:span text:style-name="T137">o</text:span><text:span text:style-name="T138">pravd</text:span><text:span text:style-name="T137">u</text:span><text:span text:style-name="T138"> dá pokrm života věčného pouze ten, kdo ze slov kázání neodebere vůbec nic. Avšak pouze tehdy můžeme ostatním kázat pravdu, pokud svá slova ukazujeme </text:span><text:span text:style-name="T137">i </text:span><text:span text:style-name="T138">svým životem a příklady.</text:span></text:p>
          </table:table-cell>
        </table:table-row>
        <table:table-row table:style-name="Tabulka1.1">
          <table:table-cell table:style-name="Tabulka1.A1" office:value-type="string">
            <text:p text:style-name="P62">Lectio xij.</text:p>
            <text:p text:style-name="P176"><text:span text:style-name="T127">N</text:span><text:span text:style-name="T255">ullum</text:span><text:span text:style-name="T127"> puto, fratres charíssimi, ab áliis majus præjudícium, quam a sacerdótibus to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63"/>
          </table:table-cell>
          <table:table-cell table:style-name="Tabulka1.A1" office:value-type="string">
            <text:p text:style-name="P25"/>
            <text:p text:style-name="P174"><text:span text:style-name="T258">Nemyslím</text:span><text:span text:style-name="T138"> si, nejdražší bratři, že existuje větší před</text:span><text:span text:style-name="T137">zvěst budoucího odsouzení</text:span><text:span text:style-name="T138">, než to, co od kněží snáší Bůh: totiž když </text:span><text:span text:style-name="T139">vidí, že </text:span><text:span text:style-name="T138">t</text:span><text:span text:style-name="T139">i</text:span><text:span text:style-name="T138">, které ustanovil, aby napravovali ostatní, </text:span><text:span text:style-name="T139">sami ze sebe dávají příklady špatnosti: když hřešíme my, kteří máme hříchy potlačovat: </text:span><text:span text:style-name="T137">když </text:span><text:span text:style-name="T139">nehledáme žádné dobro pro duše, </text:span><text:span text:style-name="T137">ale </text:span><text:span text:style-name="T139">každý den se věnujeme svým vlastním činnostem, toužíme po věcech pozem-ských, a celou svou myslí usilujeme o lidskou slávu.</text:span></text:p>
          </table:table-cell>
        </table:table-row>
        <table:table-row table:style-name="Tabulka1.1">
          <table:table-cell table:style-name="Tabulka1.A1" table:number-columns-spanned="2" office:value-type="string">
            <text:p text:style-name="P104"><text:span text:style-name="T123">C</text:span><text:span text:style-name="T124">OMMUNE</text:span><text:span text:style-name="T2"> </text:span></text:p>
            <text:p text:style-name="P94"><text:span text:style-name="T159">C</text:span><text:span text:style-name="T5">onfessoris non</text:span><text:span text:style-name="T3"> </text:span><text:span text:style-name="T143">P</text:span><text:span text:style-name="T5">ontificis</text:span></text:p>
          </table:table-cell>
          <table:covered-table-cell/>
        </table:table-row>
        <table:table-row table:style-name="Tabulka1.1">
          <table:table-cell table:style-name="Tabulka1.A1" office:value-type="string">
            <text:p text:style-name="P140">In I. Nocturno</text:p>
            <text:p text:style-name="P132">De libro Sapiéntiæ.</text:p>
            <text:p text:style-name="P77">Lectio j. <text:span text:style-name="T220">Cap. 4.</text:span></text:p>
            <text:p text:style-name="P185">J<text:span text:style-name="T247">ustus</text:span> si morte præoccupátus fúerit, in refrigério erit. Senéctus enim venerábilis est non diutúrna, neque annórum número computáta: cani autem sunt sensus hóminis, et ætas senectútis vita immaculáta. Placens Deo factus est <text:soft-page-break/>diléctus, et vivens inter peccatóres translátus est. Raptus est ne malítia mutáret intelléctum ejus, aut ne fíctio decíperet ánimam illíus.</text:p>
            <text:p text:style-name="P185"/>
          </table:table-cell>
          <table:table-cell table:style-name="Tabulka1.A1" office:value-type="string">
            <text:p text:style-name="P30"/>
            <text:p text:style-name="P30"/>
            <text:p text:style-name="P30"/>
            <text:p text:style-name="P194">U<text:span text:style-name="T247">mře-li</text:span> spravedlivý třeba předčasně, dojde odpočinutí. Ctihodné stáří totiž nespočívá v dlouhém věku ani se neměří počtem let. Ty pravé šediny pro člověka je rozumnost a život bez poskvrny je ten pravý dlouhý věk. Protože se lí<text:soft-page-break/>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77">Lectio ij.</text:p>
            <text:p text:style-name="P272">F<text:span text:style-name="T247">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19"/>
          </table:table-cell>
          <table:table-cell table:style-name="Tabulka1.A1" office:value-type="string">
            <text:p text:style-name="P40"/>
            <text:p text:style-name="P203"><text:span text:style-name="T247">Neboť</text:span> kouzlo neřesti zastírá dobro a <text:span text:style-name="T308">nestálost</text:span> vášně převrací mysl, <text:span text:style-name="T308">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77">Lectio iij.</text:p>
            <text:p text:style-name="P272">C<text:span text:style-name="T247">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18"/>
          </table:table-cell>
          <table:table-cell table:style-name="Tabulka1.A1" office:value-type="string">
            <text:p text:style-name="P40"/>
            <text:p text:style-name="P203"><text:span text:style-name="T247">Spravedlivý</text:span> svou smrtí odsuzuje žijící svévolníky, mládí pak, jež došlo rychlého konce, letité stáří nespravedlivého. <text:span text:style-name="T308">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77">Lectio i<text:span text:style-name="T221">v</text:span>.</text:p>
            <text:p text:style-name="P272">E<text:span text:style-name="T247">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18"/>
          </table:table-cell>
          <table:table-cell table:style-name="Tabulka1.A1" office:value-type="string">
            <text:p text:style-name="P40"/>
            <text:p text:style-name="P208">A budou zneuctěnou mrtvolou, navěky pohrdáni i mezi mrtvými. Neboť on je srazí, <text:span text:style-name="T308">nafoukance</text:span>, že ani nehlesnou, vyvrátí je do základů a až do konce <text:span text:style-name="T308">budou zničeni</text:span>, ocitnou se v mukách a jejich památka zanikne. Při zúčtování svých hříchů přijdou zlomeni strachem a jejich nepravosti je usvědčí tváří v tvář. <text:s/><text:span text:style-name="T309">(</text:span><text:span text:style-name="T32">ČEP, upraveno</text:span><text:span text:style-name="T153">)</text:span></text:p>
          </table:table-cell>
        </table:table-row>
        <table:table-row table:style-name="Tabulka1.1">
          <table:table-cell table:style-name="Tabulka1.A1" office:value-type="string">
            <text:p text:style-name="P57">In III. Nocturno</text:p>
            <text:p text:style-name="P24"><text:span text:style-name="T68">Léctio sancti Evangélii </text:span><text:span text:style-name="T69">secúndum </text:span><text:span text:style-name="T70">Lucam</text:span><text:span text:style-name="T68">.</text:span><text:span text:style-name="T99"> </text:span></text:p>
            <text:p text:style-name="P24"><text:span text:style-name="T99">Lectio ix. Cap. </text:span><text:span text:style-name="T100">1</text:span><text:span text:style-name="T101">2</text:span><text:span text:style-name="T99">.</text:span></text:p>
            <text:p text:style-name="P297"><text:span text:style-name="T247">In</text:span> illo témpore: Dixit Jesus discípulis suis: Sint lumbi vestri præcíncti, et lucérnæ ardéntes in mánibus vestris. Et réliqua.</text:p>
            <text:p text:style-name="P4"/>
            <text:p text:style-name="P24"><text:span text:style-name="T217">Homil</text:span><text:span text:style-name="T218">í</text:span><text:span text:style-name="T217">a sancti </text:span><text:span text:style-name="T68">Gregórii Papæ.</text:span></text:p>
            <text:p text:style-name="P85">Homilia 13. in Evangelia.</text:p>
            <text:p text:style-name="P292"><text:span text:style-name="T247">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text:soft-page-break/>Lúceat lux vestra coram homínibus, ut vídeant ópera vestra bona, et gloríficent Patrem vestrum qui in cælis est. </text:p>
            <text:p text:style-name="P4"/>
          </table:table-cell>
          <table:table-cell table:style-name="Tabulka1.A1" office:value-type="string">
            <text:p text:style-name="P34"/>
            <text:p text:style-name="P34"/>
            <text:p text:style-name="P34"/>
            <text:p text:style-name="P239"><text:span text:style-name="T247">Za</text:span> onoho času, řekl Ježíš svým učedníkům: nechť jsou bedra vaše přepásána a lampy hoří ve vašich rukách. A ostatní.</text:p>
            <text:p text:style-name="P34"/>
            <text:p text:style-name="P34"/>
            <text:p text:style-name="P34"/>
            <text:p text:style-name="P326"><text:span text:style-name="T247">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svítí světlo vaše <text:soft-page-break/>před lidmi, aby viděli vaše dobré skutky, a oslavovali vašeho Otce, který je v nebesích“. </text:p>
          </table:table-cell>
        </table:table-row>
        <table:table-row table:style-name="Tabulka1.1">
          <table:table-cell table:style-name="Tabulka1.A1" office:value-type="string">
            <text:p text:style-name="P70">Lectio x. </text:p>
            <text:p text:style-name="P293"><text:span text:style-name="T247">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4"/>
          </table:table-cell>
          <table:table-cell table:style-name="Tabulka1.A1" office:value-type="string">
            <text:p text:style-name="P34"/>
            <text:p text:style-name="P328"><text:span text:style-name="T247">Jsou</text:span> zde totiž dva příkazy, přepásat bedra a držet lampy, aby v těle vládla čistota cudnosti a světlo pravdy ve skutcích. Spasiteli našemu se nemůžeme líbit ani bez jednoho, ani bez druhého. Totiž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70">Lectio xj.</text:p>
            <text:p text:style-name="P297"><text:span text:style-name="T247">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4"/>
          </table:table-cell>
          <table:table-cell table:style-name="Tabulka1.A1" office:value-type="string">
            <text:p text:style-name="P34"/>
            <text:p text:style-name="P327"><text:span text:style-name="T247">Tedy</text:span> čistota 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70">Lectio xij.</text:p>
            <text:p text:style-name="P296"><text:span text:style-name="T247">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4"/>
          </table:table-cell>
          <table:table-cell table:style-name="Tabulka1.A1" office:value-type="string">
            <text:p text:style-name="P34"/>
            <text:p text:style-name="P257"><text:span text:style-name="T247">Pán</text:span> totiž přijde, až bude pospíchat k soudu. Zatluče pak na dveře tím, <text:span text:style-name="T219">že</text:span> zdravotními potížemi bude <text:span text:style-name="T219">po</text:span>ukazovat <text:span text:style-name="T219">na </text:span>blí<text:span text:style-name="T219">žící se </text:span>smrt. Hned mu otevřeme tím, že jej s láskou přijmeme. Otevřít soudci, který tluče na dveře, nechce ten, kdo se bojí vyjít z těla. A <text:span text:style-name="T219">takový člověk se děsí </text:span>pohledu na <text:span text:style-name="T219">toho</text:span> soudce, <text:span text:style-name="T219">který si</text:span> pamatuje, že jej <text:span text:style-name="T219">soudce </text:span>zavrhl. Kdo si však je jistý svými skutky a nadějí, <text:span text:style-name="T219">ten </text:span>soudci, který tluče na dveře, hned otevře, neboť jej rád uvidí. A když se blíží čas smrti, <text:span text:style-name="T219">už se </text:span>těší na slavnou odměnu. </text:p>
          </table:table-cell>
        </table:table-row>
        <table:table-row table:style-name="Tabulka1.1">
          <table:table-cell table:style-name="Tabulka1.A1" table:number-columns-spanned="2" office:value-type="string">
            <text:p text:style-name="P155">Aliæ Lectiones</text:p>
            <text:p text:style-name="P111">pro Confessore non Pont.</text:p>
          </table:table-cell>
          <table:covered-table-cell/>
        </table:table-row>
        <table:table-row table:style-name="Tabulka1.1">
          <table:table-cell table:style-name="Tabulka1.A1" office:value-type="string">
            <text:p text:style-name="P128">In I. Nocturno</text:p>
            <text:p text:style-name="P133">De libro Ecclesiástici.</text:p>
            <text:p text:style-name="P78">Lectio j. <text:span text:style-name="T220">Cap. 31.</text:span></text:p>
            <text:p text:style-name="P186">B<text:span text:style-name="T24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text:soft-page-break/>sus: fácere mala, et non fecit: ídeo stabilíta sunt bona illíus in Dómino, et eleemósynas illíus enarrábit omnis Ecclésia sanctórum.</text:p>
            <text:p text:style-name="P186"/>
          </table:table-cell>
          <table:table-cell table:style-name="Tabulka1.A1" office:value-type="string">
            <text:p text:style-name="P31"/>
            <text:p text:style-name="P31"/>
            <text:p text:style-name="P31"/>
            <text:p text:style-name="P232"><text:span text:style-name="T247">Blaze</text:span> <text:span text:style-name="T329">muži</text:span>, který <text:span text:style-name="T329">shledán byl </text:span>bez <text:span text:style-name="T329">poskvrny </text:span>a za zlatem se nepachtí. Kdo je takový? Abychom ho chválili! Neboť <text:span text:style-name="T330">podivuhodné věci </text:span>činil v<text:span text:style-name="T330">e</text:span> svém životě. Kdo obstál v pokušení a zůstal neporušený? Bude to jeho <text:span text:style-name="T330">slávou na věky</text:span>. Kdo se mohl dopouštět přestupků, ale nedopustil se <text:soft-page-break/>jich, kdo mohl činit zlé, ale neučinil to? Jeho štěstí je zajištěno <text:span text:style-name="T331">v Pánu</text:span> a o jeho milosrdných činech bude vypravovat <text:span text:style-name="T331">celé </text:span>shromáždění <text:span text:style-name="T331">svatých</text:span>. <text:span text:style-name="T332">(</text:span><text:span text:style-name="T39">ČEP</text:span><text:span text:style-name="T40">, </text:span><text:span text:style-name="T41">značně </text:span><text:span text:style-name="T42">upraveno</text:span><text:span text:style-name="T332">)</text:span></text:p>
          </table:table-cell>
        </table:table-row>
        <table:table-row table:style-name="Tabulka1.1">
          <table:table-cell table:style-name="Tabulka1.A1" office:value-type="string">
            <text:p text:style-name="P79">Lectio ij. <text:span text:style-name="T333">Cap. 32.</text:span></text:p>
            <text:p text:style-name="P273">Q<text:span text:style-name="T247">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273"/>
          </table:table-cell>
          <table:table-cell table:style-name="Tabulka1.A1" office:value-type="string">
            <text:p text:style-name="P41"/>
            <text:p text:style-name="P240"><text:span text:style-name="T247">Kdo</text:span> se bojí Pána, přijme učení jeho,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79">Lectio iij. Cap. 32. et 33.</text:p>
            <text:p text:style-name="P273">Q<text:span text:style-name="T247">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73"/>
          </table:table-cell>
          <table:table-cell table:style-name="Tabulka1.A1" office:value-type="string">
            <text:p text:style-name="P41"/>
            <text:p text:style-name="P235"><text:span text:style-name="T269">Kdo</text:span><text:span text:style-name="T334"> věří Bohu, zachovává </text:span><text:span text:style-name="T43">jeho</text:span><text:span text:style-name="T334">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80">Lectio i<text:span text:style-name="T317">v</text:span>. <text:span text:style-name="T333">Cap. 34.</text:span></text:p>
            <text:p text:style-name="P274">S<text:span text:style-name="T247">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74"/>
          </table:table-cell>
          <table:table-cell table:style-name="Tabulka1.A1" office:value-type="string">
            <text:p text:style-name="P41"/>
            <text:p text:style-name="P236"><text:span text:style-name="T269">Duch</text:span><text:span text:style-name="T334">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40">Hejčl, </text:span><text:span text:style-name="T42">upraveno</text:span><text:span text:style-name="T332">) </text:span></text:p>
          </table:table-cell>
        </table:table-row>
        <table:table-row table:style-name="Tabulka1.1">
          <table:table-cell table:style-name="Tabulka1.A1" office:value-type="string">
            <text:p text:style-name="P56">In III. Nocturno</text:p>
            <text:p text:style-name="P49"><text:span text:style-name="T51">Léctio sancti Evangélii </text:span><text:span text:style-name="T52">secúndum </text:span><text:span text:style-name="T55">Mátthæum</text:span><text:span text:style-name="T51">.</text:span><text:span text:style-name="T74"> </text:span></text:p>
            <text:p text:style-name="P49"><text:span text:style-name="T74">Lectio ix. Cap. </text:span><text:span text:style-name="T75">1</text:span><text:span text:style-name="T78">2</text:span><text:span text:style-name="T80">2</text:span></text:p>
            <text:p text:style-name="P281">In illo témpore: Dixit Petrus ad Jesum: Ecce nos relíquimus ómnia, et secúti sumus te: quid ergo erit nobis? Et réliqua.</text:p>
            <text:p text:style-name="P6"/>
            <text:p text:style-name="P51"><text:span text:style-name="T102">Homilía sancti Hierónymi Presbyteri</text:span><text:span text:style-name="T51">.</text:span></text:p>
            <text:p text:style-name="P115"><text:span text:style-name="T160">Lib. 3. in Matth. Cap.19.</text:span><text:span text:style-name="T191"> </text:span></text:p>
            <text:p text:style-name="P288">Grandis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6"/>
          </table:table-cell>
          <table:table-cell table:style-name="Tabulka1.A1" office:value-type="string">
            <text:p text:style-name="P37"/>
            <text:p text:style-name="P37"/>
            <text:p text:style-name="P37"/>
            <text:p text:style-name="P266"><text:span text:style-name="T107">Za onoho času řekl Petr Ježíšovi: Hle, </text:span><text:span text:style-name="T115">opustili</text:span><text:span text:style-name="T107"> jsme vše a následovali tě. Co tedy budeme mít? A </text:span><text:span text:style-name="T114">ostatní</text:span><text:span text:style-name="T107">.</text:span></text:p>
            <text:p text:style-name="P37"/>
            <text:p text:style-name="P37"/>
            <text:p text:style-name="P37"/>
            <text:p text:style-name="P223">Jak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ulka1.1">
          <table:table-cell table:style-name="Tabulka1.A1" office:value-type="string">
            <text:p text:style-name="P71">Lectio x.</text:p>
            <text:p text:style-name="P180">Jesus autem dixit illis: Amen dico vobis, quod vos, qui secúti estis me, in regeneratióne, cum <text:soft-page-break/>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9"/>
          </table:table-cell>
          <table:table-cell table:style-name="Tabulka1.A1" office:value-type="string">
            <text:p text:style-name="P37"/>
            <text:p text:style-name="P250"><text:span text:style-name="T161">Ježíš jim však řekl: „Amen pravím vám, že vy, kdo jste mě následovali, až bude vše obnoveno </text:span><text:span text:style-name="T165">a</text:span><text:span text:style-name="T161"> až se </text:span><text:soft-page-break/><text:span text:style-name="T161">Syn člověka posadí na trůn své slávy, budete také sedět na dvanácti stolicích a budete soudit dvanáct kmenů izraelských.“ Neřekl „Vy, </text:span><text:span text:style-name="T165">kteří</text:span><text:span text:style-name="T161"> jste opustili vše“, neboť to řekl i filosof Kratés, a bohatstvím pohrdali i mnozí jiní, ale řekl „Vy, kdo jste mě následovali“, což je přístup vlastní apoštolům i všem věřícím. </text:span><text:s/></text:p>
          </table:table-cell>
        </table:table-row>
        <table:table-row table:style-name="Tabulka1.1">
          <table:table-cell table:style-name="Tabulka1.A1" office:value-type="string">
            <text:p text:style-name="P71">Lectio xj.</text:p>
            <text:p text:style-name="P181">I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9"/>
          </table:table-cell>
          <table:table-cell table:style-name="Tabulka1.A1" office:value-type="string">
            <text:p text:style-name="P37"/>
            <text:p text:style-name="P227"><text:span text:style-name="T161">Až bude vše obnoveno, až se Syn člověka posadí na trůn své slávy (až i mrtví z</text:span><text:span text:style-name="T165">e své</text:span><text:span text:style-name="T161"> porušitelnosti neporušeni vstanou), budete i vy sedět na soudních stolicích a odsoudíte dvanáct kmenů izraelských, neboť zatímco vy jste uvěřili, oni uvěřit nechtěli. A každý, kdo opustil dům nebo bratry nebo sestry nebo otce nebo matku nebo manželku nebo děti či pole pro jméno mé, stonásob dostane a bude mít</text:span><text:span text:style-name="T165">i</text:span><text:span text:style-name="T161"> život věčný.</text:span> </text:p>
          </table:table-cell>
        </table:table-row>
        <table:table-row table:style-name="Tabulka1.1">
          <table:table-cell table:style-name="Tabulka1.A1" office:value-type="string">
            <text:p text:style-name="P71">Lectio xij.</text:p>
            <text:p text:style-name="P182">Locus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9"/>
          </table:table-cell>
          <table:table-cell table:style-name="Tabulka1.A1" office:value-type="string">
            <text:p text:style-name="P37"/>
            <text:p text:style-name="P254"><text:span text:style-name="T161">To místo odpovídá větě, kterou pronesl Spasitel: „Nepřišel jsem přinést mír, ale meč. Přišel jsem postavit syna proti otci jeho, dceru proti matce, snachu proti </text:span><text:span text:style-name="T165">tchyni.</text:span><text:span text:style-name="T161"> A nepřítelem člověka bude jeho vlastní rodina.“ Tedy každý, kdo pro víru v Krista a hlásání evangelia pohrdne všemi city a spolu s nimi i bohatstvím a potěšením světa, stonásob dostane a bude mít život věčný. </text:span><text:s/></text:p>
          </table:table-cell>
        </table:table-row>
        <table:table-row table:style-name="Tabulka1.1">
          <table:table-cell table:style-name="Tabulka1.A1" table:number-columns-spanned="2" office:value-type="string">
            <text:p text:style-name="P156">Aliæ Lectiones</text:p>
            <text:p text:style-name="P116"><text:span text:style-name="T328">P</text:span><text:span text:style-name="T2">ro</text:span> <text:span text:style-name="T328">A</text:span><text:span text:style-name="T16">bbatibus</text:span><text:span text:style-name="T2">.</text:span></text:p>
          </table:table-cell>
          <table:covered-table-cell/>
        </table:table-row>
        <table:table-row table:style-name="Tabulka1.1">
          <table:table-cell table:style-name="Tabulka1.A1" office:value-type="string">
            <text:p text:style-name="P136">In I. Nocturno</text:p>
            <text:p text:style-name="P134">De libro Ecclesiástici.</text:p>
            <text:p text:style-name="P81">Lectio j. <text:span text:style-name="T227">Cap. 44.</text:span></text:p>
            <text:p text:style-name="P187"><text:span text:style-name="T310">L</text:span><text:span text:style-name="T24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87"/>
          </table:table-cell>
          <table:table-cell table:style-name="Tabulka1.A1" office:value-type="string">
            <text:p text:style-name="P32"/>
            <text:p text:style-name="P32"/>
            <text:p text:style-name="P32"/>
            <text:p text:style-name="P195"><text:span text:style-name="T260">C</text:span><text:span text:style-name="T247">hvalme</text:span> slavné muže, <text:span text:style-name="T311">své </text:span>otce<text:span text:style-name="T311"> </text:span>všech <text:s/>pokolení. Mnohou slávu vyjevil Hospodin <text:span text:style-name="T311">ve své vznešenosti od věků</text:span>. Panovali ve svých královstvích, <text:span text:style-name="T33">byli to </text:span>muži proslulí svou mocí; <text:span text:style-name="T311">věhlasní svou moudrostí, Proroctvími dokazovali důstojnost Proroků</text:span>. <text:span text:style-name="T311">A vládli lidu svému ctností své moudrosti i přesvatými slovy</text:span>. </text:p>
          </table:table-cell>
        </table:table-row>
        <table:table-row table:style-name="Tabulka1.1">
          <table:table-cell table:style-name="Tabulka1.A1" office:value-type="string">
            <text:p text:style-name="P81">Lectio ij.</text:p>
            <text:p text:style-name="P275">I<text:span text:style-name="T247">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20"><text:soft-page-break/></text:p>
          </table:table-cell>
          <table:table-cell table:style-name="Tabulka1.A1" office:value-type="string">
            <text:p text:style-name="P42"/>
            <text:p text:style-name="P204"><text:span text:style-name="T262">Byli</text:span><text:span text:style-name="T311"> natolik zkušení, že v</text:span>ymýšleli nápěvy písní a psali výpravné básně. Byli to muži bohatí <text:span text:style-name="T311">ctnostmi</text:span>, <text:span text:style-name="T311">milovali krásu </text:span><text:span text:style-name="T33">a umění</text:span>, <text:span text:style-name="T311">a</text:span> pokojně žili ve svých příbytcích. Ti všichni <text:span text:style-name="T311">dosáhli slávy </text:span>u svých současníků a za svého života byli předmětem <text:span text:style-name="T311">mnohé chvály</text:span>. <text:s/></text:p>
          </table:table-cell>
        </table:table-row>
        <table:table-row table:style-name="Tabulka1.1">
          <table:table-cell table:style-name="Tabulka1.A1" office:value-type="string">
            <text:p text:style-name="P81">Lectio iij.</text:p>
            <text:p text:style-name="P275">Q<text:span text:style-name="T260">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19"/>
          </table:table-cell>
          <table:table-cell table:style-name="Tabulka1.A1" office:value-type="string">
            <text:p text:style-name="P42"/>
            <text:p text:style-name="P241"><text:span text:style-name="T24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81">Lectio i<text:span text:style-name="T221">v</text:span>. </text:p>
            <text:p text:style-name="P275">H<text:span text:style-name="T24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9"/>
          </table:table-cell>
          <table:table-cell table:style-name="Tabulka1.A1" office:value-type="string">
            <text:p text:style-name="P42"/>
            <text:p text:style-name="P209"><text:span text:style-name="T261">Svaté</text:span><text:span text:style-name="T312">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span text:style-name="T233">(</text:span><text:span text:style-name="T28">ČEP, </text:span><text:span text:style-name="T34">hodně </text:span><text:span text:style-name="T29">upraveno</text:span><text:span text:style-name="T152">)</text:span></text:p>
          </table:table-cell>
        </table:table-row>
        <table:table-row table:style-name="Tabulka1.1">
          <table:table-cell table:style-name="Tabulka1.A1" table:number-columns-spanned="2" office:value-type="string">
            <text:p text:style-name="P160"><text:span text:style-name="T97">C</text:span><text:span text:style-name="T13">o</text:span><text:span text:style-name="T14">mmune</text:span></text:p>
            <text:p text:style-name="P161"><text:span text:style-name="T98">V</text:span><text:span text:style-name="T14">irginum</text:span><text:span text:style-name="T12">.</text:span></text:p>
          </table:table-cell>
          <table:covered-table-cell/>
        </table:table-row>
        <table:table-row table:style-name="Tabulka1.1">
          <table:table-cell table:style-name="Tabulka1.A1" office:value-type="string">
            <text:p text:style-name="P58">In III. Nocturno</text:p>
            <text:p text:style-name="P52"><text:span text:style-name="T51">Léctio sancti Evangélii</text:span><text:span text:style-name="T57"> </text:span><text:span text:style-name="T58">secúndum </text:span><text:span text:style-name="T59">Matthæum</text:span><text:span text:style-name="T51">.</text:span><text:span text:style-name="T74"> </text:span></text:p>
            <text:p text:style-name="P52"><text:span text:style-name="T74">Lectio ix. Cap. </text:span><text:span text:style-name="T81">5</text:span><text:span text:style-name="T74">.</text:span></text:p>
            <text:p text:style-name="P286">In illo témpore: Dixit Jesus discípulis suis parábolam hanc: Simile erit regnum cælórum decem virgínibus, quæ, accipiéntes lampades suas, exiérunt obviam sponso et sponsæ. Et réliqua.</text:p>
            <text:p text:style-name="P7"/>
            <text:p text:style-name="P52"><text:span text:style-name="T102">Homilia sancti Gregórii Papæ</text:span><text:span text:style-name="T51">.</text:span></text:p>
            <text:p text:style-name="P52"><text:span text:style-name="T88">Homil</text:span><text:span text:style-name="T89">i</text:span><text:span text:style-name="T88">a 12. in Evangelia.</text:span></text:p>
            <text:p text:style-name="P269"><text:span text:style-name="T51">SÆPE vos, fratres c</text:span><text:span text:style-name="T60">h</text:span><text:span text:style-name="T51">aríssimi, adm</text:span><text:span text:style-name="T61">ó</text:span><text:span text:style-name="T51">neo prava ópera f</text:span><text:span text:style-name="T61">ú</text:span><text:span text:style-name="T51">gere, mundi hujus inquinaménta devit</text:span><text:span text:style-name="T61">á</text:span><text:span text:style-name="T51">re, sed hodiérna sancti Evangélii lectióne comp</text:span><text:span text:style-name="T61">é</text:span><text:span text:style-name="T51">llor d</text:span><text:span text:style-name="T61">í</text:span><text:span text:style-name="T51">cere, ut, et bona, quæ </text:span><text:span text:style-name="T61">á</text:span><text:span text:style-name="T51">gitis, cum magna caut</text:span><text:span text:style-name="T61">é</text:span><text:span text:style-name="T51">la teneátis; ne per hoc, quod a vobis rectum geritur, favor aut grátia hum</text:span><text:span text:style-name="T61">á</text:span><text:span text:style-name="T51">na requirátur; ne appet</text:span><text:span text:style-name="T61">í</text:span><text:span text:style-name="T51">tus laudis subrépat, et, quod foris osténditur, intus a merc</text:span><text:span text:style-name="T61">é</text:span><text:span text:style-name="T51">de vacuétur.</text:span></text:p>
            <text:p text:style-name="P7"/>
          </table:table-cell>
          <table:table-cell table:style-name="Tabulka1.A1" office:value-type="string">
            <text:p text:style-name="P43"/>
            <text:p text:style-name="P43"/>
            <text:p text:style-name="P43"/>
            <text:p text:style-name="P267"><text:span text:style-name="T107">Za onoho času, </text:span><text:span text:style-name="T117">řekl Ježíš učedníkům svým </text:span><text:span text:style-name="T118">podobenství toto</text:span><text:span text:style-name="T117">: „</text:span><text:span text:style-name="T118">Podobné jest království nebeské deseti pannám, jež přijaly lampy své a vyšly naproti ženichovi a nevěstě</text:span><text:span text:style-name="T117">“.</text:span><text:span text:style-name="T109"> </text:span><text:span text:style-name="T107">A ostatní.</text:span></text:p>
            <text:p text:style-name="P43"/>
            <text:p text:style-name="P43"/>
            <text:p text:style-name="P247"><text:span text:style-name="T237">Nejdražší bratři, často vám připomínám, abyste se vyhýbali zlým skutkům </text:span><text:span text:style-name="T238">a vyvarovali se nečistoty tohoto světa. </text:span><text:span text:style-name="T239">A</text:span><text:span text:style-name="T238">le k dnešnímu čtení svatého evangelia </text:span><text:span text:style-name="T239">musím</text:span><text:span text:style-name="T238">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69">Lectio x.</text:p>
            <text:p text:style-name="P286">ECCE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ælórum regnum constat quia reprobórum nullus ingréditur, <text:span text:style-name="T241">é</text:span>tiam fátuis virgínibus cur simile esse <text:soft-page-break/>perhibétur? </text:p>
            <text:p text:style-name="P7"/>
          </table:table-cell>
          <table:table-cell table:style-name="Tabulka1.A1" office:value-type="string">
            <text:p text:style-name="P43"/>
            <text:p text:style-name="P258">Podívejme se, že Spasitel mluví o deseti pannách. Říká, že všechny jsou panny, a přece nejsou všechny vpuštěny dovnitř branou blaženosti. <text:s/>Některé z nich totiž, <text:span text:style-name="T242">i když za své panenství očividně baží po slávě, však ve svých nádobách nechtěly mít olej. Nejdříve se tedy musíme zeptat, co jest království nebeské, neboli proč tam bylo deset panen, které jsou nazvány pannami moudrými i pošetilými. Pokud o nebeském království platí, že do něj nevstoupí nic nesvatého, proč se něco podobné</text:span><text:soft-page-break/><text:span text:style-name="T242">ho říká také o </text:span><text:span text:style-name="T30">těchto</text:span><text:span text:style-name="T242"> pannách, které jsou </text:span><text:span text:style-name="T30">pouze</text:span><text:span text:style-name="T242"> pošetilé? </text:span></text:p>
          </table:table-cell>
        </table:table-row>
        <table:table-row table:style-name="Tabulka1.1">
          <table:table-cell table:style-name="Tabulka1.A1" office:value-type="string">
            <text:p text:style-name="P69">Lectio xj.</text:p>
            <text:p text:style-name="P286">SED sciéndum nobis est quod sæpe in sacro eloquio regnum cæ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7"/>
          </table:table-cell>
          <table:table-cell table:style-name="Tabulka1.A1" office:value-type="string">
            <text:p text:style-name="P43"/>
            <text:p text:style-name="P242">Avšak měli bychom vědět, <text:span text:style-name="T243">že v Písmu svatém se často pod pojmem království nebeské míní Církev dnešních dnů. O tom mluví Pán na jiném místě: „Syn člověka pošle své anděly, a ti vyberou z království jeho každé pohoršení“. V onom království blaženosti, v němž vládne nejvyšší mír, se totiž nedají nalézt žádná pohoršení, která by se dala vybrat.</text:span></text:p>
          </table:table-cell>
        </table:table-row>
        <table:table-row table:style-name="Tabulka1.1">
          <table:table-cell table:style-name="Tabulka1.A1" office:value-type="string">
            <text:p text:style-name="P69">Lectio xij.</text:p>
            <text:p text:style-name="P286">I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43"/>
            <text:p text:style-name="P259">Každý z nás má pět tělesných smyslů. Když se tento počet pět zdvojí, dostaneme číslo deset. <text:span text:style-name="T244">A protože zástupy věřících se skládají z obou pohlaví, Církev svatá je připodobněna k deseti pannám. V ní jsou totiž </text:span><text:span text:style-name="T31">zatím </text:span><text:span text:style-name="T244">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149">Aliæ Lectiones</text:p>
            <text:p text:style-name="P72">pro Virginibus.</text:p>
            <text:p text:style-name="P72">Pro Virgine, et Martyre.</text:p>
          </table:table-cell>
          <table:covered-table-cell/>
        </table:table-row>
        <table:table-row table:style-name="Tabulka1.1">
          <table:table-cell table:style-name="Tabulka1.A1" office:value-type="string">
            <text:p text:style-name="P152">In III. Nocturno</text:p>
            <text:p text:style-name="P125"><text:span text:style-name="T51">Léctio sancti Evangélii </text:span><text:span text:style-name="T52">secúndum </text:span><text:span text:style-name="T62">Matthæum</text:span><text:span text:style-name="T51">.</text:span><text:span text:style-name="T74"> </text:span></text:p>
            <text:p text:style-name="P125"><text:span text:style-name="T74">Lectio ix. Cap. </text:span><text:span text:style-name="T82">25</text:span><text:span text:style-name="T74">.</text:span></text:p>
            <text:p text:style-name="P305">In illo témpore: Dixit Jesus discípulis suis parábolam hanc: Simile erit regnum cœlórum decem virgínibus, quæ, accipiéntes lampades suas, exiérunt obviam sponso et sponsæ. Et réliqua.</text:p>
            <text:p text:style-name="P2"/>
            <text:p text:style-name="P126"><text:span text:style-name="T102">Homil</text:span><text:span text:style-name="T103">í</text:span><text:span text:style-name="T102">a sancti </text:span><text:span text:style-name="T51">Joánnis Chrysóstomi.</text:span></text:p>
            <text:p text:style-name="P112">Homilia 79. in Matth.</text:p>
            <text:p text:style-name="P307">MAGNA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2"/>
          </table:table-cell>
          <table:table-cell table:style-name="Tabulka1.A1" office:value-type="string">
            <text:p text:style-name="P124"/>
            <text:p text:style-name="P124"/>
            <text:p text:style-name="P124"/>
            <text:p text:style-name="P319">Za onoho času řekl Ježíš učedníkům svým podobenství toto: Podobné bude království nebeské deseti pannám, které vzaly lampy své a vyšly naproti ženichovi a nevěstě. A ostatní.</text:p>
            <text:p text:style-name="P124"/>
            <text:p text:style-name="P124"/>
            <text:p text:style-name="P320">Pán hodně mluvil o panenství, řka: „kdo může pochopit, pochop“. A dobře věděl, že panenství je chováno mezi lidmi ve velké úctě, neboť je to věc nadpřirozeně vznešená. Víme však, že ani ve starém zákoně jej dávní svatí mužové nepěstovali, ani v novém zákoně není žádným zákonem přikázáno jako nutnost. Pán tedy panenství nenařídil, nýbrž svým věrným jej dovolil, pokud si tak budou přát.</text:p>
          </table:table-cell>
        </table:table-row>
        <table:table-row table:style-name="Tabulka1.1">
          <table:table-cell table:style-name="Tabulka1.A1" office:value-type="string">
            <text:p text:style-name="P114">Lectio x.</text:p>
            <text:p text:style-name="P308">QUÓNIAM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text:soft-page-break/>illis cóllocat; fornicator enim córporum, istæ vero pecuniárum cupiditate vincúntur.</text:p>
            <text:p text:style-name="P2"/>
          </table:table-cell>
          <table:table-cell table:style-name="Tabulka1.A1" office:value-type="string">
            <text:p text:style-name="P124"/>
            <text:p text:style-name="P323">Protože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245">spolu</text:span> s cizo-ložníky. A <text:soft-page-break/>zaslouženě se tak stane <text:span text:style-name="T245">tomu </text:span>nemilo-srdnému nelidovi. Cizoložník je přemožen touhou po těle, pošetilé panny zase touhou po penězích.</text:p>
          </table:table-cell>
        </table:table-row>
        <table:table-row table:style-name="Tabulka1.1">
          <table:table-cell table:style-name="Tabulka1.A1" office:value-type="string">
            <text:p text:style-name="P114">Lectio xj.</text:p>
            <text:p text:style-name="P306">NON est autem córporum et pecúniæ par cupíditas; sed ácrior multo atque veheméntior illa córporum est. Quanto ígitur cum imbecillióre luctántur, tanto minus vénia dignæ sunt, si vincántur. Idcírco étiam fátuas appellávit; quóniam, majóri certámine superáto, in facíliore totum perdidérunt.</text:p>
            <text:p text:style-name="P2"/>
          </table:table-cell>
          <table:table-cell table:style-name="Tabulka1.A1" office:value-type="string">
            <text:p text:style-name="P124"/>
            <text:p text:style-name="P321">Touha tělesná totiž není rovna touze po penězích, avšak ta tělesná je mnohem mocnější a naléhavější. Když bojujeme se slabším, o to méně jsme hodni <text:span text:style-name="T246">slitování</text:span>,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114">Lectio xij.</text:p>
            <text:p text:style-name="P309">LÁMPADES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sperábant: quaprópter crebro ab hujúsmodi eos spe révocat.</text:p>
            <text:p text:style-name="P2"/>
          </table:table-cell>
          <table:table-cell table:style-name="Tabulka1.A1" office:value-type="string">
            <text:p text:style-name="P124"/>
            <text:p text:style-name="P325">Samotné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246">zradil</text:span> od tohoto názoru. Oni v to totiž doufali, i když to Pán často popíral.</text:p>
          </table:table-cell>
        </table:table-row>
        <table:table-row table:style-name="Tabulka1.1">
          <table:table-cell table:style-name="Tabulka1.A1" table:number-columns-spanned="2" office:value-type="string">
            <text:p text:style-name="P98"><text:span text:style-name="T179">C</text:span><text:span text:style-name="T9">o</text:span><text:span text:style-name="T10">mmune</text:span></text:p>
            <text:p text:style-name="P99"><text:span text:style-name="T180">D</text:span><text:span text:style-name="T8">edication</text:span><text:span text:style-name="T6">is</text:span><text:span text:style-name="T7"> </text:span><text:span text:style-name="T180">E</text:span><text:span text:style-name="T8">cclesiæ </text:span></text:p>
            <text:p text:style-name="P153"><draw:frame draw:style-name="fr1" draw:name="Obrázek3" text:anchor-type="char" svg:x="2.798in" svg:y="0.0866in" svg:width="1.6898in" svg:height="0.1209in" draw:z-index="0"><draw:image xlink:href="Pictures/100006D00000C54500000E0BC683FB34DF2CE92E.emf" xlink:type="simple" xlink:show="embed" xlink:actuate="onLoad" draw:mime-type="image/x-emf"/><draw:image xlink:href="Pictures/1000000100000952000000AA7CBCF4E8CCA0FF50.png" xlink:type="simple" xlink:show="embed" xlink:actuate="onLoad" draw:mime-type="image/png"/></draw:frame></text:p>
          </table:table-cell>
          <table:covered-table-cell/>
        </table:table-row>
        <table:table-row table:style-name="Tabulka1.1">
          <table:table-cell table:style-name="Tabulka1.A1" office:value-type="string">
            <text:p text:style-name="P136">In I. Nocturno</text:p>
            <text:p text:style-name="P134">De libro secundo Paralipómenon.</text:p>
            <text:p text:style-name="P81">Lectio j. <text:span text:style-name="T227">Cap. </text:span><text:span text:style-name="T336">7</text:span><text:span text:style-name="T227">.</text:span></text:p>
            <text:p text:style-name="P187"><text:span text:style-name="T247">Cum</text:span> complésset Sálomon fundens preces, ignis descéndit de c<text:span text:style-name="T337">oe</text:span>lo et devorávit holocáusta et víctimas: et majéstas Dómini implévit domum. Nec póterant sacerdótes íngredi templum Dómini, eo quod implésset majéstas Dómini, templum Dómini. </text:p>
            <text:p text:style-name="P187"/>
          </table:table-cell>
          <table:table-cell table:style-name="Tabulka1.A1" office:value-type="string">
            <text:p text:style-name="P32"/>
            <text:p text:style-name="P32"/>
            <text:p text:style-name="P32"/>
            <text:p text:style-name="P196"><text:span text:style-name="T247">Když</text:span> Šalomoun dokončil svou modlitbu, sestoupil z nebe oheň a pohltil zápalnou oběť i díly obětního hodu, a dům naplnila Hospodinova sláva. Kněží nemohli do Hospodinova <text:span text:style-name="T337">chrámu</text:span> vstoupit, neboť Hospodinova sláva naplnila Hospodinův <text:span text:style-name="T337">chrám</text:span>. </text:p>
          </table:table-cell>
        </table:table-row>
        <table:table-row table:style-name="Tabulka1.1">
          <table:table-cell table:style-name="Tabulka1.A1" office:value-type="string">
            <text:p text:style-name="P81">Lectio ij.</text:p>
            <text:p text:style-name="P275"><text:span text:style-name="T247">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20"/>
          </table:table-cell>
          <table:table-cell table:style-name="Tabulka1.A1" office:value-type="string">
            <text:p text:style-name="P42"/>
            <text:p text:style-name="P204"><text:span text:style-name="T311">A všichni </text:span><text:span text:style-name="T337">snové </text:span><text:span text:style-name="T311">I</text:span><text:span text:style-name="T337">s</text:span><text:span text:style-name="T311">rael</text:span><text:span text:style-name="T337">e</text:span><text:span text:style-name="T311"> viděli sestupující oheň i Hospodinovu slávu nad domem, klesli na dlažbu tváří k zemi, klaněli se a vzdávali chválu Hospodinu, protože je dobrý a že jeho milosrdenství </text:span><text:span text:style-name="T337">trvá navěky</text:span><text:span text:style-name="T311">. </text:span></text:p>
          </table:table-cell>
        </table:table-row>
        <table:table-row table:style-name="Tabulka1.1">
          <table:table-cell table:style-name="Tabulka1.A1" office:value-type="string">
            <text:p text:style-name="P81">Lectio iij.</text:p>
            <text:p text:style-name="P275"><text:span text:style-name="T247">Rex</text:span> autem et omnis pópulus immolábant víctimas coram Dómino. Mactávit ígitur rex Sálomon hóstias, boum vigínti duo míllia, aríetum cen<text:soft-page-break/>tum vigínti míllia: et dedicávit domum Dei rex et univérsus pópulus. Sacerdótes autem stábant in offíciis suis, et Levítæ in organis cárminum Dómini, quæ fecit David rex ad laudándum Dóminum.</text:p>
            <text:p text:style-name="P19"/>
          </table:table-cell>
          <table:table-cell table:style-name="Tabulka1.A1" office:value-type="string">
            <text:p text:style-name="P42"/>
            <text:p text:style-name="P241">A král i všechen lid slavili před Hospodinem obětní hod. Král Šalomoun <text:span text:style-name="T337">porazil</text:span> k obětnímu hodu dvacet dva tisíce kusů skotu a sto dvacet tisíc kusů <text:soft-page-break/>bravu. Tak zasvětil král s veškerým lidem Boží dům. Kněží stáli na svých místech, též <text:span text:style-name="T337">Levité</text:span> s hudebními nástroji k <text:span text:style-name="T337">písním pro</text:span> Hospodina; ty dal zhotovit král David, aby jimi vzdávali Hospodinu chválu.</text:p>
          </table:table-cell>
        </table:table-row>
        <table:table-row table:style-name="Tabulka1.1">
          <table:table-cell table:style-name="Tabulka1.A1" office:value-type="string">
            <text:p text:style-name="P81">Lectio i<text:span text:style-name="T221">v</text:span>. </text:p>
            <text:p text:style-name="P275"><text:span text:style-name="T275">P</text:span><text:span text:style-name="T247">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19"/>
          </table:table-cell>
          <table:table-cell table:style-name="Tabulka1.A1" office:value-type="string">
            <text:p text:style-name="P42"/>
            <text:p text:style-name="P210"><text:span text:style-name="T312">Kněží naproti nim troubili a celý I</text:span><text:span text:style-name="T337">s</text:span><text:span text:style-name="T312">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27"><text:span text:style-name="T233">(</text:span><text:span text:style-name="T28">ČEP,</text:span><text:span text:style-name="T34"> </text:span><text:span text:style-name="T29">upraveno</text:span><text:span text:style-name="T152">)</text:span></text:p>
          </table:table-cell>
        </table:table-row>
        <table:table-row table:style-name="Tabulka1.1">
          <table:table-cell table:style-name="Tabulka1.A1" office:value-type="string">
            <text:p text:style-name="P162">In II. Nocturno</text:p>
            <text:p text:style-name="P123">Sermo sancti Augustíni Epíscopi.</text:p>
            <text:p text:style-name="P88">Serm. 252. de Tempore.</text:p>
            <text:p text:style-name="P53"><text:bookmark-start text:name="__DdeLink__2400_16731447091131111121"/><text:span text:style-name="T85">Lectio</text:span><text:bookmark-end text:name="__DdeLink__2400_16731447091131111121"/><text:span text:style-name="T85"> v.</text:span></text:p>
            <text:p text:style-name="P304">Q<text:span text:style-name="T247">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5"/>
          </table:table-cell>
          <table:table-cell table:style-name="Tabulka1.A1" office:value-type="string">
            <text:p text:style-name="P45"/>
            <text:p text:style-name="P45"/>
            <text:p text:style-name="P45"/>
            <text:p text:style-name="P45"/>
            <text:p text:style-name="P243"><text:span text:style-name="T274">Nejdražší</text:span><text:span text:style-name="T182"> bratři, kdykoliv slavíme slavnost <text:s/>Oltář</text:span><text:span text:style-name="T338">e</text:span><text:span text:style-name="T182"> či chrámu, tak pokud se jí věrně a přičinlivě účastníme a žijeme svatě a spravedlivě, pak cokoliv se děje v chrámech postavených </text:span><text:span text:style-name="T26">lidskýma </text:span><text:span text:style-name="T182">rukama, nás celé </text:span><text:span text:style-name="T338">uvnitř </text:span><text:span text:style-name="T182">naplní duchovní stavbou. Nelhal totiž </text:span><text:span text:style-name="T44">svatý Pavel</text:span><text:span text:style-name="T182">, </text:span><text:span text:style-name="T338">když</text:span><text:span text:style-name="T182"> pravil: „Boží chrám je svatý, a ten chrám jste vy,“ </text:span><text:span text:style-name="T339">(1. Kor 3, 17)</text:span><text:span text:style-name="T338"> </text:span><text:span text:style-name="T182">a opět: „Nevíte, že vaše těla jsou chrámem Ducha svatého, který ve vás přebývá?“ </text:span><text:span text:style-name="T339">(1. Kor 6, 19)</text:span></text:p>
          </table:table-cell>
        </table:table-row>
        <table:table-row table:style-name="Tabulka1.1">
          <table:table-cell table:style-name="Tabulka1.A1" office:value-type="string">
            <text:p text:style-name="P82">Lectio vj.</text:p>
            <text:p text:style-name="P190">E<text:span text:style-name="T247">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342">j</text:span>estátis offéndat. Sed habitáculum cordis nostri evacuétur vítiis, et virtútibus repleátur: claudátur diábolo, et aperiátur Christo: et ita laborémus, ut nobis bonórum óperum clávibus <text:span text:style-name="T340">j</text:span>anuam regni cœléstis aperíre possímus.</text:p>
            <text:p text:style-name="P121"/>
          </table:table-cell>
          <table:table-cell table:style-name="Tabulka1.A1" office:value-type="string">
            <text:p text:style-name="P45"/>
            <text:p text:style-name="P260">A proto, nejdražší bratři, <text:span text:style-name="T338">neboť</text:span> žádnými předchozími zásluhami jsme si nezískali právo státi se skrze Boží milost chrámem Božím, s jeho pomocí se snažme, jak jen můžeme, aby náš Pán ve svém chrámu, tedy v nás samotných, nenašel nic, co by uráželo <text:span text:style-name="T188">zrak</text:span> jeho Vznešenosti. <text:span text:style-name="T188">P</text:span>říbytek našeho srdce nechť <text:span text:style-name="T188">tedy </text:span>opustí neřesti <text:span text:style-name="T183">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82">Lectio vij.</text:p>
            <text:p text:style-name="P191">S<text:span text:style-name="T247">icut </text:span>enim malis opéribus quasi quibúsdam seris ac véctibus, vitæ nobis jánua cláuditur: ita absque dúbio bonis opéribus aperítur. Et ídeo, fratres charíssimi, unusqu<text:span text:style-name="T184">í</text:span>sque consíderet consciéntiam suam, et quando se áliquo crímine vulnerátum esse cognóverit, prius oratiónibus, jejúniis, vel eleemósynis stúdeat mundáre consciéntiam suam, et sic Eucharistíam præsúmat accípere.</text:p>
            <text:p text:style-name="P20"/>
          </table:table-cell>
          <table:table-cell table:style-name="Tabulka1.A1" office:value-type="string">
            <text:p text:style-name="P45"/>
            <text:p text:style-name="P244"><text:span text:style-name="T247">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188">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82">Lectio viij.</text:p>
            <text:p text:style-name="P189"><text:soft-page-break/>S<text:span text:style-name="T247">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189"/>
          </table:table-cell>
          <table:table-cell table:style-name="Tabulka1.A1" office:value-type="string">
            <text:p text:style-name="P45"/>
            <text:p text:style-name="P261"><text:soft-page-break/><text:span text:style-name="T247">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340">by </text:span>pozn<text:span text:style-name="T340">al</text:span> svou poskvrnu a sám z vlastní vůle v pokoře odeš<text:span text:style-name="T340">el</text:span> od Oltáře Církve, aby dal do pořádku svůj život, nemusí se <text:span text:style-name="T340">jistě </text:span>bát, že bude navěky vyloučen z nebeské hostiny.</text:p>
          </table:table-cell>
        </table:table-row>
        <table:table-row table:style-name="Tabulka1.1">
          <table:table-cell table:style-name="Tabulka1.A1" office:value-type="string">
            <text:p text:style-name="P163">In III. Nocturno</text:p>
            <text:p text:style-name="P47"><text:span text:style-name="T66">Léctio sancti Evangélii secúndum </text:span><text:span text:style-name="T67">Lucam</text:span><text:span text:style-name="T66">.</text:span><text:span text:style-name="T91"> </text:span></text:p>
            <text:p text:style-name="P65">Lectio ix. Cap. <text:span text:style-name="T181">19</text:span>.</text:p>
            <text:p text:style-name="P300">I<text:span text:style-name="T247">n</text:span> illo témpore: Ingréssus Jesus perambulábat Jericho. Et ecce vir nómine Zachæus: et hic princeps erat publicanórum, et ipse dives. Et réliqua.</text:p>
            <text:p text:style-name="P8"/>
            <text:p text:style-name="P47"><text:span text:style-name="T125">Homil</text:span><text:span text:style-name="T140">í</text:span><text:span text:style-name="T125">a sancti Ambrósii Epíscopi</text:span><text:span text:style-name="T66">.</text:span></text:p>
            <text:p text:style-name="P86">Lib. 8. in Luc. prope finem.</text:p>
            <text:p text:style-name="P301">Z<text:span text:style-name="T247">achæus</text:span>, statúra pusíl<text:span text:style-name="T181">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8"/>
          </table:table-cell>
          <table:table-cell table:style-name="Tabulka1.A1" office:value-type="string">
            <text:p text:style-name="P44"/>
            <text:p text:style-name="P44"/>
            <text:p text:style-name="P44"/>
            <text:p text:style-name="P314"><text:span text:style-name="T277">Z</text:span><text:span text:style-name="T276">a</text:span><text:span text:style-name="T192"> onoho času </text:span><text:span text:style-name="T193">procházel</text:span><text:span text:style-name="T194"> </text:span><text:span text:style-name="T195">Ježíš </text:span><text:span text:style-name="T193">městem Jericho. A hle, byl </text:span><text:span text:style-name="T166">zde</text:span><text:span text:style-name="T193"> muž jménem Zacheus. Ten byl vrchním nad celníky a byl bohatý.</text:span><text:span text:style-name="T196"> A ostatní</text:span><text:span text:style-name="T194">.</text:span></text:p>
            <text:p text:style-name="P44"/>
            <text:p text:style-name="P44"/>
            <text:p text:style-name="P44"/>
            <text:p text:style-name="P312"><text:span text:style-name="T278">Zacheus</text:span><text:span text:style-name="T197"> byl postavou malý, tedy žádná vrozená vznešenost mu ne</text:span><text:span text:style-name="T166">při</text:span><text:span text:style-name="T197">dala </text:span><text:span text:style-name="T198">na </text:span><text:span text:style-name="T197">výš</text:span><text:span text:style-name="T198">ce</text:span><text:span text:style-name="T197">, byl malý i zásluhami, stejně jako lid pohans</text:span><text:span text:style-name="T199">­</text:span><text:span text:style-name="T197">ký</text:span><text:span text:style-name="T200">ch </text:span><text:span text:style-name="T166">N</text:span><text:span text:style-name="T200">árodů</text:span><text:span text:style-name="T197">. Když </text:span><text:span text:style-name="T201">se však dozvěděl </text:span><text:span text:style-name="T197">o příchodu Pána Spasitele, kterého jeho národ nepřijal, zatoužil jej vidět. Ale Ježíše nikdo jen tak </text:span><text:span text:style-name="T198">snadno </text:span><text:span text:style-name="T197">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65">Lectio x.</text:p>
            <text:p text:style-name="P302">E<text:span text:style-name="T247">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8"/>
          </table:table-cell>
          <table:table-cell table:style-name="Tabulka1.A1" office:value-type="string">
            <text:p text:style-name="P44"/>
            <text:p text:style-name="P262">A <text:span text:style-name="T185">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341">určitým </text:span><text:span text:style-name="T167">vy</text:span><text:span text:style-name="T185">výšením těla </text:span><text:span text:style-name="T27">na strom</text:span><text:span text:style-name="T185">. </text:span></text:p>
          </table:table-cell>
        </table:table-row>
        <table:table-row table:style-name="Tabulka1.1">
          <table:table-cell table:style-name="Tabulka1.A1" office:value-type="string">
            <text:p text:style-name="P65">Lectio xj.</text:p>
            <text:p text:style-name="P303">Z<text:span text:style-name="T247">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8"/>
          </table:table-cell>
          <table:table-cell table:style-name="Tabulka1.A1" office:value-type="string">
            <text:p text:style-name="P44"/>
            <text:p text:style-name="P248"><text:span text:style-name="T247">Zacheus</text:span> byl tedy na fíkovníku, slepec <text:span text:style-name="T188">pak </text:span>u cesty. Jeden z nich čekal na smilování Páně, druhý na povznesení svého domu Jeho vznešeností. Jeden <text:span text:style-name="T188">s</text:span> naděj<text:span text:style-name="T188">í</text:span> žádá <text:span text:style-name="T188">o</text:span> uzdravení, <text:span text:style-name="T188">k</text:span> druhé<text:span text:style-name="T188">mu</text:span> se dříve nezvaný pozve. Věděl totiž, jak plodnou zásluhou je jeho pohoštění. Avšak <text:span text:style-name="T186">přece, i když Pán ještě neslyšel hlas, který jej zve, už viděl jeho lásku.</text:span></text:p>
          </table:table-cell>
        </table:table-row>
        <table:table-row table:style-name="Tabulka1.1">
          <table:table-cell table:style-name="Tabulka1.A1" office:value-type="string">
            <text:p text:style-name="P65">Lectio xij.</text:p>
            <text:p text:style-name="P314"><text:span text:style-name="T71">V</text:span><text:span text:style-name="T267">erum</text:span><text:span text:style-name="T71"> ne cæcum illum tamquam fastidiósi p</text:span><text:span text:style-name="T73">á</text:span><text:span text:style-name="T71">uperum cito reliquísse videámur, et transís</text:span><text:soft-page-break/><text:span text:style-name="T71">se ad dívitem, expectémus eum, quia expectávit et Dóminus: interrogémus eum, quia interrogávit et Christus. Nos interrogémus, quia nescímus: ille, quia nóver</text:span><text:span text:style-name="T72">a</text:span><text:span text:style-name="T71">t. Nos interrogémus, ut sciámus unde iste curátus sit: ille interrogávit, ut in uno plures discerémus, unde Dóminum vidére mereámur. Interrogávit enim, ut crederémus, néminem nisi confiténtem posse salvári.</text:span></text:p>
            <text:p text:style-name="P8"/>
          </table:table-cell>
          <table:table-cell table:style-name="Tabulka1.A1" office:value-type="string">
            <text:p text:style-name="P44"/>
            <text:p text:style-name="P263"><text:span text:style-name="T247">Abychom</text:span> si však nemysleli, že Pán rychle opustil toho chudého slepce jako něco nechutného <text:soft-page-break/>a odešel k boháčovi, <text:span text:style-name="T341">po</text:span>čkejme <text:span text:style-name="T341">si </text:span>na něj, neboť <text:span text:style-name="T341">po</text:span>čkal i Pán, ptejme se ho, neboť ptal se i Kristus. My se ptejme, neboť <text:span text:style-name="T188">neznáme odpověď</text:span>, on <text:span text:style-name="T187">se ptá, protože ji zná. My se ptejme, abychom věděli, jak byl slepec uzdraven. Pán se ptal, aby nás v jedné otázce poučil o několika způsobech, jak jej můžeme spatřit. On </text:span>se totiž <text:span text:style-name="T187">ptal</text:span>, abychom uvěřili, že může uzdravit pouze toho, kdo věří.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4-19T13:45:34.059000000</meta:creation-date>
    <dc:date>2022-10-07T16:13:45.359000000</dc:date>
    <meta:editing-duration>P4DT23H14M59S</meta:editing-duration>
    <meta:editing-cycles>106</meta:editing-cycles>
    <meta:generator>LibreOffice/7.3.5.2$Windows_x86 LibreOffice_project/184fe81b8c8c30d8b5082578aee2fed2ea847c01</meta:generator>
    <meta:document-statistic meta:table-count="1" meta:image-count="2" meta:object-count="0" meta:page-count="29" meta:paragraph-count="519" meta:word-count="15221" meta:character-count="97817" meta:non-whitespace-character-count="82982"/>
  </office:meta>
</office:document-meta>
</file>